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12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nData">
      <style:table-properties table:display="true" style:writing-mode="lr-tb"/>
    </style:style>
    <style:style style:name="ta2" style:family="table" style:master-page-name="PageStyle_5f_TemplateMatching">
      <style:table-properties table:display="true" style:writing-mode="lr-tb"/>
    </style:style>
    <style:style style:name="ta3" style:family="table" style:master-page-name="PageStyle_5f_ORB">
      <style:table-properties table:display="true" style:writing-mode="lr-tb"/>
    </style:style>
    <style:style style:name="ta4" style:family="table" style:master-page-name="PageStyle_5f_JavaCV_5f_ORB">
      <style:table-properties table:display="true" style:writing-mode="lr-tb"/>
    </style:style>
    <style:style style:name="ta5" style:family="table" style:master-page-name="PageStyle_5f_CC_5f_T1">
      <style:table-properties table:display="true" style:writing-mode="lr-tb"/>
    </style:style>
    <style:style style:name="ta6" style:family="table" style:master-page-name="PageStyle_5f_CC_5f_T2">
      <style:table-properties table:display="true" style:writing-mode="lr-tb"/>
    </style:style>
    <style:style style:name="ta7" style:family="table" style:master-page-name="PageStyle_5f_CC_5f_T3">
      <style:table-properties table:display="true" style:writing-mode="lr-tb"/>
    </style:style>
    <style:style style:name="ta8" style:family="table" style:master-page-name="PageStyle_5f_CC_5f_T3_5f_PolyDP">
      <style:table-properties table:display="true" style:writing-mode="lr-tb"/>
    </style:style>
    <style:style style:name="ta9" style:family="table" style:master-page-name="PageStyle_5f_CC_5f_T4">
      <style:table-properties table:display="true" style:writing-mode="lr-tb"/>
    </style:style>
    <style:style style:name="ta10" style:family="table" style:master-page-name="PageStyle_5f_CC_5f_T5">
      <style:table-properties table:display="true" style:writing-mode="lr-tb"/>
    </style:style>
    <style:style style:name="ta11" style:family="table" style:master-page-name="PageStyle_5f_CC_5f_EVAL">
      <style:table-properties table:display="true" style:writing-mode="lr-tb"/>
    </style:style>
    <style:style style:name="ta12" style:family="table" style:master-page-name="PageStyle_5f_Cleaned_5f_Eval">
      <style:table-properties table:display="true" style:writing-mode="lr-tb"/>
    </style:style>
    <style:style style:name="ta13" style:family="table" style:master-page-name="PageStyle_5f_Simple_5f_DD">
      <style:table-properties table:display="true" style:writing-mode="lr-tb"/>
    </style:style>
    <style:style style:name="ta14" style:family="table" style:master-page-name="PageStyle_5f_Point_5f_DD">
      <style:table-properties table:display="true" style:writing-mode="lr-tb"/>
    </style:style>
    <style:style style:name="ta15" style:family="table" style:master-page-name="PageStyle_5f_Room_5f_DD">
      <style:table-properties table:display="true" style:writing-mode="lr-tb"/>
    </style:style>
    <style:style style:name="ta16" style:family="table" style:master-page-name="PageStyle_5f_Room_5f_DDE">
      <style:table-properties table:display="true" style:writing-mode="lr-tb"/>
    </style:style>
    <style:style style:name="ta17" style:family="table" style:master-page-name="PageStyle_5f_Clicks">
      <style:table-properties table:display="true" style:writing-mode="lr-tb"/>
    </style:style>
    <style:style style:name="ta18" style:family="table" style:master-page-name="PageStyle_5f_Are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oms</text:p>
          </table:table-cell>
          <table:table-cell table:style-name="ce1" office:value-type="string" calcext:value-type="string">
            <text:p>Doors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50er_eg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_N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_1OG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undriss_O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_OG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Matching" table:style-name="ta2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$PlanData.$C$2]-[.B2]" office:value-type="string" office:string-value="26" calcext:value-type="string">
            <text:p>26</text:p>
          </table:table-cell>
          <table:table-cell table:style-name="ce3"/>
          <table:table-cell table:style-name="ce5" table:formula="of:=IFERROR([.B2]/([.B2]+[.C2]); &quot;&quot;)" office:value-type="float" office:value="0" calcext:value-type="float">
            <text:p>0</text:p>
          </table:table-cell>
          <table:table-cell table:style-name="ce5" table:formula="of:=IFERROR([.B2]/([.B2]+[.D2]); &quot;&quot;)" office:value-type="float" office:value="0" calcext:value-type="float">
            <text:p>0</text:p>
          </table:table-cell>
          <table:table-cell table:style-name="ce5" table:formula="of:=IFERROR(2*(([.F2]*[.G2])/([.F2]+[.G2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table:formula="of:=[$PlanData.$C$2]-[.B3]" office:value-type="string" office:string-value="25" calcext:value-type="string">
            <text:p>25</text:p>
          </table:table-cell>
          <table:table-cell table:style-name="ce3"/>
          <table:table-cell table:style-name="ce5" table:formula="of:=IFERROR([.B3]/([.B3]+[.C3]); &quot;&quot;)" office:value-type="float" office:value="0.5" calcext:value-type="float">
            <text:p>0.5</text:p>
          </table:table-cell>
          <table:table-cell table:style-name="ce5" table:formula="of:=IFERROR([.B3]/([.B3]+[.D3]); &quot;&quot;)" office:value-type="float" office:value="0.0384615384615385" calcext:value-type="float">
            <text:p>0.0384615385</text:p>
          </table:table-cell>
          <table:table-cell table:style-name="ce5" table:formula="of:=IFERROR(2*(([.F3]*[.G3])/([.F3]+[.G3])); 0)" office:value-type="float" office:value="0.0714285714285714" calcext:value-type="float">
            <text:p>0.07142857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[$PlanData.$C$4]-[.B4]" office:value-type="string" office:string-value="73" calcext:value-type="string">
            <text:p>73</text:p>
          </table:table-cell>
          <table:table-cell table:style-name="ce3"/>
          <table:table-cell table:style-name="ce5" table:formula="of:=IFERROR([.B4]/([.B4]+[.C4]); &quot;&quot;)" office:value-type="float" office:value="1" calcext:value-type="float">
            <text:p>1</text:p>
          </table:table-cell>
          <table:table-cell table:style-name="ce5" table:formula="of:=IFERROR([.B4]/([.B4]+[.D4]); &quot;&quot;)" office:value-type="float" office:value="0.0266666666666667" calcext:value-type="float">
            <text:p>0.0266666667</text:p>
          </table:table-cell>
          <table:table-cell table:style-name="ce5" table:formula="of:=IFERROR(2*(([.F4]*[.G4])/([.F4]+[.G4])); 0)" office:value-type="float" office:value="0.051948051948052" calcext:value-type="float">
            <text:p>0.05194805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[$PlanData.$C$4]-[.B5]" office:value-type="string" office:string-value="73" calcext:value-type="string">
            <text:p>73</text:p>
          </table:table-cell>
          <table:table-cell table:style-name="ce3"/>
          <table:table-cell table:style-name="ce5" table:formula="of:=IFERROR([.B5]/([.B5]+[.C5]); &quot;&quot;)" office:value-type="float" office:value="1" calcext:value-type="float">
            <text:p>1</text:p>
          </table:table-cell>
          <table:table-cell table:style-name="ce5" table:formula="of:=IFERROR([.B5]/([.B5]+[.D5]); &quot;&quot;)" office:value-type="float" office:value="0.0266666666666667" calcext:value-type="float">
            <text:p>0.0266666667</text:p>
          </table:table-cell>
          <table:table-cell table:style-name="ce5" table:formula="of:=IFERROR(2*(([.F5]*[.G5])/([.F5]+[.G5])); 0)" office:value-type="float" office:value="0.051948051948052" calcext:value-type="float">
            <text:p>0.05194805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PlanData.$C$3]-[.B6]" office:value-type="string" office:string-value="13" calcext:value-type="string">
            <text:p>13</text:p>
          </table:table-cell>
          <table:table-cell table:style-name="ce3"/>
          <table:table-cell table:style-name="ce5" table:formula="of:=IFERROR([.B6]/([.B6]+[.C6]); &quot;&quot;)" office:value-type="float" office:value="0" calcext:value-type="float">
            <text:p>0</text:p>
          </table:table-cell>
          <table:table-cell table:style-name="ce5" table:formula="of:=IFERROR([.B6]/([.B6]+[.D6]); &quot;&quot;)" office:value-type="float" office:value="0" calcext:value-type="float">
            <text:p>0</text:p>
          </table:table-cell>
          <table:table-cell table:style-name="ce5" table:formula="of:=IFERROR(2*(([.F6]*[.G6])/([.F6]+[.G6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[$PlanData.$C$3]-[.B7]" office:value-type="string" office:string-value="12" calcext:value-type="string">
            <text:p>12</text:p>
          </table:table-cell>
          <table:table-cell/>
          <table:table-cell table:style-name="ce5" table:formula="of:=IFERROR([.B7]/([.B7]+[.C7]); &quot;&quot;)" office:value-type="float" office:value="0.142857142857143" calcext:value-type="float">
            <text:p>0.1428571429</text:p>
          </table:table-cell>
          <table:table-cell table:style-name="ce5" table:formula="of:=IFERROR([.B7]/([.B7]+[.D7]); &quot;&quot;)" office:value-type="float" office:value="0.0769230769230769" calcext:value-type="float">
            <text:p>0.0769230769</text:p>
          </table:table-cell>
          <table:table-cell table:style-name="ce5" table:formula="of:=IFERROR(2*(([.F7]*[.G7])/([.F7]+[.G7])); 0)" office:value-type="float" office:value="0.1" calcext:value-type="float">
            <text:p>0.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>
            <draw:frame table:end-cell-address="TemplateMatching.I28" table:end-x="41.22pt" table:end-y="8.22pt" draw:z-index="0" draw:name="Chart 1" draw:style-name="gr1" draw:text-style-name="P1" svg:width="535.46pt" svg:height="278.22pt" svg:x="45.75pt" svg:y="13.49pt">
              <loext:p draw:notify-on-update-of-ranges="TemplateMatching.A2:TemplateMatching.A7 TemplateMatching.F1:TemplateMatching.F1 TemplateMatching.F2:TemplateMatching.F7 TemplateMatching.G1:TemplateMatching.G1 TemplateMatching.G2:TemplateMatching.G7 TemplateMatching.H1:TemplateMatching.H1 TemplateMatching.H2:TemplateMatching.H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 table:number-rows-repeated="2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B" table:style-name="ta3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3" table:number-columns-repeated="2"/>
          <table:table-cell table:style-name="ce5" table:formula="of:=[$PlanData.$C$2]-[.B2]" office:value-type="string" office:string-value="26" calcext:value-type="string">
            <text:p>26</text:p>
          </table:table-cell>
          <table:table-cell table:style-name="ce3"/>
          <table:table-cell table:style-name="ce5" table:formula="of:=IFERROR([.B2]/([.B2]+[.C2]); &quot;&quot;)">
            <text:p/>
          </table:table-cell>
          <table:table-cell table:style-name="ce5" table:formula="of:=IFERROR([.B2]/([.B2]+[.D2]); &quot;&quot;)" office:value-type="float" office:value="0" calcext:value-type="float">
            <text:p>0</text:p>
          </table:table-cell>
          <table:table-cell table:style-name="ce5" table:formula="of:=IFERROR(2*(([.F2]*[.G2])/([.F2]+[.G2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3" table:number-columns-repeated="2"/>
          <table:table-cell table:style-name="ce5" table:formula="of:=[$PlanData.$C$2]-[.B3]" office:value-type="string" office:string-value="26" calcext:value-type="string">
            <text:p>26</text:p>
          </table:table-cell>
          <table:table-cell table:style-name="ce3"/>
          <table:table-cell table:style-name="ce5" table:formula="of:=IFERROR([.B3]/([.B3]+[.C3]); &quot;&quot;)">
            <text:p/>
          </table:table-cell>
          <table:table-cell table:style-name="ce5" table:formula="of:=IFERROR([.B3]/([.B3]+[.D3]); &quot;&quot;)" office:value-type="float" office:value="0" calcext:value-type="float">
            <text:p>0</text:p>
          </table:table-cell>
          <table:table-cell table:style-name="ce5" table:formula="of:=IFERROR(2*(([.F3]*[.G3])/([.F3]+[.G3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3" table:number-columns-repeated="2"/>
          <table:table-cell table:style-name="ce5" table:formula="of:=[$PlanData.$C$4]-[.B4]" office:value-type="string" office:string-value="75" calcext:value-type="string">
            <text:p>75</text:p>
          </table:table-cell>
          <table:table-cell table:style-name="ce3"/>
          <table:table-cell table:style-name="ce5" table:formula="of:=IFERROR([.B4]/([.B4]+[.C4]); &quot;&quot;)">
            <text:p/>
          </table:table-cell>
          <table:table-cell table:style-name="ce5" table:formula="of:=IFERROR([.B4]/([.B4]+[.D4]); &quot;&quot;)" office:value-type="float" office:value="0" calcext:value-type="float">
            <text:p>0</text:p>
          </table:table-cell>
          <table:table-cell table:style-name="ce5" table:formula="of:=IFERROR(2*(([.F4]*[.G4])/([.F4]+[.G4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table:number-columns-repeated="2"/>
          <table:table-cell table:style-name="ce5" table:formula="of:=[$PlanData.$C$4]-[.B5]" office:value-type="string" office:string-value="75" calcext:value-type="string">
            <text:p>75</text:p>
          </table:table-cell>
          <table:table-cell table:style-name="ce3"/>
          <table:table-cell table:style-name="ce5" table:formula="of:=IFERROR([.B5]/([.B5]+[.C5]); &quot;&quot;)">
            <text:p/>
          </table:table-cell>
          <table:table-cell table:style-name="ce5" table:formula="of:=IFERROR([.B5]/([.B5]+[.D5]); &quot;&quot;)" office:value-type="float" office:value="0" calcext:value-type="float">
            <text:p>0</text:p>
          </table:table-cell>
          <table:table-cell table:style-name="ce5" table:formula="of:=IFERROR(2*(([.F5]*[.G5])/([.F5]+[.G5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5" table:number-columns-repeated="2"/>
          <table:table-cell table:style-name="ce5" table:formula="of:=[$PlanData.$C$3]-[.B6]" office:value-type="string" office:string-value="13" calcext:value-type="string">
            <text:p>13</text:p>
          </table:table-cell>
          <table:table-cell table:style-name="ce3"/>
          <table:table-cell table:style-name="ce5" table:formula="of:=IFERROR([.B6]/([.B6]+[.C6]); &quot;&quot;)">
            <text:p/>
          </table:table-cell>
          <table:table-cell table:style-name="ce5" table:formula="of:=IFERROR([.B6]/([.B6]+[.D6]); &quot;&quot;)" office:value-type="float" office:value="0" calcext:value-type="float">
            <text:p>0</text:p>
          </table:table-cell>
          <table:table-cell table:style-name="ce5" table:formula="of:=IFERROR(2*(([.F6]*[.G6])/([.F6]+[.G6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3" table:number-columns-repeated="2"/>
          <table:table-cell table:style-name="ce5" table:formula="of:=[$PlanData.$C$3]-[.B7]" office:value-type="string" office:string-value="13" calcext:value-type="string">
            <text:p>13</text:p>
          </table:table-cell>
          <table:table-cell/>
          <table:table-cell table:style-name="ce5" table:formula="of:=IFERROR([.B7]/([.B7]+[.C7]); &quot;&quot;)">
            <text:p/>
          </table:table-cell>
          <table:table-cell table:style-name="ce5" table:formula="of:=IFERROR([.B7]/([.B7]+[.D7]); &quot;&quot;)" office:value-type="float" office:value="0" calcext:value-type="float">
            <text:p>0</text:p>
          </table:table-cell>
          <table:table-cell table:style-name="ce5" table:formula="of:=IFERROR(2*(([.F7]*[.G7])/([.F7]+[.G7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CV_ORB" table:style-name="ta4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3" table:number-columns-repeated="2"/>
          <table:table-cell table:style-name="ce5" table:formula="of:=[$PlanData.$C$2]-[.B2]" office:value-type="string" office:string-value="26" calcext:value-type="string">
            <text:p>26</text:p>
          </table:table-cell>
          <table:table-cell table:style-name="ce3"/>
          <table:table-cell table:style-name="ce5" table:formula="of:=IFERROR([.B2]/([.B2]+[.C2]); &quot;&quot;)">
            <text:p/>
          </table:table-cell>
          <table:table-cell table:style-name="ce5" table:formula="of:=IFERROR([.B2]/([.B2]+[.D2]); &quot;&quot;)" office:value-type="float" office:value="0" calcext:value-type="float">
            <text:p>0</text:p>
          </table:table-cell>
          <table:table-cell table:style-name="ce5" table:formula="of:=IFERROR(2*(([.F2]*[.G2])/([.F2]+[.G2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3" table:number-columns-repeated="2"/>
          <table:table-cell table:style-name="ce5" table:formula="of:=[$PlanData.$C$2]-[.B3]" office:value-type="string" office:string-value="26" calcext:value-type="string">
            <text:p>26</text:p>
          </table:table-cell>
          <table:table-cell table:style-name="ce3"/>
          <table:table-cell table:style-name="ce5" table:formula="of:=IFERROR([.B3]/([.B3]+[.C3]); &quot;&quot;)">
            <text:p/>
          </table:table-cell>
          <table:table-cell table:style-name="ce5" table:formula="of:=IFERROR([.B3]/([.B3]+[.D3]); &quot;&quot;)" office:value-type="float" office:value="0" calcext:value-type="float">
            <text:p>0</text:p>
          </table:table-cell>
          <table:table-cell table:style-name="ce5" table:formula="of:=IFERROR(2*(([.F3]*[.G3])/([.F3]+[.G3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3" table:number-columns-repeated="2"/>
          <table:table-cell table:style-name="ce5" table:formula="of:=[$PlanData.$C$4]-[.B4]" office:value-type="string" office:string-value="75" calcext:value-type="string">
            <text:p>75</text:p>
          </table:table-cell>
          <table:table-cell table:style-name="ce3"/>
          <table:table-cell table:style-name="ce5" table:formula="of:=IFERROR([.B4]/([.B4]+[.C4]); &quot;&quot;)">
            <text:p/>
          </table:table-cell>
          <table:table-cell table:style-name="ce5" table:formula="of:=IFERROR([.B4]/([.B4]+[.D4]); &quot;&quot;)" office:value-type="float" office:value="0" calcext:value-type="float">
            <text:p>0</text:p>
          </table:table-cell>
          <table:table-cell table:style-name="ce5" table:formula="of:=IFERROR(2*(([.F4]*[.G4])/([.F4]+[.G4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table:number-columns-repeated="2"/>
          <table:table-cell table:style-name="ce5" table:formula="of:=[$PlanData.$C$4]-[.B5]" office:value-type="string" office:string-value="75" calcext:value-type="string">
            <text:p>75</text:p>
          </table:table-cell>
          <table:table-cell table:style-name="ce3"/>
          <table:table-cell table:style-name="ce5" table:formula="of:=IFERROR([.B5]/([.B5]+[.C5]); &quot;&quot;)">
            <text:p/>
          </table:table-cell>
          <table:table-cell table:style-name="ce5" table:formula="of:=IFERROR([.B5]/([.B5]+[.D5]); &quot;&quot;)" office:value-type="float" office:value="0" calcext:value-type="float">
            <text:p>0</text:p>
          </table:table-cell>
          <table:table-cell table:style-name="ce5" table:formula="of:=IFERROR(2*(([.F5]*[.G5])/([.F5]+[.G5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5" table:number-columns-repeated="2"/>
          <table:table-cell table:style-name="ce5" table:formula="of:=[$PlanData.$C$3]-[.B6]" office:value-type="string" office:string-value="13" calcext:value-type="string">
            <text:p>13</text:p>
          </table:table-cell>
          <table:table-cell table:style-name="ce3"/>
          <table:table-cell table:style-name="ce5" table:formula="of:=IFERROR([.B6]/([.B6]+[.C6]); &quot;&quot;)">
            <text:p/>
          </table:table-cell>
          <table:table-cell table:style-name="ce5" table:formula="of:=IFERROR([.B6]/([.B6]+[.D6]); &quot;&quot;)" office:value-type="float" office:value="0" calcext:value-type="float">
            <text:p>0</text:p>
          </table:table-cell>
          <table:table-cell table:style-name="ce5" table:formula="of:=IFERROR(2*(([.F6]*[.G6])/([.F6]+[.G6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3" table:number-columns-repeated="2"/>
          <table:table-cell table:style-name="ce5" table:formula="of:=[$PlanData.$C$3]-[.B7]" office:value-type="string" office:string-value="13" calcext:value-type="string">
            <text:p>13</text:p>
          </table:table-cell>
          <table:table-cell/>
          <table:table-cell table:style-name="ce5" table:formula="of:=IFERROR([.B7]/([.B7]+[.C7]); &quot;&quot;)">
            <text:p/>
          </table:table-cell>
          <table:table-cell table:style-name="ce5" table:formula="of:=IFERROR([.B7]/([.B7]+[.D7]); &quot;&quot;)" office:value-type="float" office:value="0" calcext:value-type="float">
            <text:p>0</text:p>
          </table:table-cell>
          <table:table-cell table:style-name="ce5" table:formula="of:=IFERROR(2*(([.F7]*[.G7])/([.F7]+[.G7])); 0)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1" table:style-name="ta5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[$PlanData.$C$2]-[.B2]" office:value-type="string" office:string-value="26" calcext:value-type="string">
            <text:p>26</text:p>
          </table:table-cell>
          <table:table-cell table:style-name="ce3"/>
          <table:table-cell/>
          <table:table-cell table:style-name="ce5" table:formula="of:=IFERROR([.B2]/([.B2]+[.C2]); 0)" office:value-type="float" office:value="0" calcext:value-type="float">
            <text:p>0</text:p>
          </table:table-cell>
          <table:table-cell table:style-name="ce5" table:formula="of:=IFERROR([.B2]/([.B2]+[.D2]); &quot;&quot;)" office:value-type="float" office:value="0" calcext:value-type="float">
            <text:p>0</text:p>
          </table:table-cell>
          <table:table-cell table:style-name="ce5" table:formula="of:=IFERROR(2*(([.G2]*[.H2])/([.G2]+[.H2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[$PlanData.$C$2]-[.B3]" office:value-type="string" office:string-value="24" calcext:value-type="string">
            <text:p>24</text:p>
          </table:table-cell>
          <table:table-cell table:style-name="ce3"/>
          <table:table-cell/>
          <table:table-cell table:style-name="ce5" table:formula="of:=IFERROR([.B3]/([.B3]+[.C3]); 0)" office:value-type="float" office:value="1" calcext:value-type="float">
            <text:p>1</text:p>
          </table:table-cell>
          <table:table-cell table:style-name="ce5" table:formula="of:=IFERROR([.B3]/([.B3]+[.D3]); &quot;&quot;)" office:value-type="float" office:value="0.0769230769230769" calcext:value-type="float">
            <text:p>0.0769230769</text:p>
          </table:table-cell>
          <table:table-cell table:style-name="ce5" table:formula="of:=IFERROR(2*(([.G3]*[.H3])/([.G3]+[.H3])); 0)" office:value-type="float" office:value="0.142857142857143" calcext:value-type="float">
            <text:p>0.142857142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[$PlanData.$C$4]-[.B4]" office:value-type="string" office:string-value="75" calcext:value-type="string">
            <text:p>75</text:p>
          </table:table-cell>
          <table:table-cell table:style-name="ce3"/>
          <table:table-cell/>
          <table:table-cell table:style-name="ce5" table:formula="of:=IFERROR([.B4]/([.B4]+[.C4]); 0)" office:value-type="float" office:value="0" calcext:value-type="float">
            <text:p>0</text:p>
          </table:table-cell>
          <table:table-cell table:style-name="ce5" table:formula="of:=IFERROR([.B4]/([.B4]+[.D4]); &quot;&quot;)" office:value-type="float" office:value="0" calcext:value-type="float">
            <text:p>0</text:p>
          </table:table-cell>
          <table:table-cell table:style-name="ce5" table:formula="of:=IFERROR(2*(([.G4]*[.H4])/([.G4]+[.H4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formula="of:=[$PlanData.$C$4]-[.B5]" office:value-type="string" office:string-value="75" calcext:value-type="string">
            <text:p>75</text:p>
          </table:table-cell>
          <table:table-cell table:style-name="ce3"/>
          <table:table-cell/>
          <table:table-cell table:style-name="ce5" table:formula="of:=IFERROR([.B5]/([.B5]+[.C5]); 0)" office:value-type="float" office:value="0" calcext:value-type="float">
            <text:p>0</text:p>
          </table:table-cell>
          <table:table-cell table:style-name="ce5" table:formula="of:=IFERROR([.B5]/([.B5]+[.D5]); &quot;&quot;)" office:value-type="float" office:value="0" calcext:value-type="float">
            <text:p>0</text:p>
          </table:table-cell>
          <table:table-cell table:style-name="ce5" table:formula="of:=IFERROR(2*(([.G5]*[.H5])/([.G5]+[.H5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$PlanData.$C$3]-[.B6]" office:value-type="string" office:string-value="13" calcext:value-type="string">
            <text:p>13</text:p>
          </table:table-cell>
          <table:table-cell table:style-name="ce3"/>
          <table:table-cell/>
          <table:table-cell table:style-name="ce5" table:formula="of:=IFERROR([.B6]/([.B6]+[.C6]); 0)" office:value-type="float" office:value="0" calcext:value-type="float">
            <text:p>0</text:p>
          </table:table-cell>
          <table:table-cell table:style-name="ce5" table:formula="of:=IFERROR([.B6]/([.B6]+[.D6]); &quot;&quot;)" office:value-type="float" office:value="0" calcext:value-type="float">
            <text:p>0</text:p>
          </table:table-cell>
          <table:table-cell table:style-name="ce5" table:formula="of:=IFERROR(2*(([.G6]*[.H6])/([.G6]+[.H6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formula="of:=[$PlanData.$C$3]-[.B7]" office:value-type="string" office:string-value="13" calcext:value-type="string">
            <text:p>13</text:p>
          </table:table-cell>
          <table:table-cell table:number-columns-repeated="2"/>
          <table:table-cell table:style-name="ce5" table:formula="of:=IFERROR([.B7]/([.B7]+[.C7]); 0)" office:value-type="float" office:value="0" calcext:value-type="float">
            <text:p>0</text:p>
          </table:table-cell>
          <table:table-cell table:style-name="ce5" table:formula="of:=IFERROR([.B7]/([.B7]+[.D7]); &quot;&quot;)" office:value-type="float" office:value="0" calcext:value-type="float">
            <text:p>0</text:p>
          </table:table-cell>
          <table:table-cell table:style-name="ce5" table:formula="of:=IFERROR(2*(([.G7]*[.H7])/([.G7]+[.H7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/>
          <table:table-cell>
            <draw:frame table:end-cell-address="CC_T1.J27" table:end-x="3.71pt" table:end-y="13.46pt" draw:z-index="0" draw:name="Chart 2" draw:style-name="gr1" draw:text-style-name="P1" svg:width="535.46pt" svg:height="278.22pt" svg:x="8.25pt" svg:y="3pt">
              <loext:p draw:notify-on-update-of-ranges="CC_T1.A1:CC_T1.A7 CC_T1.G1:CC_T1.G7 CC_T1.H1:CC_T1.H7 CC_T1.I1:CC_T1.I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door_cascade_old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2" table:style-name="ta6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646" calcext:value-type="float">
            <text:p>64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2]-[.C2]" office:value-type="float" office:value="630" calcext:value-type="float">
            <text:p>630</text:p>
          </table:table-cell>
          <table:table-cell table:style-name="ce5" table:formula="of:=[$PlanData.$C$2]-[.C2]" office:value-type="string" office:string-value="10" calcext:value-type="string">
            <text:p>10</text:p>
          </table:table-cell>
          <table:table-cell table:style-name="ce3"/>
          <table:table-cell table:style-name="ce5" table:formula="of:=IFERROR([.C2]/([.C2]+[.D2]); &quot;&quot;)" office:value-type="float" office:value="0.0247678018575851" calcext:value-type="float">
            <text:p>0.0247678019</text:p>
          </table:table-cell>
          <table:table-cell table:style-name="ce5" table:formula="of:=IFERROR([.C2]/([.C2]+[.E2]); &quot;&quot;)" office:value-type="float" office:value="0.615384615384615" calcext:value-type="float">
            <text:p>0.6153846154</text:p>
          </table:table-cell>
          <table:table-cell table:style-name="ce5" table:formula="of:=IFERROR(2*(([.G2]*[.H2])/([.G2]+[.H2])); 0)" office:value-type="float" office:value="0.0476190476190476" calcext:value-type="float">
            <text:p>0.04761904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286" calcext:value-type="float">
            <text:p>28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3]-[.C3]" office:value-type="float" office:value="268" calcext:value-type="float">
            <text:p>268</text:p>
          </table:table-cell>
          <table:table-cell table:style-name="ce5" table:formula="of:=[$PlanData.$C$2]-[.C3]" office:value-type="string" office:string-value="8" calcext:value-type="string">
            <text:p>8</text:p>
          </table:table-cell>
          <table:table-cell table:style-name="ce3"/>
          <table:table-cell table:style-name="ce5" table:formula="of:=IFERROR([.C3]/([.C3]+[.D3]); &quot;&quot;)" office:value-type="float" office:value="0.0629370629370629" calcext:value-type="float">
            <text:p>0.0629370629</text:p>
          </table:table-cell>
          <table:table-cell table:style-name="ce5" table:formula="of:=IFERROR([.C3]/([.C3]+[.E3]); &quot;&quot;)" office:value-type="float" office:value="0.692307692307692" calcext:value-type="float">
            <text:p>0.6923076923</text:p>
          </table:table-cell>
          <table:table-cell table:style-name="ce5" table:formula="of:=IFERROR(2*(([.G3]*[.H3])/([.G3]+[.H3])); 0)" office:value-type="float" office:value="0.115384615384615" calcext:value-type="float">
            <text:p>0.11538461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[.B4]-[.C4]" office:value-type="float" office:value="276" calcext:value-type="float">
            <text:p>276</text:p>
          </table:table-cell>
          <table:table-cell table:style-name="ce5" table:formula="of:=[$PlanData.$C$4]-[.C4]" office:value-type="string" office:string-value="51" calcext:value-type="string">
            <text:p>51</text:p>
          </table:table-cell>
          <table:table-cell table:style-name="ce3"/>
          <table:table-cell table:style-name="ce5" table:formula="of:=IFERROR([.C4]/([.C4]+[.D4]); &quot;&quot;)" office:value-type="float" office:value="0.08" calcext:value-type="float">
            <text:p>0.08</text:p>
          </table:table-cell>
          <table:table-cell table:style-name="ce5" table:formula="of:=IFERROR([.C4]/([.C4]+[.E4]); &quot;&quot;)" office:value-type="float" office:value="0.32" calcext:value-type="float">
            <text:p>0.32</text:p>
          </table:table-cell>
          <table:table-cell table:style-name="ce5" table:formula="of:=IFERROR(2*(([.G4]*[.H4])/([.G4]+[.H4])); 0)" office:value-type="float" office:value="0.128" calcext:value-type="float">
            <text:p>0.1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3" calcext:value-type="float">
            <text:p>43</text:p>
          </table:table-cell>
          <table:table-cell table:style-name="ce3" table:formula="of:=[.B5]-[.C5]" office:value-type="float" office:value="332" calcext:value-type="float">
            <text:p>332</text:p>
          </table:table-cell>
          <table:table-cell table:style-name="ce5" table:formula="of:=[$PlanData.$C$4]-[.C5]" office:value-type="string" office:string-value="32" calcext:value-type="string">
            <text:p>32</text:p>
          </table:table-cell>
          <table:table-cell table:style-name="ce3"/>
          <table:table-cell table:style-name="ce5" table:formula="of:=IFERROR([.C5]/([.C5]+[.D5]); &quot;&quot;)" office:value-type="float" office:value="0.114666666666667" calcext:value-type="float">
            <text:p>0.1146666667</text:p>
          </table:table-cell>
          <table:table-cell table:style-name="ce5" table:formula="of:=IFERROR([.C5]/([.C5]+[.E5]); &quot;&quot;)" office:value-type="float" office:value="0.573333333333333" calcext:value-type="float">
            <text:p>0.5733333333</text:p>
          </table:table-cell>
          <table:table-cell table:style-name="ce5" table:formula="of:=IFERROR(2*(([.G5]*[.H5])/([.G5]+[.H5])); 0)" office:value-type="float" office:value="0.191111111111111" calcext:value-type="float">
            <text:p>0.19111111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73" calcext:value-type="float">
            <text:p>273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B6]-[.C6]" office:value-type="float" office:value="270" calcext:value-type="float">
            <text:p>270</text:p>
          </table:table-cell>
          <table:table-cell table:style-name="ce5" table:formula="of:=[$PlanData.$C$3]-[.C6]" office:value-type="string" office:string-value="10" calcext:value-type="string">
            <text:p>10</text:p>
          </table:table-cell>
          <table:table-cell table:style-name="ce3"/>
          <table:table-cell table:style-name="ce5" table:formula="of:=IFERROR([.C6]/([.C6]+[.D6]); &quot;&quot;)" office:value-type="float" office:value="0.010989010989011" calcext:value-type="float">
            <text:p>0.010989011</text:p>
          </table:table-cell>
          <table:table-cell table:style-name="ce5" table:formula="of:=IFERROR([.C6]/([.C6]+[.E6]); &quot;&quot;)" office:value-type="float" office:value="0.230769230769231" calcext:value-type="float">
            <text:p>0.2307692308</text:p>
          </table:table-cell>
          <table:table-cell table:style-name="ce5" table:formula="of:=IFERROR(2*(([.G6]*[.H6])/([.G6]+[.H6])); 0)" office:value-type="float" office:value="0.020979020979021" calcext:value-type="float">
            <text:p>0.02097902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97" calcext:value-type="float">
            <text:p>9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7]-[.C7]" office:value-type="float" office:value="92" calcext:value-type="float">
            <text:p>92</text:p>
          </table:table-cell>
          <table:table-cell table:style-name="ce5" table:formula="of:=[$PlanData.$C$3]-[.C7]" office:value-type="string" office:string-value="8" calcext:value-type="string">
            <text:p>8</text:p>
          </table:table-cell>
          <table:table-cell/>
          <table:table-cell table:style-name="ce5" table:formula="of:=IFERROR([.C7]/([.C7]+[.D7]); &quot;&quot;)" office:value-type="float" office:value="0.0515463917525773" calcext:value-type="float">
            <text:p>0.0515463918</text:p>
          </table:table-cell>
          <table:table-cell table:style-name="ce5" table:formula="of:=IFERROR([.C7]/([.C7]+[.E7]); &quot;&quot;)" office:value-type="float" office:value="0.384615384615385" calcext:value-type="float">
            <text:p>0.3846153846</text:p>
          </table:table-cell>
          <table:table-cell table:style-name="ce5" table:formula="of:=IFERROR(2*(([.G7]*[.H7])/([.G7]+[.H7])); 0)" office:value-type="float" office:value="0.0909090909090909" calcext:value-type="float">
            <text:p>0.090909090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CC_T2.I27" table:end-x="68.97pt" table:end-y="5.22pt" draw:z-index="0" draw:name="Chart 3" draw:style-name="gr1" draw:text-style-name="P1" svg:width="535.46pt" svg:height="278.22pt" svg:x="73.5pt" svg:y="10.49pt">
              <loext:p draw:notify-on-update-of-ranges="CC_T2.A2:CC_T2.A7 CC_T2.G1:CC_T2.G1 CC_T2.G2:CC_T2.G7 CC_T2.H1:CC_T2.H1 CC_T2.H2:CC_T2.H7 CC_T2.I1:CC_T2.I1 CC_T2.I2:CC_T2.I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cascade_door_alex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3" table:style-name="ta7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234" calcext:value-type="float">
            <text:p>23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2]-[.C2]" office:value-type="float" office:value="208" calcext:value-type="float">
            <text:p>208</text:p>
          </table:table-cell>
          <table:table-cell table:style-name="ce5" table:formula="of:=[$PlanData.$C$2]-[.C2]" office:value-type="string" office:string-value="0" calcext:value-type="string">
            <text:p>0</text:p>
          </table:table-cell>
          <table:table-cell table:style-name="ce3"/>
          <table:table-cell table:style-name="ce5" table:formula="of:=IFERROR([.C2]/([.C2]+[.D2]); &quot;&quot;)" office:value-type="float" office:value="0.111111111111111" calcext:value-type="float">
            <text:p>0.1111111111</text:p>
          </table:table-cell>
          <table:table-cell table:style-name="ce5" table:formula="of:=IFERROR([.C2]/([.C2]+[.E2]); &quot;&quot;)" office:value-type="float" office:value="1" calcext:value-type="float">
            <text:p>1</text:p>
          </table:table-cell>
          <table:table-cell table:style-name="ce5" table:formula="of:=IFERROR(2*(([.G2]*[.H2])/([.G2]+[.H2])); 0)"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3]-[.C3]" office:value-type="float" office:value="100" calcext:value-type="float">
            <text:p>100</text:p>
          </table:table-cell>
          <table:table-cell table:style-name="ce5" table:formula="of:=[$PlanData.$C$2]-[.C3]" office:value-type="string" office:string-value="0" calcext:value-type="string">
            <text:p>0</text:p>
          </table:table-cell>
          <table:table-cell table:style-name="ce3"/>
          <table:table-cell table:style-name="ce5" table:formula="of:=IFERROR([.C3]/([.C3]+[.D3]); &quot;&quot;)" office:value-type="float" office:value="0.206349206349206" calcext:value-type="float">
            <text:p>0.2063492063</text:p>
          </table:table-cell>
          <table:table-cell table:style-name="ce5" table:formula="of:=IFERROR([.C3]/([.C3]+[.E3]); &quot;&quot;)" office:value-type="float" office:value="1" calcext:value-type="float">
            <text:p>1</text:p>
          </table:table-cell>
          <table:table-cell table:style-name="ce5" table:formula="of:=IFERROR(2*(([.G3]*[.H3])/([.G3]+[.H3])); 0)" office:value-type="float" office:value="0.342105263157895" calcext:value-type="float">
            <text:p>0.34210526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36" calcext:value-type="float">
            <text:p>236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B4]-[.C4]" office:value-type="float" office:value="168" calcext:value-type="float">
            <text:p>168</text:p>
          </table:table-cell>
          <table:table-cell table:style-name="ce5" table:formula="of:=[$PlanData.$C$4]-[.C4]" office:value-type="string" office:string-value="7" calcext:value-type="string">
            <text:p>7</text:p>
          </table:table-cell>
          <table:table-cell table:style-name="ce3"/>
          <table:table-cell table:style-name="ce5" table:formula="of:=IFERROR([.C4]/([.C4]+[.D4]); &quot;&quot;)" office:value-type="float" office:value="0.288135593220339" calcext:value-type="float">
            <text:p>0.2881355932</text:p>
          </table:table-cell>
          <table:table-cell table:style-name="ce5" table:formula="of:=IFERROR([.C4]/([.C4]+[.E4]); &quot;&quot;)" office:value-type="float" office:value="0.906666666666667" calcext:value-type="float">
            <text:p>0.9066666667</text:p>
          </table:table-cell>
          <table:table-cell table:style-name="ce5" table:formula="of:=IFERROR(2*(([.G4]*[.H4])/([.G4]+[.H4])); 0)" office:value-type="float" office:value="0.437299035369775" calcext:value-type="float">
            <text:p>0.43729903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9" calcext:value-type="float">
            <text:p>69</text:p>
          </table:table-cell>
          <table:table-cell table:style-name="ce3" table:formula="of:=[.B5]-[.C5]" office:value-type="float" office:value="246" calcext:value-type="float">
            <text:p>246</text:p>
          </table:table-cell>
          <table:table-cell table:style-name="ce5" table:formula="of:=[$PlanData.$C$4]-[.C5]" office:value-type="string" office:string-value="6" calcext:value-type="string">
            <text:p>6</text:p>
          </table:table-cell>
          <table:table-cell table:style-name="ce3"/>
          <table:table-cell table:style-name="ce5" table:formula="of:=IFERROR([.C5]/([.C5]+[.D5]); &quot;&quot;)" office:value-type="float" office:value="0.219047619047619" calcext:value-type="float">
            <text:p>0.219047619</text:p>
          </table:table-cell>
          <table:table-cell table:style-name="ce5" table:formula="of:=IFERROR([.C5]/([.C5]+[.E5]); &quot;&quot;)" office:value-type="float" office:value="0.92" calcext:value-type="float">
            <text:p>0.92</text:p>
          </table:table-cell>
          <table:table-cell table:style-name="ce5" table:formula="of:=IFERROR(2*(([.G5]*[.H5])/([.G5]+[.H5])); 0)" office:value-type="float" office:value="0.353846153846154" calcext:value-type="float">
            <text:p>0.35384615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102" calcext:value-type="float">
            <text:p>102</text:p>
          </table:table-cell>
          <table:table-cell table:style-name="ce5" office:value-type="float" office:value="10" calcext:value-type="float">
            <text:p>10</text:p>
          </table:table-cell>
          <table:table-cell table:style-name="ce3" table:formula="of:=[.B6]-[.C6]" office:value-type="float" office:value="92" calcext:value-type="float">
            <text:p>92</text:p>
          </table:table-cell>
          <table:table-cell table:style-name="ce5" table:formula="of:=[$PlanData.$C$3]-[.C6]" office:value-type="string" office:string-value="3" calcext:value-type="string">
            <text:p>3</text:p>
          </table:table-cell>
          <table:table-cell table:style-name="ce3"/>
          <table:table-cell table:style-name="ce5" table:formula="of:=IFERROR([.C6]/([.C6]+[.D6]); &quot;&quot;)" office:value-type="float" office:value="0.0980392156862745" calcext:value-type="float">
            <text:p>0.0980392157</text:p>
          </table:table-cell>
          <table:table-cell table:style-name="ce5" table:formula="of:=IFERROR([.C6]/([.C6]+[.E6]); &quot;&quot;)" office:value-type="float" office:value="0.769230769230769" calcext:value-type="float">
            <text:p>0.7692307692</text:p>
          </table:table-cell>
          <table:table-cell table:style-name="ce5" table:formula="of:=IFERROR(2*(([.G6]*[.H6])/([.G6]+[.H6])); 0)" office:value-type="float" office:value="0.173913043478261" calcext:value-type="float">
            <text:p>0.17391304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7]-[.C7]" office:value-type="float" office:value="44" calcext:value-type="float">
            <text:p>44</text:p>
          </table:table-cell>
          <table:table-cell table:style-name="ce5" table:formula="of:=[$PlanData.$C$3]-[.C7]" office:value-type="string" office:string-value="1" calcext:value-type="string">
            <text:p>1</text:p>
          </table:table-cell>
          <table:table-cell/>
          <table:table-cell table:style-name="ce5" table:formula="of:=IFERROR([.C7]/([.C7]+[.D7]); &quot;&quot;)" office:value-type="float" office:value="0.214285714285714" calcext:value-type="float">
            <text:p>0.2142857143</text:p>
          </table:table-cell>
          <table:table-cell table:style-name="ce5" table:formula="of:=IFERROR([.C7]/([.C7]+[.E7]); &quot;&quot;)" office:value-type="float" office:value="0.923076923076923" calcext:value-type="float">
            <text:p>0.9230769231</text:p>
          </table:table-cell>
          <table:table-cell table:style-name="ce5" table:formula="of:=IFERROR(2*(([.G7]*[.H7])/([.G7]+[.H7])); 0)" office:value-type="float" office:value="0.347826086956522" calcext:value-type="float">
            <text:p>0.34782608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CC_T3.I27" table:end-x="57.71pt" table:end-y="2.98pt" draw:z-index="0" draw:name="Chart 4" draw:style-name="gr1" draw:text-style-name="P1" svg:width="535.46pt" svg:height="278.22pt" svg:x="62.25pt" svg:y="8.25pt">
              <loext:p draw:notify-on-update-of-ranges="CC_T3.A2:CC_T3.A7 CC_T3.G1:CC_T3.G1 CC_T3.G2:CC_T3.G7 CC_T3.H1:CC_T3.H1 CC_T3.H2:CC_T3.H7 CC_T3.I1:CC_T3.I1 CC_T3.I2:CC_T3.I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cascade_thicken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3_PolyDP" table:style-name="ta8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-[.C2]" office:value-type="float" office:value="50" calcext:value-type="float">
            <text:p>50</text:p>
          </table:table-cell>
          <table:table-cell table:style-name="ce5" table:formula="of:=[$PlanData.$C$2]-[.C2]" office:value-type="string" office:string-value="22" calcext:value-type="string">
            <text:p>22</text:p>
          </table:table-cell>
          <table:table-cell table:style-name="ce3"/>
          <table:table-cell table:style-name="ce5" table:formula="of:=IFERROR([.C2]/([.C2]+[.D2]); &quot;&quot;)" office:value-type="float" office:value="0.0740740740740741" calcext:value-type="float">
            <text:p>0.0740740741</text:p>
          </table:table-cell>
          <table:table-cell table:style-name="ce5" table:formula="of:=IFERROR([.C2]/([.C2]+[.E2]); &quot;&quot;)" office:value-type="float" office:value="0.153846153846154" calcext:value-type="float">
            <text:p>0.1538461538</text:p>
          </table:table-cell>
          <table:table-cell table:style-name="ce5" table:formula="of:=IFERROR(2*(([.G2]*[.H2])/([.G2]+[.H2])); 0)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3]-[.C3]" office:value-type="float" office:value="8" calcext:value-type="float">
            <text:p>8</text:p>
          </table:table-cell>
          <table:table-cell table:style-name="ce5" table:formula="of:=[$PlanData.$C$2]-[.C3]" office:value-type="string" office:string-value="24" calcext:value-type="string">
            <text:p>24</text:p>
          </table:table-cell>
          <table:table-cell table:style-name="ce3"/>
          <table:table-cell table:style-name="ce5" table:formula="of:=IFERROR([.C3]/([.C3]+[.D3]); &quot;&quot;)" office:value-type="float" office:value="0.2" calcext:value-type="float">
            <text:p>0.2</text:p>
          </table:table-cell>
          <table:table-cell table:style-name="ce5" table:formula="of:=IFERROR([.C3]/([.C3]+[.E3]); &quot;&quot;)" office:value-type="float" office:value="0.0769230769230769" calcext:value-type="float">
            <text:p>0.0769230769</text:p>
          </table:table-cell>
          <table:table-cell table:style-name="ce5" table:formula="of:=IFERROR(2*(([.G3]*[.H3])/([.G3]+[.H3])); 0)" office:value-type="float" office:value="0.111111111111111" calcext:value-type="float">
            <text:p>0.11111111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B4]-[.C4]" office:value-type="float" office:value="92" calcext:value-type="float">
            <text:p>92</text:p>
          </table:table-cell>
          <table:table-cell table:style-name="ce5" table:formula="of:=[$PlanData.$C$4]-[.C4]" office:value-type="string" office:string-value="27" calcext:value-type="string">
            <text:p>27</text:p>
          </table:table-cell>
          <table:table-cell table:style-name="ce3"/>
          <table:table-cell table:style-name="ce5" table:formula="of:=IFERROR([.C4]/([.C4]+[.D4]); &quot;&quot;)" office:value-type="float" office:value="0.342857142857143" calcext:value-type="float">
            <text:p>0.3428571429</text:p>
          </table:table-cell>
          <table:table-cell table:style-name="ce5" table:formula="of:=IFERROR([.C4]/([.C4]+[.E4]); &quot;&quot;)" office:value-type="float" office:value="0.64" calcext:value-type="float">
            <text:p>0.64</text:p>
          </table:table-cell>
          <table:table-cell table:style-name="ce5" table:formula="of:=IFERROR(2*(([.G4]*[.H4])/([.G4]+[.H4])); 0)" office:value-type="float" office:value="0.446511627906977" calcext:value-type="float">
            <text:p>0.446511627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69" calcext:value-type="float">
            <text:p>69</text:p>
          </table:table-cell>
          <table:table-cell table:style-name="ce3" table:formula="of:=[.B5]-[.C5]" office:value-type="float" office:value="129" calcext:value-type="float">
            <text:p>129</text:p>
          </table:table-cell>
          <table:table-cell table:style-name="ce5" table:formula="of:=[$PlanData.$C$4]-[.C5]" office:value-type="string" office:string-value="6" calcext:value-type="string">
            <text:p>6</text:p>
          </table:table-cell>
          <table:table-cell table:style-name="ce3"/>
          <table:table-cell table:style-name="ce5" table:formula="of:=IFERROR([.C5]/([.C5]+[.D5]); &quot;&quot;)" office:value-type="float" office:value="0.348484848484848" calcext:value-type="float">
            <text:p>0.3484848485</text:p>
          </table:table-cell>
          <table:table-cell table:style-name="ce5" table:formula="of:=IFERROR([.C5]/([.C5]+[.E5]); &quot;&quot;)" office:value-type="float" office:value="0.92" calcext:value-type="float">
            <text:p>0.92</text:p>
          </table:table-cell>
          <table:table-cell table:style-name="ce5" table:formula="of:=IFERROR(2*(([.G5]*[.H5])/([.G5]+[.H5])); 0)" office:value-type="float" office:value="0.505494505494506" calcext:value-type="float">
            <text:p>0.50549450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36" calcext:value-type="float">
            <text:p>36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[.B6]-[.C6]" office:value-type="float" office:value="30" calcext:value-type="float">
            <text:p>30</text:p>
          </table:table-cell>
          <table:table-cell table:style-name="ce5" table:formula="of:=[$PlanData.$C$3]-[.C6]" office:value-type="string" office:string-value="7" calcext:value-type="string">
            <text:p>7</text:p>
          </table:table-cell>
          <table:table-cell table:style-name="ce3"/>
          <table:table-cell table:style-name="ce5" table:formula="of:=IFERROR([.C6]/([.C6]+[.D6]); &quot;&quot;)" office:value-type="float" office:value="0.166666666666667" calcext:value-type="float">
            <text:p>0.1666666667</text:p>
          </table:table-cell>
          <table:table-cell table:style-name="ce5" table:formula="of:=IFERROR([.C6]/([.C6]+[.E6]); &quot;&quot;)" office:value-type="float" office:value="0.461538461538462" calcext:value-type="float">
            <text:p>0.4615384615</text:p>
          </table:table-cell>
          <table:table-cell table:style-name="ce5" table:formula="of:=IFERROR(2*(([.G6]*[.H6])/([.G6]+[.H6])); 0)" office:value-type="float" office:value="0.244897959183673" calcext:value-type="float">
            <text:p>0.244897959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7]-[.C7]" office:value-type="float" office:value="18" calcext:value-type="float">
            <text:p>18</text:p>
          </table:table-cell>
          <table:table-cell table:style-name="ce5" table:formula="of:=[$PlanData.$C$3]-[.C7]" office:value-type="string" office:string-value="7" calcext:value-type="string">
            <text:p>7</text:p>
          </table:table-cell>
          <table:table-cell/>
          <table:table-cell table:style-name="ce5" table:formula="of:=IFERROR([.C7]/([.C7]+[.D7]); &quot;&quot;)" office:value-type="float" office:value="0.25" calcext:value-type="float">
            <text:p>0.25</text:p>
          </table:table-cell>
          <table:table-cell table:style-name="ce5" table:formula="of:=IFERROR([.C7]/([.C7]+[.E7]); &quot;&quot;)" office:value-type="float" office:value="0.461538461538462" calcext:value-type="float">
            <text:p>0.4615384615</text:p>
          </table:table-cell>
          <table:table-cell table:style-name="ce5" table:formula="of:=IFERROR(2*(([.G7]*[.H7])/([.G7]+[.H7])); 0)" office:value-type="float" office:value="0.324324324324324" calcext:value-type="float">
            <text:p>0.324324324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/>
          <table:table-cell>
            <draw:frame table:end-cell-address="CC_T3_PolyDP.I27" table:end-x="71.23pt" table:end-y="10.46pt" draw:z-index="0" draw:name="Chart 5" draw:style-name="gr1" draw:text-style-name="P1" svg:width="521.23pt" svg:height="278.22pt" svg:x="0pt" svg:y="0pt">
              <loext:p draw:notify-on-update-of-ranges="CC_T3_PolyDP.A2:CC_T3_PolyDP.A7 CC_T3_PolyDP.G1:CC_T3_PolyDP.G1 CC_T3_PolyDP.G2:CC_T3_PolyDP.G7 CC_T3_PolyDP.H1:CC_T3_PolyDP.H1 CC_T3_PolyDP.H2:CC_T3_PolyDP.H7 CC_T3_PolyDP.I1:CC_T3_PolyDP.I1 CC_T3_PolyDP.I2:CC_T3_PolyDP.I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cascade_thicken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yDP Matc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4" table:style-name="ta9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2]-[.C2]" office:value-type="float" office:value="91" calcext:value-type="float">
            <text:p>91</text:p>
          </table:table-cell>
          <table:table-cell table:style-name="ce5" table:formula="of:=[$PlanData.$C$2]-[.C2]" office:value-type="string" office:string-value="0" calcext:value-type="string">
            <text:p>0</text:p>
          </table:table-cell>
          <table:table-cell table:style-name="ce3"/>
          <table:table-cell table:style-name="ce5" table:formula="of:=IFERROR([.C2]/([.C2]+[.D2]); &quot;&quot;)" office:value-type="float" office:value="0.222222222222222" calcext:value-type="float">
            <text:p>0.2222222222</text:p>
          </table:table-cell>
          <table:table-cell table:style-name="ce5" table:formula="of:=IFERROR([.C2]/([.C2]+[.E2]); &quot;&quot;)" office:value-type="float" office:value="1" calcext:value-type="float">
            <text:p>1</text:p>
          </table:table-cell>
          <table:table-cell table:style-name="ce5" table:formula="of:=IFERROR(2*(([.G2]*[.H2])/([.G2]+[.H2])); 0)" office:value-type="float" office:value="0.363636363636364" calcext:value-type="float">
            <text:p>0.363636363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3]-[.C3]" office:value-type="float" office:value="17" calcext:value-type="float">
            <text:p>17</text:p>
          </table:table-cell>
          <table:table-cell table:style-name="ce5" table:formula="of:=[$PlanData.$C$2]-[.C3]" office:value-type="string" office:string-value="0" calcext:value-type="string">
            <text:p>0</text:p>
          </table:table-cell>
          <table:table-cell table:style-name="ce3"/>
          <table:table-cell table:style-name="ce5" table:formula="of:=IFERROR([.C3]/([.C3]+[.D3]); &quot;&quot;)" office:value-type="float" office:value="0.604651162790698" calcext:value-type="float">
            <text:p>0.6046511628</text:p>
          </table:table-cell>
          <table:table-cell table:style-name="ce5" table:formula="of:=IFERROR([.C3]/([.C3]+[.E3]); &quot;&quot;)" office:value-type="float" office:value="1" calcext:value-type="float">
            <text:p>1</text:p>
          </table:table-cell>
          <table:table-cell table:style-name="ce5" table:formula="of:=IFERROR(2*(([.G3]*[.H3])/([.G3]+[.H3])); 0)" office:value-type="float" office:value="0.753623188405797" calcext:value-type="float">
            <text:p>0.753623188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39" calcext:value-type="float">
            <text:p>239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[.B4]-[.C4]" office:value-type="float" office:value="171" calcext:value-type="float">
            <text:p>171</text:p>
          </table:table-cell>
          <table:table-cell table:style-name="ce5" table:formula="of:=[$PlanData.$C$4]-[.C4]" office:value-type="string" office:string-value="7" calcext:value-type="string">
            <text:p>7</text:p>
          </table:table-cell>
          <table:table-cell table:style-name="ce3"/>
          <table:table-cell table:style-name="ce5" table:formula="of:=IFERROR([.C4]/([.C4]+[.D4]); &quot;&quot;)" office:value-type="float" office:value="0.284518828451883" calcext:value-type="float">
            <text:p>0.2845188285</text:p>
          </table:table-cell>
          <table:table-cell table:style-name="ce5" table:formula="of:=IFERROR([.C4]/([.C4]+[.E4]); &quot;&quot;)" office:value-type="float" office:value="0.906666666666667" calcext:value-type="float">
            <text:p>0.9066666667</text:p>
          </table:table-cell>
          <table:table-cell table:style-name="ce5" table:formula="of:=IFERROR(2*(([.G4]*[.H4])/([.G4]+[.H4])); 0)" office:value-type="float" office:value="0.43312101910828" calcext:value-type="float">
            <text:p>0.433121019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68" calcext:value-type="float">
            <text:p>68</text:p>
          </table:table-cell>
          <table:table-cell table:style-name="ce3" table:formula="of:=[.B5]-[.C5]" office:value-type="float" office:value="177" calcext:value-type="float">
            <text:p>177</text:p>
          </table:table-cell>
          <table:table-cell table:style-name="ce5" table:formula="of:=[$PlanData.$C$4]-[.C5]" office:value-type="string" office:string-value="7" calcext:value-type="string">
            <text:p>7</text:p>
          </table:table-cell>
          <table:table-cell table:style-name="ce3"/>
          <table:table-cell table:style-name="ce5" table:formula="of:=IFERROR([.C5]/([.C5]+[.D5]); &quot;&quot;)" office:value-type="float" office:value="0.277551020408163" calcext:value-type="float">
            <text:p>0.2775510204</text:p>
          </table:table-cell>
          <table:table-cell table:style-name="ce5" table:formula="of:=IFERROR([.C5]/([.C5]+[.E5]); &quot;&quot;)" office:value-type="float" office:value="0.906666666666667" calcext:value-type="float">
            <text:p>0.9066666667</text:p>
          </table:table-cell>
          <table:table-cell table:style-name="ce5" table:formula="of:=IFERROR(2*(([.G5]*[.H5])/([.G5]+[.H5])); 0)" office:value-type="float" office:value="0.425" calcext:value-type="float">
            <text:p>0.4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50" calcext:value-type="float">
            <text:p>50</text:p>
          </table:table-cell>
          <table:table-cell table:style-name="ce5" office:value-type="float" office:value="13" calcext:value-type="float">
            <text:p>13</text:p>
          </table:table-cell>
          <table:table-cell table:style-name="ce3" table:formula="of:=[.B6]-[.C6]" office:value-type="float" office:value="37" calcext:value-type="float">
            <text:p>37</text:p>
          </table:table-cell>
          <table:table-cell table:style-name="ce5" table:formula="of:=[$PlanData.$C$3]-[.C6]" office:value-type="string" office:string-value="0" calcext:value-type="string">
            <text:p>0</text:p>
          </table:table-cell>
          <table:table-cell table:style-name="ce3"/>
          <table:table-cell table:style-name="ce5" table:formula="of:=IFERROR([.C6]/([.C6]+[.D6]); &quot;&quot;)" office:value-type="float" office:value="0.26" calcext:value-type="float">
            <text:p>0.26</text:p>
          </table:table-cell>
          <table:table-cell table:style-name="ce5" table:formula="of:=IFERROR([.C6]/([.C6]+[.E6]); &quot;&quot;)" office:value-type="float" office:value="1" calcext:value-type="float">
            <text:p>1</text:p>
          </table:table-cell>
          <table:table-cell table:style-name="ce5" table:formula="of:=IFERROR(2*(([.G6]*[.H6])/([.G6]+[.H6])); 0)" office:value-type="float" office:value="0.412698412698413" calcext:value-type="float">
            <text:p>0.41269841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7]-[.C7]" office:value-type="float" office:value="7" calcext:value-type="float">
            <text:p>7</text:p>
          </table:table-cell>
          <table:table-cell table:style-name="ce5" table:formula="of:=[$PlanData.$C$3]-[.C7]" office:value-type="string" office:string-value="0" calcext:value-type="string">
            <text:p>0</text:p>
          </table:table-cell>
          <table:table-cell/>
          <table:table-cell table:style-name="ce5" table:formula="of:=IFERROR([.C7]/([.C7]+[.D7]); &quot;&quot;)" office:value-type="float" office:value="0.65" calcext:value-type="float">
            <text:p>0.65</text:p>
          </table:table-cell>
          <table:table-cell table:style-name="ce5" table:formula="of:=IFERROR([.C7]/([.C7]+[.E7]); &quot;&quot;)" office:value-type="float" office:value="1" calcext:value-type="float">
            <text:p>1</text:p>
          </table:table-cell>
          <table:table-cell table:style-name="ce5" table:formula="of:=IFERROR(2*(([.G7]*[.H7])/([.G7]+[.H7])); 0)" office:value-type="float" office:value="0.787878787878788" calcext:value-type="float">
            <text:p>0.787878787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CC_T4.I27" table:end-x="71.23pt" table:end-y="9.72pt" draw:z-index="0" draw:name="Chart 6" draw:style-name="gr1" draw:text-style-name="P1" svg:width="521.23pt" svg:height="278.22pt" svg:x="0pt" svg:y="15pt">
              <loext:p draw:notify-on-update-of-ranges="CC_T4.A2:CC_T4.A7 CC_T4.G1:CC_T4.G1 CC_T4.G2:CC_T4.G7 CC_T4.H1:CC_T4.H1 CC_T4.H2:CC_T4.H7 CC_T4.I1:CC_T4.I1 CC_T4.I2:CC_T4.I7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cascade_600_600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T5" table:style-name="ta10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2]-[.C2]" office:value-type="float" office:value="7" calcext:value-type="float">
            <text:p>7</text:p>
          </table:table-cell>
          <table:table-cell table:style-name="ce5" table:formula="of:=[$PlanData.$C$2]-[.C2]" office:value-type="string" office:string-value="0" calcext:value-type="string">
            <text:p>0</text:p>
          </table:table-cell>
          <table:table-cell table:style-name="ce3"/>
          <table:table-cell table:style-name="ce5" table:formula="of:=IFERROR([.C2]/([.C2]+[.D2]); &quot;&quot;)" office:value-type="float" office:value="0.787878787878788" calcext:value-type="float">
            <text:p>0.7878787879</text:p>
          </table:table-cell>
          <table:table-cell table:style-name="ce5" table:formula="of:=IFERROR([.C2]/([.C2]+[.E2]); &quot;&quot;)" office:value-type="float" office:value="1" calcext:value-type="float">
            <text:p>1</text:p>
          </table:table-cell>
          <table:table-cell table:style-name="ce5" table:formula="of:=IFERROR(2*(([.G2]*[.H2])/([.G2]+[.H2])); 0)" office:value-type="float" office:value="0.88135593220339" calcext:value-type="float">
            <text:p>0.881355932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B3]-[.C3]" office:value-type="float" office:value="0" calcext:value-type="float">
            <text:p>0</text:p>
          </table:table-cell>
          <table:table-cell table:style-name="ce5" table:formula="of:=[$PlanData.$C$2]-[.C3]" office:value-type="string" office:string-value="0" calcext:value-type="string">
            <text:p>0</text:p>
          </table:table-cell>
          <table:table-cell table:style-name="ce3"/>
          <table:table-cell table:style-name="ce5" table:formula="of:=IFERROR([.C3]/([.C3]+[.D3]); &quot;&quot;)" office:value-type="float" office:value="1" calcext:value-type="float">
            <text:p>1</text:p>
          </table:table-cell>
          <table:table-cell table:style-name="ce5" table:formula="of:=IFERROR([.C3]/([.C3]+[.E3]); &quot;&quot;)" office:value-type="float" office:value="1" calcext:value-type="float">
            <text:p>1</text:p>
          </table:table-cell>
          <table:table-cell table:style-name="ce5" table:formula="of:=IFERROR(2*(([.G3]*[.H3])/([.G3]+[.H3])); 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B4]-[.C4]" office:value-type="float" office:value="43" calcext:value-type="float">
            <text:p>43</text:p>
          </table:table-cell>
          <table:table-cell table:style-name="ce5" table:formula="of:=[$PlanData.$C$4]-[.C4]" office:value-type="string" office:string-value="0" calcext:value-type="string">
            <text:p>0</text:p>
          </table:table-cell>
          <table:table-cell table:style-name="ce3"/>
          <table:table-cell table:style-name="ce5" table:formula="of:=IFERROR([.C4]/([.C4]+[.D4]); &quot;&quot;)" office:value-type="float" office:value="0.635593220338983" calcext:value-type="float">
            <text:p>0.6355932203</text:p>
          </table:table-cell>
          <table:table-cell table:style-name="ce5" table:formula="of:=IFERROR([.C4]/([.C4]+[.E4]); &quot;&quot;)" office:value-type="float" office:value="1" calcext:value-type="float">
            <text:p>1</text:p>
          </table:table-cell>
          <table:table-cell table:style-name="ce5" table:formula="of:=IFERROR(2*(([.G4]*[.H4])/([.G4]+[.H4])); 0)" office:value-type="float" office:value="0.77720207253886" calcext:value-type="float">
            <text:p>0.77720207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[.B5]-[.C5]" office:value-type="float" office:value="49" calcext:value-type="float">
            <text:p>49</text:p>
          </table:table-cell>
          <table:table-cell table:style-name="ce5" table:formula="of:=[$PlanData.$C$4]-[.C5]" office:value-type="string" office:string-value="0" calcext:value-type="string">
            <text:p>0</text:p>
          </table:table-cell>
          <table:table-cell table:style-name="ce3"/>
          <table:table-cell table:style-name="ce5" table:formula="of:=IFERROR([.C5]/([.C5]+[.D5]); &quot;&quot;)" office:value-type="float" office:value="0.604838709677419" calcext:value-type="float">
            <text:p>0.6048387097</text:p>
          </table:table-cell>
          <table:table-cell table:style-name="ce5" table:formula="of:=IFERROR([.C5]/([.C5]+[.E5]); &quot;&quot;)" office:value-type="float" office:value="1" calcext:value-type="float">
            <text:p>1</text:p>
          </table:table-cell>
          <table:table-cell table:style-name="ce5" table:formula="of:=IFERROR(2*(([.G5]*[.H5])/([.G5]+[.H5])); 0)" office:value-type="float" office:value="0.753768844221105" calcext:value-type="float">
            <text:p>0.7537688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3" table:formula="of:=[.B6]-[.C6]" office:value-type="float" office:value="8" calcext:value-type="float">
            <text:p>8</text:p>
          </table:table-cell>
          <table:table-cell table:style-name="ce5" table:formula="of:=[$PlanData.$C$3]-[.C6]" office:value-type="string" office:string-value="0" calcext:value-type="string">
            <text:p>0</text:p>
          </table:table-cell>
          <table:table-cell table:style-name="ce3"/>
          <table:table-cell table:style-name="ce5" table:formula="of:=IFERROR([.C6]/([.C6]+[.D6]); &quot;&quot;)" office:value-type="float" office:value="0.619047619047619" calcext:value-type="float">
            <text:p>0.619047619</text:p>
          </table:table-cell>
          <table:table-cell table:style-name="ce5" table:formula="of:=IFERROR([.C6]/([.C6]+[.E6]); &quot;&quot;)" office:value-type="float" office:value="1" calcext:value-type="float">
            <text:p>1</text:p>
          </table:table-cell>
          <table:table-cell table:style-name="ce5" table:formula="of:=IFERROR(2*(([.G6]*[.H6])/([.G6]+[.H6])); 0)" office:value-type="float" office:value="0.764705882352941" calcext:value-type="float">
            <text:p>0.76470588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7]-[.C7]" office:value-type="float" office:value="3" calcext:value-type="float">
            <text:p>3</text:p>
          </table:table-cell>
          <table:table-cell table:style-name="ce5" table:formula="of:=[$PlanData.$C$3]-[.C7]" office:value-type="string" office:string-value="0" calcext:value-type="string">
            <text:p>0</text:p>
          </table:table-cell>
          <table:table-cell/>
          <table:table-cell table:style-name="ce5" table:formula="of:=IFERROR([.C7]/([.C7]+[.D7]); &quot;&quot;)" office:value-type="float" office:value="0.8125" calcext:value-type="float">
            <text:p>0.8125</text:p>
          </table:table-cell>
          <table:table-cell table:style-name="ce5" table:formula="of:=IFERROR([.C7]/([.C7]+[.E7]); &quot;&quot;)" office:value-type="float" office:value="1" calcext:value-type="float">
            <text:p>1</text:p>
          </table:table-cell>
          <table:table-cell table:style-name="ce5" table:formula="of:=IFERROR(2*(([.G7]*[.H7])/([.G7]+[.H7])); 0)" office:value-type="float" office:value="0.896551724137931" calcext:value-type="float">
            <text:p>0.896551724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6"/>
          <table:table-cell>
            <draw:frame table:end-cell-address="CC_T5.I27" table:end-x="69.7pt" table:end-y="10.46pt" draw:z-index="0" draw:name="Chart 7" draw:style-name="gr1" draw:text-style-name="P1" svg:width="535.46pt" svg:height="278.22pt" svg:x="74.24pt" svg:y="0pt">
              <loext:p draw:notify-on-update-of-ranges="CC_T5.A2:CC_T5.A7 CC_T5.G1:CC_T5.G1 CC_T5.G2:CC_T5.G7 CC_T5.H1:CC_T5.H1 CC_T5.H2:CC_T5.H7 CC_T5.I1:CC_T5.I1 CC_T5.I2:CC_T5.I7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cade File</text:p>
          </table:table-cell>
          <table:table-cell table:style-name="ce1" office:value-type="string" calcext:value-type="string">
            <text:p>cascade_600_1500.x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le Factor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 Neighbour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C_EVAL" table:style-name="ta11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CC Evaluation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CC_T1</text:p>
          </table:table-cell>
          <table:table-cell table:style-name="ce9" office:value-type="string" calcext:value-type="string">
            <text:p>CC_T2</text:p>
          </table:table-cell>
          <table:table-cell table:style-name="ce9" office:value-type="string" calcext:value-type="string">
            <text:p>CC_T3</text:p>
          </table:table-cell>
          <table:table-cell table:style-name="ce9" office:value-type="string" calcext:value-type="string">
            <text:p>CC_T3_PolyDP</text:p>
          </table:table-cell>
          <table:table-cell table:style-name="ce9" office:value-type="string" calcext:value-type="string">
            <text:p>CC_T4</text:p>
          </table:table-cell>
          <table:table-cell table:style-name="ce9" office:value-type="string" calcext:value-type="string">
            <text:p>CC_T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formula="of:=INDIRECT([.B$3]&amp;&quot;!$G2&quot;; 1)" office:value-type="float" office:value="0" calcext:value-type="float">
            <text:p>0</text:p>
          </table:table-cell>
          <table:table-cell table:formula="of:=INDIRECT([.C$3]&amp;&quot;!$G2&quot;; 1)" office:value-type="float" office:value="0.0247678018575851" calcext:value-type="float">
            <text:p>0.0247678019</text:p>
          </table:table-cell>
          <table:table-cell table:formula="of:=INDIRECT([.D$3]&amp;&quot;!$G2&quot;; 1)" office:value-type="float" office:value="0.111111111111111" calcext:value-type="float">
            <text:p>0.1111111111</text:p>
          </table:table-cell>
          <table:table-cell table:formula="of:=INDIRECT([.E$3]&amp;&quot;!$G2&quot;; 1)" office:value-type="float" office:value="0.0740740740740741" calcext:value-type="float">
            <text:p>0.0740740741</text:p>
          </table:table-cell>
          <table:table-cell table:formula="of:=INDIRECT([.F$3]&amp;&quot;!$G2&quot;; 1)" office:value-type="float" office:value="0.222222222222222" calcext:value-type="float">
            <text:p>0.2222222222</text:p>
          </table:table-cell>
          <table:table-cell table:formula="of:=INDIRECT([.G$3]&amp;&quot;!$G2&quot;; 1)" office:value-type="float" office:value="0.787878787878788" calcext:value-type="float">
            <text:p>0.7878787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formula="of:=INDIRECT([.B$3]&amp;&quot;!$G3&quot;; 1)" office:value-type="float" office:value="1" calcext:value-type="float">
            <text:p>1</text:p>
          </table:table-cell>
          <table:table-cell table:formula="of:=INDIRECT([.C$3]&amp;&quot;!$G3&quot;; 1)" office:value-type="float" office:value="0.0629370629370629" calcext:value-type="float">
            <text:p>0.0629370629</text:p>
          </table:table-cell>
          <table:table-cell table:formula="of:=INDIRECT([.D$3]&amp;&quot;!$G3&quot;; 1)" office:value-type="float" office:value="0.206349206349206" calcext:value-type="float">
            <text:p>0.2063492063</text:p>
          </table:table-cell>
          <table:table-cell table:formula="of:=INDIRECT([.E$3]&amp;&quot;!$G3&quot;; 1)" office:value-type="float" office:value="0.2" calcext:value-type="float">
            <text:p>0.2</text:p>
          </table:table-cell>
          <table:table-cell table:formula="of:=INDIRECT([.F$3]&amp;&quot;!$G3&quot;; 1)" office:value-type="float" office:value="0.604651162790698" calcext:value-type="float">
            <text:p>0.6046511628</text:p>
          </table:table-cell>
          <table:table-cell table:formula="of:=INDIRECT([.G$3]&amp;&quot;!$G3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formula="of:=INDIRECT([.B$3]&amp;&quot;!$G4&quot;; 1)" office:value-type="float" office:value="0" calcext:value-type="float">
            <text:p>0</text:p>
          </table:table-cell>
          <table:table-cell table:formula="of:=INDIRECT([.C$3]&amp;&quot;!$G4&quot;; 1)" office:value-type="float" office:value="0.08" calcext:value-type="float">
            <text:p>0.08</text:p>
          </table:table-cell>
          <table:table-cell table:formula="of:=INDIRECT([.D$3]&amp;&quot;!$G4&quot;; 1)" office:value-type="float" office:value="0.288135593220339" calcext:value-type="float">
            <text:p>0.2881355932</text:p>
          </table:table-cell>
          <table:table-cell table:formula="of:=INDIRECT([.E$3]&amp;&quot;!$G4&quot;; 1)" office:value-type="float" office:value="0.342857142857143" calcext:value-type="float">
            <text:p>0.3428571429</text:p>
          </table:table-cell>
          <table:table-cell table:formula="of:=INDIRECT([.F$3]&amp;&quot;!$G4&quot;; 1)" office:value-type="float" office:value="0.284518828451883" calcext:value-type="float">
            <text:p>0.2845188285</text:p>
          </table:table-cell>
          <table:table-cell table:formula="of:=INDIRECT([.G$3]&amp;&quot;!$G4&quot;; 1)" office:value-type="float" office:value="0.635593220338983" calcext:value-type="float">
            <text:p>0.63559322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formula="of:=INDIRECT([.B$3]&amp;&quot;!$G5&quot;; 1)" office:value-type="float" office:value="0" calcext:value-type="float">
            <text:p>0</text:p>
          </table:table-cell>
          <table:table-cell table:formula="of:=INDIRECT([.C$3]&amp;&quot;!$G5&quot;; 1)" office:value-type="float" office:value="0.114666666666667" calcext:value-type="float">
            <text:p>0.1146666667</text:p>
          </table:table-cell>
          <table:table-cell table:formula="of:=INDIRECT([.D$3]&amp;&quot;!$G5&quot;; 1)" office:value-type="float" office:value="0.219047619047619" calcext:value-type="float">
            <text:p>0.219047619</text:p>
          </table:table-cell>
          <table:table-cell table:formula="of:=INDIRECT([.E$3]&amp;&quot;!$G5&quot;; 1)" office:value-type="float" office:value="0.348484848484848" calcext:value-type="float">
            <text:p>0.3484848485</text:p>
          </table:table-cell>
          <table:table-cell table:formula="of:=INDIRECT([.F$3]&amp;&quot;!$G5&quot;; 1)" office:value-type="float" office:value="0.277551020408163" calcext:value-type="float">
            <text:p>0.2775510204</text:p>
          </table:table-cell>
          <table:table-cell table:formula="of:=INDIRECT([.G$3]&amp;&quot;!$G5&quot;; 1)" office:value-type="float" office:value="0.604838709677419" calcext:value-type="float">
            <text:p>0.6048387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formula="of:=INDIRECT([.B$3]&amp;&quot;!$H6&quot;; 1)" office:value-type="float" office:value="0" calcext:value-type="float">
            <text:p>0</text:p>
          </table:table-cell>
          <table:table-cell table:formula="of:=INDIRECT([.C$3]&amp;&quot;!$H6&quot;; 1)" office:value-type="float" office:value="0.230769230769231" calcext:value-type="float">
            <text:p>0.2307692308</text:p>
          </table:table-cell>
          <table:table-cell table:formula="of:=INDIRECT([.D$3]&amp;&quot;!$H6&quot;; 1)" office:value-type="float" office:value="0.769230769230769" calcext:value-type="float">
            <text:p>0.7692307692</text:p>
          </table:table-cell>
          <table:table-cell table:formula="of:=INDIRECT([.E$3]&amp;&quot;!$H6&quot;; 1)" office:value-type="float" office:value="0.461538461538462" calcext:value-type="float">
            <text:p>0.4615384615</text:p>
          </table:table-cell>
          <table:table-cell table:formula="of:=INDIRECT([.F$3]&amp;&quot;!$H6&quot;; 1)" office:value-type="float" office:value="1" calcext:value-type="float">
            <text:p>1</text:p>
          </table:table-cell>
          <table:table-cell table:formula="of:=INDIRECT([.G$3]&amp;&quot;!$H6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formula="of:=INDIRECT([.B$3]&amp;&quot;!$G7&quot;; 1)" office:value-type="float" office:value="0" calcext:value-type="float">
            <text:p>0</text:p>
          </table:table-cell>
          <table:table-cell table:formula="of:=INDIRECT([.C$3]&amp;&quot;!$G7&quot;; 1)" office:value-type="float" office:value="0.0515463917525773" calcext:value-type="float">
            <text:p>0.0515463918</text:p>
          </table:table-cell>
          <table:table-cell table:formula="of:=INDIRECT([.D$3]&amp;&quot;!$G7&quot;; 1)" office:value-type="float" office:value="0.214285714285714" calcext:value-type="float">
            <text:p>0.2142857143</text:p>
          </table:table-cell>
          <table:table-cell table:formula="of:=INDIRECT([.E$3]&amp;&quot;!$G7&quot;; 1)" office:value-type="float" office:value="0.25" calcext:value-type="float">
            <text:p>0.25</text:p>
          </table:table-cell>
          <table:table-cell table:formula="of:=INDIRECT([.F$3]&amp;&quot;!$G7&quot;; 1)" office:value-type="float" office:value="0.65" calcext:value-type="float">
            <text:p>0.65</text:p>
          </table:table-cell>
          <table:table-cell table:formula="of:=INDIRECT([.G$3]&amp;&quot;!$G7&quot;; 1)" office:value-type="float" office:value="0.8125" calcext:value-type="float">
            <text:p>0.812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5" table:formula="of:=INDIRECT([.B$3]&amp;&quot;!$H2&quot;; 1)" office:value-type="float" office:value="0" calcext:value-type="float">
            <text:p>0</text:p>
          </table:table-cell>
          <table:table-cell table:style-name="ce5" table:formula="of:=INDIRECT([.C$3]&amp;&quot;!$H2&quot;; 1)" office:value-type="float" office:value="0.615384615384615" calcext:value-type="float">
            <text:p>0.6153846154</text:p>
          </table:table-cell>
          <table:table-cell table:style-name="ce5" table:formula="of:=INDIRECT([.D$3]&amp;&quot;!$H2&quot;; 1)" office:value-type="float" office:value="1" calcext:value-type="float">
            <text:p>1</text:p>
          </table:table-cell>
          <table:table-cell table:style-name="ce5" table:formula="of:=INDIRECT([.E$3]&amp;&quot;!$H2&quot;; 1)" office:value-type="float" office:value="0.153846153846154" calcext:value-type="float">
            <text:p>0.1538461538</text:p>
          </table:table-cell>
          <table:table-cell table:style-name="ce5" table:formula="of:=INDIRECT([.F$3]&amp;&quot;!$H2&quot;; 1)" office:value-type="float" office:value="1" calcext:value-type="float">
            <text:p>1</text:p>
          </table:table-cell>
          <table:table-cell table:style-name="ce5" table:formula="of:=INDIRECT([.G$3]&amp;&quot;!$H2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5" table:formula="of:=INDIRECT([.B$3]&amp;&quot;!$H3&quot;; 1)" office:value-type="float" office:value="0.0769230769230769" calcext:value-type="float">
            <text:p>0.0769230769</text:p>
          </table:table-cell>
          <table:table-cell table:style-name="ce5" table:formula="of:=INDIRECT([.C$3]&amp;&quot;!$H3&quot;; 1)" office:value-type="float" office:value="0.692307692307692" calcext:value-type="float">
            <text:p>0.6923076923</text:p>
          </table:table-cell>
          <table:table-cell table:style-name="ce5" table:formula="of:=INDIRECT([.D$3]&amp;&quot;!$H3&quot;; 1)" office:value-type="float" office:value="1" calcext:value-type="float">
            <text:p>1</text:p>
          </table:table-cell>
          <table:table-cell table:style-name="ce5" table:formula="of:=INDIRECT([.E$3]&amp;&quot;!$H3&quot;; 1)" office:value-type="float" office:value="0.0769230769230769" calcext:value-type="float">
            <text:p>0.0769230769</text:p>
          </table:table-cell>
          <table:table-cell table:style-name="ce5" table:formula="of:=INDIRECT([.F$3]&amp;&quot;!$H3&quot;; 1)" office:value-type="float" office:value="1" calcext:value-type="float">
            <text:p>1</text:p>
          </table:table-cell>
          <table:table-cell table:style-name="ce5" table:formula="of:=INDIRECT([.G$3]&amp;&quot;!$H3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5" table:formula="of:=INDIRECT([.B$3]&amp;&quot;!$H4&quot;; 1)" office:value-type="float" office:value="0" calcext:value-type="float">
            <text:p>0</text:p>
          </table:table-cell>
          <table:table-cell table:style-name="ce5" table:formula="of:=INDIRECT([.C$3]&amp;&quot;!$H4&quot;; 1)" office:value-type="float" office:value="0.32" calcext:value-type="float">
            <text:p>0.32</text:p>
          </table:table-cell>
          <table:table-cell table:style-name="ce5" table:formula="of:=INDIRECT([.D$3]&amp;&quot;!$H4&quot;; 1)" office:value-type="float" office:value="0.906666666666667" calcext:value-type="float">
            <text:p>0.9066666667</text:p>
          </table:table-cell>
          <table:table-cell table:style-name="ce5" table:formula="of:=INDIRECT([.E$3]&amp;&quot;!$H4&quot;; 1)" office:value-type="float" office:value="0.64" calcext:value-type="float">
            <text:p>0.64</text:p>
          </table:table-cell>
          <table:table-cell table:style-name="ce5" table:formula="of:=INDIRECT([.F$3]&amp;&quot;!$H4&quot;; 1)" office:value-type="float" office:value="0.906666666666667" calcext:value-type="float">
            <text:p>0.9066666667</text:p>
          </table:table-cell>
          <table:table-cell table:style-name="ce5" table:formula="of:=INDIRECT([.G$3]&amp;&quot;!$H4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5" table:formula="of:=INDIRECT([.B$3]&amp;&quot;!$H5&quot;; 1)" office:value-type="float" office:value="0" calcext:value-type="float">
            <text:p>0</text:p>
          </table:table-cell>
          <table:table-cell table:style-name="ce5" table:formula="of:=INDIRECT([.C$3]&amp;&quot;!$H5&quot;; 1)" office:value-type="float" office:value="0.573333333333333" calcext:value-type="float">
            <text:p>0.5733333333</text:p>
          </table:table-cell>
          <table:table-cell table:style-name="ce5" table:formula="of:=INDIRECT([.D$3]&amp;&quot;!$H5&quot;; 1)" office:value-type="float" office:value="0.92" calcext:value-type="float">
            <text:p>0.92</text:p>
          </table:table-cell>
          <table:table-cell table:style-name="ce5" table:formula="of:=INDIRECT([.E$3]&amp;&quot;!$H5&quot;; 1)" office:value-type="float" office:value="0.92" calcext:value-type="float">
            <text:p>0.92</text:p>
          </table:table-cell>
          <table:table-cell table:style-name="ce5" table:formula="of:=INDIRECT([.F$3]&amp;&quot;!$H5&quot;; 1)" office:value-type="float" office:value="0.906666666666667" calcext:value-type="float">
            <text:p>0.9066666667</text:p>
          </table:table-cell>
          <table:table-cell table:style-name="ce5" table:formula="of:=INDIRECT([.G$3]&amp;&quot;!$H5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5" table:formula="of:=INDIRECT([.B$3]&amp;&quot;!$H6&quot;; 1)" office:value-type="float" office:value="0" calcext:value-type="float">
            <text:p>0</text:p>
          </table:table-cell>
          <table:table-cell table:style-name="ce5" table:formula="of:=INDIRECT([.C$3]&amp;&quot;!$H6&quot;; 1)" office:value-type="float" office:value="0.230769230769231" calcext:value-type="float">
            <text:p>0.2307692308</text:p>
          </table:table-cell>
          <table:table-cell table:style-name="ce5" table:formula="of:=INDIRECT([.D$3]&amp;&quot;!$H6&quot;; 1)" office:value-type="float" office:value="0.769230769230769" calcext:value-type="float">
            <text:p>0.7692307692</text:p>
          </table:table-cell>
          <table:table-cell table:style-name="ce5" table:formula="of:=INDIRECT([.E$3]&amp;&quot;!$H6&quot;; 1)" office:value-type="float" office:value="0.461538461538462" calcext:value-type="float">
            <text:p>0.4615384615</text:p>
          </table:table-cell>
          <table:table-cell table:style-name="ce5" table:formula="of:=INDIRECT([.F$3]&amp;&quot;!$H6&quot;; 1)" office:value-type="float" office:value="1" calcext:value-type="float">
            <text:p>1</text:p>
          </table:table-cell>
          <table:table-cell table:style-name="ce5" table:formula="of:=INDIRECT([.G$3]&amp;&quot;!$H6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5" table:formula="of:=INDIRECT([.B$3]&amp;&quot;!$H7&quot;; 1)" office:value-type="float" office:value="0" calcext:value-type="float">
            <text:p>0</text:p>
          </table:table-cell>
          <table:table-cell table:style-name="ce5" table:formula="of:=INDIRECT([.C$3]&amp;&quot;!$H7&quot;; 1)" office:value-type="float" office:value="0.384615384615385" calcext:value-type="float">
            <text:p>0.3846153846</text:p>
          </table:table-cell>
          <table:table-cell table:style-name="ce5" table:formula="of:=INDIRECT([.D$3]&amp;&quot;!$H7&quot;; 1)" office:value-type="float" office:value="0.923076923076923" calcext:value-type="float">
            <text:p>0.9230769231</text:p>
          </table:table-cell>
          <table:table-cell table:style-name="ce5" table:formula="of:=INDIRECT([.E$3]&amp;&quot;!$H7&quot;; 1)" office:value-type="float" office:value="0.461538461538462" calcext:value-type="float">
            <text:p>0.4615384615</text:p>
          </table:table-cell>
          <table:table-cell table:style-name="ce5" table:formula="of:=INDIRECT([.F$3]&amp;&quot;!$H7&quot;; 1)" office:value-type="float" office:value="1" calcext:value-type="float">
            <text:p>1</text:p>
          </table:table-cell>
          <table:table-cell table:style-name="ce5" table:formula="of:=INDIRECT([.G$3]&amp;&quot;!$H7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F1 Scor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5" table:formula="of:=INDIRECT([.B$3]&amp;&quot;!$I2&quot;; 1)" office:value-type="float" office:value="0" calcext:value-type="float">
            <text:p>0</text:p>
          </table:table-cell>
          <table:table-cell table:style-name="ce5" table:formula="of:=INDIRECT([.C$3]&amp;&quot;!$I2&quot;; 1)" office:value-type="float" office:value="0.0476190476190476" calcext:value-type="float">
            <text:p>0.0476190476</text:p>
          </table:table-cell>
          <table:table-cell table:style-name="ce5" table:formula="of:=INDIRECT([.D$3]&amp;&quot;!$I2&quot;; 1)" office:value-type="float" office:value="0.2" calcext:value-type="float">
            <text:p>0.2</text:p>
          </table:table-cell>
          <table:table-cell table:style-name="ce5" table:formula="of:=INDIRECT([.E$3]&amp;&quot;!$I2&quot;; 1)" office:value-type="float" office:value="0.1" calcext:value-type="float">
            <text:p>0.1</text:p>
          </table:table-cell>
          <table:table-cell table:style-name="ce5" table:formula="of:=INDIRECT([.F$3]&amp;&quot;!$I2&quot;; 1)" office:value-type="float" office:value="0.363636363636364" calcext:value-type="float">
            <text:p>0.3636363636</text:p>
          </table:table-cell>
          <table:table-cell table:style-name="ce5" table:formula="of:=INDIRECT([.G$3]&amp;&quot;!$I2&quot;; 1)" office:value-type="float" office:value="0.88135593220339" calcext:value-type="float">
            <text:p>0.8813559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5" table:formula="of:=INDIRECT([.B$3]&amp;&quot;!$I3&quot;; 1)" office:value-type="float" office:value="0.142857142857143" calcext:value-type="float">
            <text:p>0.1428571429</text:p>
          </table:table-cell>
          <table:table-cell table:style-name="ce5" table:formula="of:=INDIRECT([.C$3]&amp;&quot;!$I3&quot;; 1)" office:value-type="float" office:value="0.115384615384615" calcext:value-type="float">
            <text:p>0.1153846154</text:p>
          </table:table-cell>
          <table:table-cell table:style-name="ce5" table:formula="of:=INDIRECT([.D$3]&amp;&quot;!$I3&quot;; 1)" office:value-type="float" office:value="0.342105263157895" calcext:value-type="float">
            <text:p>0.3421052632</text:p>
          </table:table-cell>
          <table:table-cell table:style-name="ce5" table:formula="of:=INDIRECT([.E$3]&amp;&quot;!$I3&quot;; 1)" office:value-type="float" office:value="0.111111111111111" calcext:value-type="float">
            <text:p>0.1111111111</text:p>
          </table:table-cell>
          <table:table-cell table:style-name="ce5" table:formula="of:=INDIRECT([.F$3]&amp;&quot;!$I3&quot;; 1)" office:value-type="float" office:value="0.753623188405797" calcext:value-type="float">
            <text:p>0.7536231884</text:p>
          </table:table-cell>
          <table:table-cell table:style-name="ce5" table:formula="of:=INDIRECT([.G$3]&amp;&quot;!$I3&quot;; 1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5" table:formula="of:=INDIRECT([.B$3]&amp;&quot;!$I4&quot;; 1)" office:value-type="float" office:value="0" calcext:value-type="float">
            <text:p>0</text:p>
          </table:table-cell>
          <table:table-cell table:style-name="ce5" table:formula="of:=INDIRECT([.C$3]&amp;&quot;!$I4&quot;; 1)" office:value-type="float" office:value="0.128" calcext:value-type="float">
            <text:p>0.128</text:p>
          </table:table-cell>
          <table:table-cell table:style-name="ce5" table:formula="of:=INDIRECT([.D$3]&amp;&quot;!$I4&quot;; 1)" office:value-type="float" office:value="0.437299035369775" calcext:value-type="float">
            <text:p>0.4372990354</text:p>
          </table:table-cell>
          <table:table-cell table:style-name="ce5" table:formula="of:=INDIRECT([.E$3]&amp;&quot;!$I4&quot;; 1)" office:value-type="float" office:value="0.446511627906977" calcext:value-type="float">
            <text:p>0.4465116279</text:p>
          </table:table-cell>
          <table:table-cell table:style-name="ce5" table:formula="of:=INDIRECT([.F$3]&amp;&quot;!$I4&quot;; 1)" office:value-type="float" office:value="0.43312101910828" calcext:value-type="float">
            <text:p>0.4331210191</text:p>
          </table:table-cell>
          <table:table-cell table:style-name="ce5" table:formula="of:=INDIRECT([.G$3]&amp;&quot;!$I4&quot;; 1)" office:value-type="float" office:value="0.77720207253886" calcext:value-type="float">
            <text:p>0.7772020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5" table:formula="of:=INDIRECT([.B$3]&amp;&quot;!$I5&quot;; 1)" office:value-type="float" office:value="0" calcext:value-type="float">
            <text:p>0</text:p>
          </table:table-cell>
          <table:table-cell table:style-name="ce5" table:formula="of:=INDIRECT([.C$3]&amp;&quot;!$I5&quot;; 1)" office:value-type="float" office:value="0.191111111111111" calcext:value-type="float">
            <text:p>0.1911111111</text:p>
          </table:table-cell>
          <table:table-cell table:style-name="ce5" table:formula="of:=INDIRECT([.D$3]&amp;&quot;!$I5&quot;; 1)" office:value-type="float" office:value="0.353846153846154" calcext:value-type="float">
            <text:p>0.3538461538</text:p>
          </table:table-cell>
          <table:table-cell table:style-name="ce5" table:formula="of:=INDIRECT([.E$3]&amp;&quot;!$I5&quot;; 1)" office:value-type="float" office:value="0.505494505494506" calcext:value-type="float">
            <text:p>0.5054945055</text:p>
          </table:table-cell>
          <table:table-cell table:style-name="ce5" table:formula="of:=INDIRECT([.F$3]&amp;&quot;!$I5&quot;; 1)" office:value-type="float" office:value="0.425" calcext:value-type="float">
            <text:p>0.425</text:p>
          </table:table-cell>
          <table:table-cell table:style-name="ce5" table:formula="of:=INDIRECT([.G$3]&amp;&quot;!$I5&quot;; 1)" office:value-type="float" office:value="0.753768844221105" calcext:value-type="float">
            <text:p>0.75376884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5" table:formula="of:=INDIRECT([.B$3]&amp;&quot;!$I6&quot;; 1)" office:value-type="float" office:value="0" calcext:value-type="float">
            <text:p>0</text:p>
          </table:table-cell>
          <table:table-cell table:style-name="ce5" table:formula="of:=INDIRECT([.C$3]&amp;&quot;!$I6&quot;; 1)" office:value-type="float" office:value="0.020979020979021" calcext:value-type="float">
            <text:p>0.020979021</text:p>
          </table:table-cell>
          <table:table-cell table:style-name="ce5" table:formula="of:=INDIRECT([.D$3]&amp;&quot;!$I6&quot;; 1)" office:value-type="float" office:value="0.173913043478261" calcext:value-type="float">
            <text:p>0.1739130435</text:p>
          </table:table-cell>
          <table:table-cell table:style-name="ce5" table:formula="of:=INDIRECT([.E$3]&amp;&quot;!$I6&quot;; 1)" office:value-type="float" office:value="0.244897959183673" calcext:value-type="float">
            <text:p>0.2448979592</text:p>
          </table:table-cell>
          <table:table-cell table:style-name="ce5" table:formula="of:=INDIRECT([.F$3]&amp;&quot;!$I6&quot;; 1)" office:value-type="float" office:value="0.412698412698413" calcext:value-type="float">
            <text:p>0.4126984127</text:p>
          </table:table-cell>
          <table:table-cell table:style-name="ce5" table:formula="of:=INDIRECT([.G$3]&amp;&quot;!$I6&quot;; 1)" office:value-type="float" office:value="0.764705882352941" calcext:value-type="float">
            <text:p>0.76470588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5" table:formula="of:=INDIRECT([.B$3]&amp;&quot;!$I7&quot;; 1)" office:value-type="float" office:value="0" calcext:value-type="float">
            <text:p>0</text:p>
          </table:table-cell>
          <table:table-cell table:style-name="ce5" table:formula="of:=INDIRECT([.C$3]&amp;&quot;!$I7&quot;; 1)" office:value-type="float" office:value="0.0909090909090909" calcext:value-type="float">
            <text:p>0.0909090909</text:p>
          </table:table-cell>
          <table:table-cell table:style-name="ce5" table:formula="of:=INDIRECT([.D$3]&amp;&quot;!$I7&quot;; 1)" office:value-type="float" office:value="0.347826086956522" calcext:value-type="float">
            <text:p>0.347826087</text:p>
          </table:table-cell>
          <table:table-cell table:style-name="ce5" table:formula="of:=INDIRECT([.E$3]&amp;&quot;!$I7&quot;; 1)" office:value-type="float" office:value="0.324324324324324" calcext:value-type="float">
            <text:p>0.3243243243</text:p>
          </table:table-cell>
          <table:table-cell table:style-name="ce5" table:formula="of:=INDIRECT([.F$3]&amp;&quot;!$I7&quot;; 1)" office:value-type="float" office:value="0.787878787878788" calcext:value-type="float">
            <text:p>0.7878787879</text:p>
          </table:table-cell>
          <table:table-cell table:style-name="ce5" table:formula="of:=INDIRECT([.G$3]&amp;&quot;!$I7&quot;; 1)" office:value-type="float" office:value="0.896551724137931" calcext:value-type="float">
            <text:p>0.896551724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CC_EVAL.G44" table:end-x="4.48pt" table:end-y="11.96pt" draw:z-index="0" draw:name="Chart 8" draw:style-name="gr1" draw:text-style-name="P1" svg:width="535.46pt" svg:height="278.19pt" svg:x="9.01pt" svg:y="1.5pt">
              <loext:p draw:notify-on-update-of-ranges="CC_EVAL.B3:CC_EVAL.G3 CC_EVAL.A4:CC_EVAL.A4 CC_EVAL.B4:CC_EVAL.G4 CC_EVAL.A5:CC_EVAL.A5 CC_EVAL.B5:CC_EVAL.G5 CC_EVAL.A6:CC_EVAL.A6 CC_EVAL.B6:CC_EVAL.G6 CC_EVAL.A7:CC_EVAL.A7 CC_EVAL.B7:CC_EVAL.G7 CC_EVAL.A8:CC_EVAL.A8 CC_EVAL.B8:CC_EVAL.G8 CC_EVAL.A9:CC_EVAL.A9 CC_EVAL.B9:CC_EVAL.G9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CC_EVAL.M44" table:end-x="13.46pt" table:end-y="12.7pt" draw:z-index="1" draw:name="Chart 9" draw:style-name="gr1" draw:text-style-name="P1" svg:width="535.46pt" svg:height="278.19pt" svg:x="18pt" svg:y="2.24pt">
              <loext:p draw:notify-on-update-of-ranges="CC_EVAL.B3:CC_EVAL.G3 CC_EVAL.A12:CC_EVAL.A12 CC_EVAL.B12:CC_EVAL.G12 CC_EVAL.A13:CC_EVAL.A13 CC_EVAL.B13:CC_EVAL.G13 CC_EVAL.A14:CC_EVAL.A14 CC_EVAL.B14:CC_EVAL.G14 CC_EVAL.A15:CC_EVAL.A15 CC_EVAL.B15:CC_EVAL.G15 CC_EVAL.A16:CC_EVAL.A16 CC_EVAL.B16:CC_EVAL.G16 CC_EVAL.A17:CC_EVAL.A17 CC_EVAL.B17:CC_EVAL.G1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CC_EVAL.S44" table:end-x="26.22pt" table:end-y="13.46pt" draw:z-index="2" draw:name="Chart 10" draw:style-name="gr1" draw:text-style-name="P1" svg:width="535.46pt" svg:height="278.19pt" svg:x="30.76pt" svg:y="3pt">
              <loext:p draw:notify-on-update-of-ranges="CC_EVAL.B3:CC_EVAL.G3 CC_EVAL.A20:CC_EVAL.A20 CC_EVAL.B20:CC_EVAL.G20 CC_EVAL.A21:CC_EVAL.A21 CC_EVAL.B21:CC_EVAL.G21 CC_EVAL.A22:CC_EVAL.A22 CC_EVAL.B22:CC_EVAL.G22 CC_EVAL.A23:CC_EVAL.A23 CC_EVAL.B23:CC_EVAL.G23 CC_EVAL.A24:CC_EVAL.A24 CC_EVAL.B24:CC_EVAL.G24 CC_EVAL.A25:CC_EVAL.A25 CC_EVAL.B25:CC_EVAL.G25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eaned_Eval" table:style-name="ta12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Cleaned Eval</text:p>
          </table:table-cell>
          <table:table-cell table:number-columns-repeated="6"/>
          <table:table-cell>
            <draw:frame table:end-cell-address="Cleaned_Eval.N18" table:end-x="25.46pt" table:end-y="10.46pt" draw:z-index="2" draw:name="Chart 13" draw:style-name="gr1" draw:text-style-name="P1" svg:width="535.46pt" svg:height="278.19pt" svg:x="29.99pt" svg:y="0pt">
              <loext:p draw:notify-on-update-of-ranges="Cleaned_Eval.B13:Cleaned_Eval.G13 Cleaned_Eval.A14:Cleaned_Eval.A14 Cleaned_Eval.B14:Cleaned_Eval.G14 Cleaned_Eval.A15:Cleaned_Eval.A15 Cleaned_Eval.B15:Cleaned_Eval.G15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CC_T1</text:p>
          </table:table-cell>
          <table:table-cell table:style-name="ce9" office:value-type="string" calcext:value-type="string">
            <text:p>CC_T2</text:p>
          </table:table-cell>
          <table:table-cell table:style-name="ce9" office:value-type="string" calcext:value-type="string">
            <text:p>CC_T3</text:p>
          </table:table-cell>
          <table:table-cell table:style-name="ce9" office:value-type="string" calcext:value-type="string">
            <text:p>CC_T3_PolyDP</text:p>
          </table:table-cell>
          <table:table-cell table:style-name="ce9" office:value-type="string" calcext:value-type="string">
            <text:p>CC_T4</text:p>
          </table:table-cell>
          <table:table-cell table:style-name="ce9" office:value-type="string" calcext:value-type="string">
            <text:p>CC_T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formula="of:=AVERAGEIF(INDIRECT([.B$3]&amp;&quot;!$A$2:$A$7&quot;); &quot;&lt;&gt;*_C&quot;; INDIRECT([.B$3]&amp;&quot;!$G$2:$G$7&quot;))" office:value-type="float" office:value="0.166666666666667" calcext:value-type="float">
            <text:p>0.1666666667</text:p>
          </table:table-cell>
          <table:table-cell table:formula="of:=AVERAGEIF(INDIRECT([.C$3]&amp;&quot;!$A$2:$A$7&quot;); &quot;&lt;&gt;*_C&quot;; INDIRECT([.C$3]&amp;&quot;!$G$2:$G$7&quot;))" office:value-type="float" office:value="0.0574844890338172" calcext:value-type="float">
            <text:p>0.057484489</text:p>
          </table:table-cell>
          <table:table-cell table:formula="of:=AVERAGEIF(INDIRECT([.D$3]&amp;&quot;!$A$2:$A$7&quot;); &quot;&lt;&gt;*_C&quot;; INDIRECT([.D$3]&amp;&quot;!$G$2:$G$7&quot;))" office:value-type="float" office:value="0.189494743283377" calcext:value-type="float">
            <text:p>0.1894947433</text:p>
          </table:table-cell>
          <table:table-cell table:formula="of:=AVERAGEIF(INDIRECT([.E$3]&amp;&quot;!$A$2:$A$7&quot;); &quot;&lt;&gt;*_C&quot;; INDIRECT([.E$3]&amp;&quot;!$G$2:$G$7&quot;))" office:value-type="float" office:value="0.230347122013789" calcext:value-type="float">
            <text:p>0.230347122</text:p>
          </table:table-cell>
          <table:table-cell table:formula="of:=AVERAGEIF(INDIRECT([.F$3]&amp;&quot;!$A$2:$A$7&quot;); &quot;&lt;&gt;*_C&quot;; INDIRECT([.F$3]&amp;&quot;!$G$2:$G$7&quot;))" office:value-type="float" office:value="0.383157205645494" calcext:value-type="float">
            <text:p>0.3831572056</text:p>
          </table:table-cell>
          <table:table-cell table:formula="of:=AVERAGEIF(INDIRECT([.G$3]&amp;&quot;!$A$2:$A$7&quot;); &quot;&lt;&gt;*_C&quot;; INDIRECT([.G$3]&amp;&quot;!$G$2:$G$7&quot;))" office:value-type="float" office:value="0.743309722823802" calcext:value-type="float">
            <text:p>0.74330972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eaned</text:p>
          </table:table-cell>
          <table:table-cell table:formula="of:=AVERAGEIF(INDIRECT([.B$3]&amp;&quot;!$A$2:$A$7&quot;); &quot;*_C&quot;; INDIRECT([.B$3]&amp;&quot;!$G$2:$G$7&quot;))" office:value-type="string" office:string-value="" calcext:value-type="error">
            <text:p>#DIV/0!</text:p>
          </table:table-cell>
          <table:table-cell table:formula="of:=AVERAGEIF(INDIRECT([.C$3]&amp;&quot;!$A$2:$A$7&quot;); &quot;*_C&quot;; INDIRECT([.C$3]&amp;&quot;!$G$2:$G$7&quot;))" office:value-type="string" office:string-value="" calcext:value-type="error">
            <text:p>#DIV/0!</text:p>
          </table:table-cell>
          <table:table-cell table:formula="of:=AVERAGEIF(INDIRECT([.D$3]&amp;&quot;!$A$2:$A$7&quot;); &quot;*_C&quot;; INDIRECT([.D$3]&amp;&quot;!$G$2:$G$7&quot;))" office:value-type="string" office:string-value="" calcext:value-type="error">
            <text:p>#DIV/0!</text:p>
          </table:table-cell>
          <table:table-cell table:formula="of:=AVERAGEIF(INDIRECT([.E$3]&amp;&quot;!$A$2:$A$7&quot;); &quot;*_C&quot;; INDIRECT([.E$3]&amp;&quot;!$G$2:$G$7&quot;))" office:value-type="string" office:string-value="" calcext:value-type="error">
            <text:p>#DIV/0!</text:p>
          </table:table-cell>
          <table:table-cell table:formula="of:=AVERAGEIF(INDIRECT([.F$3]&amp;&quot;!$A$2:$A$7&quot;); &quot;*_C&quot;; INDIRECT([.F$3]&amp;&quot;!$G$2:$G$7&quot;))" office:value-type="string" office:string-value="" calcext:value-type="error">
            <text:p>#DIV/0!</text:p>
          </table:table-cell>
          <table:table-cell table:formula="of:=AVERAGEIF(INDIRECT([.G$3]&amp;&quot;!$A$2:$A$7&quot;); &quot;*_C&quot;; INDIRECT([.G$3]&amp;&quot;!$G$2:$G$7&quot;)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ca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CC_T1</text:p>
          </table:table-cell>
          <table:table-cell table:style-name="ce9" office:value-type="string" calcext:value-type="string">
            <text:p>CC_T2</text:p>
          </table:table-cell>
          <table:table-cell table:style-name="ce9" office:value-type="string" calcext:value-type="string">
            <text:p>CC_T3</text:p>
          </table:table-cell>
          <table:table-cell table:style-name="ce9" office:value-type="string" calcext:value-type="string">
            <text:p>CC_T3_PolyDP</text:p>
          </table:table-cell>
          <table:table-cell table:style-name="ce9" office:value-type="string" calcext:value-type="string">
            <text:p>CC_T4</text:p>
          </table:table-cell>
          <table:table-cell table:style-name="ce9" office:value-type="string" calcext:value-type="string">
            <text:p>CC_T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formula="of:=AVERAGEIF(INDIRECT([.B$3]&amp;&quot;!$A$2:$A$7&quot;); &quot;&lt;&gt;*_C&quot;; INDIRECT([.B$3]&amp;&quot;!$H$2:$H$7&quot;))" office:value-type="float" office:value="0.0128205128205128" calcext:value-type="float">
            <text:p>0.0128205128</text:p>
          </table:table-cell>
          <table:table-cell table:formula="of:=AVERAGEIF(INDIRECT([.C$3]&amp;&quot;!$A$2:$A$7&quot;); &quot;&lt;&gt;*_C&quot;; INDIRECT([.C$3]&amp;&quot;!$H$2:$H$7&quot;))" office:value-type="float" office:value="0.469401709401709" calcext:value-type="float">
            <text:p>0.4694017094</text:p>
          </table:table-cell>
          <table:table-cell table:formula="of:=AVERAGEIF(INDIRECT([.D$3]&amp;&quot;!$A$2:$A$7&quot;); &quot;&lt;&gt;*_C&quot;; INDIRECT([.D$3]&amp;&quot;!$H$2:$H$7&quot;))" office:value-type="float" office:value="0.91982905982906" calcext:value-type="float">
            <text:p>0.9198290598</text:p>
          </table:table-cell>
          <table:table-cell table:formula="of:=AVERAGEIF(INDIRECT([.E$3]&amp;&quot;!$A$2:$A$7&quot;); &quot;&lt;&gt;*_C&quot;; INDIRECT([.E$3]&amp;&quot;!$H$2:$H$7&quot;))" office:value-type="float" office:value="0.452307692307692" calcext:value-type="float">
            <text:p>0.4523076923</text:p>
          </table:table-cell>
          <table:table-cell table:formula="of:=AVERAGEIF(INDIRECT([.F$3]&amp;&quot;!$A$2:$A$7&quot;); &quot;&lt;&gt;*_C&quot;; INDIRECT([.F$3]&amp;&quot;!$H$2:$H$7&quot;))" office:value-type="float" office:value="0.968888888888889" calcext:value-type="float">
            <text:p>0.9688888889</text:p>
          </table:table-cell>
          <table:table-cell table:formula="of:=AVERAGEIF(INDIRECT([.G$3]&amp;&quot;!$A$2:$A$7&quot;); &quot;&lt;&gt;*_C&quot;; INDIRECT([.G$3]&amp;&quot;!$H$2:$H$7&quot;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eaned</text:p>
          </table:table-cell>
          <table:table-cell table:formula="of:=AVERAGEIF(INDIRECT([.B$3]&amp;&quot;!$A$2:$A$7&quot;); &quot;*_C&quot;; INDIRECT([.B$3]&amp;&quot;!$H$2:$H$7&quot;))" office:value-type="string" office:string-value="" calcext:value-type="error">
            <text:p>#DIV/0!</text:p>
          </table:table-cell>
          <table:table-cell table:formula="of:=AVERAGEIF(INDIRECT([.C$3]&amp;&quot;!$A$2:$A$7&quot;); &quot;*_C&quot;; INDIRECT([.C$3]&amp;&quot;!$H$2:$H$7&quot;))" office:value-type="string" office:string-value="" calcext:value-type="error">
            <text:p>#DIV/0!</text:p>
          </table:table-cell>
          <table:table-cell table:formula="of:=AVERAGEIF(INDIRECT([.D$3]&amp;&quot;!$A$2:$A$7&quot;); &quot;*_C&quot;; INDIRECT([.D$3]&amp;&quot;!$H$2:$H$7&quot;))" office:value-type="string" office:string-value="" calcext:value-type="error">
            <text:p>#DIV/0!</text:p>
          </table:table-cell>
          <table:table-cell table:formula="of:=AVERAGEIF(INDIRECT([.E$3]&amp;&quot;!$A$2:$A$7&quot;); &quot;*_C&quot;; INDIRECT([.E$3]&amp;&quot;!$H$2:$H$7&quot;))" office:value-type="string" office:string-value="" calcext:value-type="error">
            <text:p>#DIV/0!</text:p>
          </table:table-cell>
          <table:table-cell table:formula="of:=AVERAGEIF(INDIRECT([.F$3]&amp;&quot;!$A$2:$A$7&quot;); &quot;*_C&quot;; INDIRECT([.F$3]&amp;&quot;!$H$2:$H$7&quot;))" office:value-type="string" office:string-value="" calcext:value-type="error">
            <text:p>#DIV/0!</text:p>
          </table:table-cell>
          <table:table-cell table:formula="of:=AVERAGEIF(INDIRECT([.G$3]&amp;&quot;!$A$2:$A$7&quot;); &quot;*_C&quot;; INDIRECT([.G$3]&amp;&quot;!$H$2:$H$7&quot;)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1-Sco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CC_T1</text:p>
          </table:table-cell>
          <table:table-cell table:style-name="ce9" office:value-type="string" calcext:value-type="string">
            <text:p>CC_T2</text:p>
          </table:table-cell>
          <table:table-cell table:style-name="ce9" office:value-type="string" calcext:value-type="string">
            <text:p>CC_T3</text:p>
          </table:table-cell>
          <table:table-cell table:style-name="ce9" office:value-type="string" calcext:value-type="string">
            <text:p>CC_T3_PolyDP</text:p>
          </table:table-cell>
          <table:table-cell table:style-name="ce9" office:value-type="string" calcext:value-type="string">
            <text:p>CC_T4</text:p>
          </table:table-cell>
          <table:table-cell table:style-name="ce9" office:value-type="string" calcext:value-type="string">
            <text:p>CC_T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formula="of:=AVERAGEIF(INDIRECT([.B$3]&amp;&quot;!$A$2:$A$7&quot;); &quot;&lt;&gt;*_C&quot;; INDIRECT([.B$3]&amp;&quot;!$I$2:$I$7&quot;))" office:value-type="float" office:value="0.0238095238095238" calcext:value-type="float">
            <text:p>0.0238095238</text:p>
          </table:table-cell>
          <table:table-cell table:formula="of:=AVERAGEIF(INDIRECT([.C$3]&amp;&quot;!$A$2:$A$7&quot;); &quot;&lt;&gt;*_C&quot;; INDIRECT([.C$3]&amp;&quot;!$I$2:$I$7&quot;))" office:value-type="float" office:value="0.099000481000481" calcext:value-type="float">
            <text:p>0.099000481</text:p>
          </table:table-cell>
          <table:table-cell table:formula="of:=AVERAGEIF(INDIRECT([.D$3]&amp;&quot;!$A$2:$A$7&quot;); &quot;&lt;&gt;*_C&quot;; INDIRECT([.D$3]&amp;&quot;!$I$2:$I$7&quot;))" office:value-type="float" office:value="0.309164930468101" calcext:value-type="float">
            <text:p>0.3091649305</text:p>
          </table:table-cell>
          <table:table-cell table:formula="of:=AVERAGEIF(INDIRECT([.E$3]&amp;&quot;!$A$2:$A$7&quot;); &quot;&lt;&gt;*_C&quot;; INDIRECT([.E$3]&amp;&quot;!$I$2:$I$7&quot;))" office:value-type="float" office:value="0.288723254670099" calcext:value-type="float">
            <text:p>0.2887232547</text:p>
          </table:table-cell>
          <table:table-cell table:formula="of:=AVERAGEIF(INDIRECT([.F$3]&amp;&quot;!$A$2:$A$7&quot;); &quot;&lt;&gt;*_C&quot;; INDIRECT([.F$3]&amp;&quot;!$I$2:$I$7&quot;))" office:value-type="float" office:value="0.52932629528794" calcext:value-type="float">
            <text:p>0.5293262953</text:p>
          </table:table-cell>
          <table:table-cell table:formula="of:=AVERAGEIF(INDIRECT([.G$3]&amp;&quot;!$A$2:$A$7&quot;); &quot;&lt;&gt;*_C&quot;; INDIRECT([.G$3]&amp;&quot;!$I$2:$I$7&quot;))" office:value-type="float" office:value="0.845597409242371" calcext:value-type="float">
            <text:p>0.84559740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eaned</text:p>
          </table:table-cell>
          <table:table-cell table:formula="of:=AVERAGEIF(INDIRECT([.B$3]&amp;&quot;!$A$2:$A$7&quot;); &quot;*_C&quot;; INDIRECT([.B$3]&amp;&quot;!$I$2:$I$7&quot;))" office:value-type="string" office:string-value="" calcext:value-type="error">
            <text:p>#DIV/0!</text:p>
          </table:table-cell>
          <table:table-cell table:formula="of:=AVERAGEIF(INDIRECT([.C$3]&amp;&quot;!$A$2:$A$7&quot;); &quot;*_C&quot;; INDIRECT([.C$3]&amp;&quot;!$I$2:$I$7&quot;))" office:value-type="string" office:string-value="" calcext:value-type="error">
            <text:p>#DIV/0!</text:p>
          </table:table-cell>
          <table:table-cell table:formula="of:=AVERAGEIF(INDIRECT([.D$3]&amp;&quot;!$A$2:$A$7&quot;); &quot;*_C&quot;; INDIRECT([.D$3]&amp;&quot;!$I$2:$I$7&quot;))" office:value-type="string" office:string-value="" calcext:value-type="error">
            <text:p>#DIV/0!</text:p>
          </table:table-cell>
          <table:table-cell table:formula="of:=AVERAGEIF(INDIRECT([.E$3]&amp;&quot;!$A$2:$A$7&quot;); &quot;*_C&quot;; INDIRECT([.E$3]&amp;&quot;!$I$2:$I$7&quot;))" office:value-type="string" office:string-value="" calcext:value-type="error">
            <text:p>#DIV/0!</text:p>
          </table:table-cell>
          <table:table-cell table:formula="of:=AVERAGEIF(INDIRECT([.F$3]&amp;&quot;!$A$2:$A$7&quot;); &quot;*_C&quot;; INDIRECT([.F$3]&amp;&quot;!$I$2:$I$7&quot;))" office:value-type="string" office:string-value="" calcext:value-type="error">
            <text:p>#DIV/0!</text:p>
          </table:table-cell>
          <table:table-cell table:formula="of:=AVERAGEIF(INDIRECT([.G$3]&amp;&quot;!$A$2:$A$7&quot;); &quot;*_C&quot;; INDIRECT([.G$3]&amp;&quot;!$I$2:$I$7&quot;)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>
          <table:table-cell table:number-columns-repeated="7"/>
          <table:table-cell>
            <draw:frame table:end-cell-address="Cleaned_Eval.N37" table:end-x="17.97pt" table:end-y="9.72pt" draw:z-index="1" draw:name="Chart 12" draw:style-name="gr1" draw:text-style-name="P1" svg:width="535.46pt" svg:height="278.22pt" svg:x="22.51pt" svg:y="15pt">
              <loext:p draw:notify-on-update-of-ranges="Cleaned_Eval.B8:Cleaned_Eval.G8 Cleaned_Eval.A9:Cleaned_Eval.A9 Cleaned_Eval.B9:Cleaned_Eval.G9 Cleaned_Eval.A10:Cleaned_Eval.A10 Cleaned_Eval.B10:Cleaned_Eval.G10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>
            <draw:frame table:end-cell-address="Cleaned_Eval.G37" table:end-x="34.47pt" table:end-y="11.2pt" draw:z-index="0" draw:name="Chart 11" draw:style-name="gr1" draw:text-style-name="P1" svg:width="536.2pt" svg:height="278.22pt" svg:x="42.01pt" svg:y="0.74pt">
              <loext:p draw:notify-on-update-of-ranges="Cleaned_Eval.B3:Cleaned_Eval.G3 Cleaned_Eval.A4:Cleaned_Eval.A4 Cleaned_Eval.B4:Cleaned_Eval.G4 Cleaned_Eval.A5:Cleaned_Eval.A5 Cleaned_Eval.B5:Cleaned_Eval.G5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_DD" table:style-name="ta13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2]-[.C2]" office:value-type="float" office:value="11" calcext:value-type="float">
            <text:p>11</text:p>
          </table:table-cell>
          <table:table-cell table:style-name="ce5" table:formula="of:=[$PlanData.$C$2]-[.C2]" office:value-type="string" office:string-value="13" calcext:value-type="string">
            <text:p>13</text:p>
          </table:table-cell>
          <table:table-cell table:style-name="ce3"/>
          <table:table-cell table:style-name="ce5" table:formula="of:=IFERROR([.C2]/([.C2]+[.D2]); &quot;&quot;)" office:value-type="float" office:value="0.541666666666667" calcext:value-type="float">
            <text:p>0.5416666667</text:p>
          </table:table-cell>
          <table:table-cell table:style-name="ce5" table:formula="of:=IFERROR([.C2]/([.C2]+[.E2]); &quot;&quot;)" office:value-type="float" office:value="0.5" calcext:value-type="float">
            <text:p>0.5</text:p>
          </table:table-cell>
          <table:table-cell table:style-name="ce5" table:formula="of:=IFERROR(2*(([.G2]*[.H2])/([.G2]+[.H2])); 0)" office:value-type="float" office:value="0.52" calcext:value-type="float">
            <text:p>0.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B3]-[.C3]" office:value-type="float" office:value="2" calcext:value-type="float">
            <text:p>2</text:p>
          </table:table-cell>
          <table:table-cell table:style-name="ce5" table:formula="of:=[$PlanData.$C$2]-[.C3]" office:value-type="string" office:string-value="4" calcext:value-type="string">
            <text:p>4</text:p>
          </table:table-cell>
          <table:table-cell table:style-name="ce3"/>
          <table:table-cell table:style-name="ce5" table:formula="of:=IFERROR([.C3]/([.C3]+[.D3]); &quot;&quot;)" office:value-type="float" office:value="0.916666666666667" calcext:value-type="float">
            <text:p>0.9166666667</text:p>
          </table:table-cell>
          <table:table-cell table:style-name="ce5" table:formula="of:=IFERROR([.C3]/([.C3]+[.E3]); &quot;&quot;)" office:value-type="float" office:value="0.846153846153846" calcext:value-type="float">
            <text:p>0.8461538462</text:p>
          </table:table-cell>
          <table:table-cell table:style-name="ce5" table:formula="of:=IFERROR(2*(([.G3]*[.H3])/([.G3]+[.H3])); 0)" office:value-type="float" office:value="0.88" calcext:value-type="float">
            <text:p>0.8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[.B4]-[.C4]" office:value-type="float" office:value="33" calcext:value-type="float">
            <text:p>33</text:p>
          </table:table-cell>
          <table:table-cell table:style-name="ce5" table:formula="of:=[$PlanData.$C$4]-[.C4]" office:value-type="string" office:string-value="0" calcext:value-type="string">
            <text:p>0</text:p>
          </table:table-cell>
          <table:table-cell table:style-name="ce3"/>
          <table:table-cell table:style-name="ce5" table:formula="of:=IFERROR([.C4]/([.C4]+[.D4]); &quot;&quot;)" office:value-type="float" office:value="0.694444444444444" calcext:value-type="float">
            <text:p>0.6944444444</text:p>
          </table:table-cell>
          <table:table-cell table:style-name="ce5" table:formula="of:=IFERROR([.C4]/([.C4]+[.E4]); &quot;&quot;)" office:value-type="float" office:value="1" calcext:value-type="float">
            <text:p>1</text:p>
          </table:table-cell>
          <table:table-cell table:style-name="ce5" table:formula="of:=IFERROR(2*(([.G4]*[.H4])/([.G4]+[.H4])); 0)" office:value-type="float" office:value="0.819672131147541" calcext:value-type="float">
            <text:p>0.81967213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[.B5]-[.C5]" office:value-type="float" office:value="43" calcext:value-type="float">
            <text:p>43</text:p>
          </table:table-cell>
          <table:table-cell table:style-name="ce5" table:formula="of:=[$PlanData.$C$4]-[.C5]" office:value-type="string" office:string-value="0" calcext:value-type="string">
            <text:p>0</text:p>
          </table:table-cell>
          <table:table-cell table:style-name="ce3"/>
          <table:table-cell table:style-name="ce5" table:formula="of:=IFERROR([.C5]/([.C5]+[.D5]); &quot;&quot;)" office:value-type="float" office:value="0.635593220338983" calcext:value-type="float">
            <text:p>0.6355932203</text:p>
          </table:table-cell>
          <table:table-cell table:style-name="ce5" table:formula="of:=IFERROR([.C5]/([.C5]+[.E5]); &quot;&quot;)" office:value-type="float" office:value="1" calcext:value-type="float">
            <text:p>1</text:p>
          </table:table-cell>
          <table:table-cell table:style-name="ce5" table:formula="of:=IFERROR(2*(([.G5]*[.H5])/([.G5]+[.H5])); 0)" office:value-type="float" office:value="0.77720207253886" calcext:value-type="float">
            <text:p>0.77720207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3" table:formula="of:=[.B6]-[.C6]" office:value-type="float" office:value="8" calcext:value-type="float">
            <text:p>8</text:p>
          </table:table-cell>
          <table:table-cell table:style-name="ce5" table:formula="of:=[$PlanData.$C$3]-[.C6]" office:value-type="string" office:string-value="0" calcext:value-type="string">
            <text:p>0</text:p>
          </table:table-cell>
          <table:table-cell table:style-name="ce3"/>
          <table:table-cell table:style-name="ce5" table:formula="of:=IFERROR([.C6]/([.C6]+[.D6]); &quot;&quot;)" office:value-type="float" office:value="0.619047619047619" calcext:value-type="float">
            <text:p>0.619047619</text:p>
          </table:table-cell>
          <table:table-cell table:style-name="ce5" table:formula="of:=IFERROR([.C6]/([.C6]+[.E6]); &quot;&quot;)" office:value-type="float" office:value="1" calcext:value-type="float">
            <text:p>1</text:p>
          </table:table-cell>
          <table:table-cell table:style-name="ce5" table:formula="of:=IFERROR(2*(([.G6]*[.H6])/([.G6]+[.H6])); 0)" office:value-type="float" office:value="0.764705882352941" calcext:value-type="float">
            <text:p>0.76470588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7]-[.C7]" office:value-type="float" office:value="3" calcext:value-type="float">
            <text:p>3</text:p>
          </table:table-cell>
          <table:table-cell table:style-name="ce5" table:formula="of:=[$PlanData.$C$3]-[.C7]" office:value-type="string" office:string-value="0" calcext:value-type="string">
            <text:p>0</text:p>
          </table:table-cell>
          <table:table-cell/>
          <table:table-cell table:style-name="ce5" table:formula="of:=IFERROR([.C7]/([.C7]+[.D7]); &quot;&quot;)" office:value-type="float" office:value="0.8125" calcext:value-type="float">
            <text:p>0.8125</text:p>
          </table:table-cell>
          <table:table-cell table:style-name="ce5" table:formula="of:=IFERROR([.C7]/([.C7]+[.E7]); &quot;&quot;)" office:value-type="float" office:value="1" calcext:value-type="float">
            <text:p>1</text:p>
          </table:table-cell>
          <table:table-cell table:style-name="ce5" table:formula="of:=IFERROR(2*(([.G7]*[.H7])/([.G7]+[.H7])); 0)" office:value-type="float" office:value="0.896551724137931" calcext:value-type="float">
            <text:p>0.896551724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Offs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_C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Simple_DD.H37" table:end-x="7.46pt" table:end-y="6.72pt" draw:z-index="0" draw:name="Chart 14" draw:style-name="gr1" draw:text-style-name="P1" svg:width="535.46pt" svg:height="278.22pt" svg:x="11.99pt" svg:y="11.99pt">
              <loext:p draw:notify-on-update-of-ranges="Simple_DD.A1:Simple_DD.A7 Simple_DD.G1:Simple_DD.G7 Simple_DD.H1:Simple_DD.H7 Simple_DD.I1:Simple_DD.I7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int_DD" table:style-name="ta14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-[.C2]" office:value-type="float" office:value="6" calcext:value-type="float">
            <text:p>6</text:p>
          </table:table-cell>
          <table:table-cell table:style-name="ce5" table:formula="of:=[$PlanData.$C$2]-[.C2]" office:value-type="string" office:string-value="22" calcext:value-type="string">
            <text:p>22</text:p>
          </table:table-cell>
          <table:table-cell table:style-name="ce3"/>
          <table:table-cell table:style-name="ce5" table:formula="of:=IFERROR([.C2]/([.C2]+[.D2]); &quot;&quot;)" office:value-type="float" office:value="0.4" calcext:value-type="float">
            <text:p>0.4</text:p>
          </table:table-cell>
          <table:table-cell table:style-name="ce5" table:formula="of:=IFERROR([.C2]/([.C2]+[.E2]); &quot;&quot;)" office:value-type="float" office:value="0.153846153846154" calcext:value-type="float">
            <text:p>0.1538461538</text:p>
          </table:table-cell>
          <table:table-cell table:style-name="ce5" table:formula="of:=IFERROR(2*(([.G2]*[.H2])/([.G2]+[.H2])); 0)" office:value-type="float" office:value="0.222222222222222" calcext:value-type="float">
            <text:p>0.222222222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-[.C3]" office:value-type="float" office:value="1" calcext:value-type="float">
            <text:p>1</text:p>
          </table:table-cell>
          <table:table-cell table:style-name="ce5" table:formula="of:=[$PlanData.$C$2]-[.C3]" office:value-type="string" office:string-value="13" calcext:value-type="string">
            <text:p>13</text:p>
          </table:table-cell>
          <table:table-cell table:style-name="ce3"/>
          <table:table-cell table:style-name="ce5" table:formula="of:=IFERROR([.C3]/([.C3]+[.D3]); &quot;&quot;)" office:value-type="float" office:value="0.928571428571429" calcext:value-type="float">
            <text:p>0.9285714286</text:p>
          </table:table-cell>
          <table:table-cell table:style-name="ce5" table:formula="of:=IFERROR([.C3]/([.C3]+[.E3]); &quot;&quot;)" office:value-type="float" office:value="0.5" calcext:value-type="float">
            <text:p>0.5</text:p>
          </table:table-cell>
          <table:table-cell table:style-name="ce5" table:formula="of:=IFERROR(2*(([.G3]*[.H3])/([.G3]+[.H3])); 0)"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4]-[.C4]" office:value-type="float" office:value="0" calcext:value-type="float">
            <text:p>0</text:p>
          </table:table-cell>
          <table:table-cell table:style-name="ce5" table:formula="of:=[$PlanData.$C$4]-[.C4]" office:value-type="string" office:string-value="75" calcext:value-type="string">
            <text:p>75</text:p>
          </table:table-cell>
          <table:table-cell table:style-name="ce3"/>
          <table:table-cell table:style-name="ce5" table:formula="of:=IFERROR([.C4]/([.C4]+[.D4]); &quot;&quot;)">
            <text:p/>
          </table:table-cell>
          <table:table-cell table:style-name="ce5" table:formula="of:=IFERROR([.C4]/([.C4]+[.E4]); &quot;&quot;)" office:value-type="float" office:value="0" calcext:value-type="float">
            <text:p>0</text:p>
          </table:table-cell>
          <table:table-cell table:style-name="ce5" table:formula="of:=IFERROR(2*(([.G4]*[.H4])/([.G4]+[.H4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formula="of:=[.B5]-[.C5]" office:value-type="float" office:value="0" calcext:value-type="float">
            <text:p>0</text:p>
          </table:table-cell>
          <table:table-cell table:style-name="ce5" table:formula="of:=[$PlanData.$C$4]-[.C5]" office:value-type="string" office:string-value="75" calcext:value-type="string">
            <text:p>75</text:p>
          </table:table-cell>
          <table:table-cell table:style-name="ce3"/>
          <table:table-cell table:style-name="ce5" table:formula="of:=IFERROR([.C5]/([.C5]+[.D5]); &quot;&quot;)">
            <text:p/>
          </table:table-cell>
          <table:table-cell table:style-name="ce5" table:formula="of:=IFERROR([.C5]/([.C5]+[.E5]); &quot;&quot;)" office:value-type="float" office:value="0" calcext:value-type="float">
            <text:p>0</text:p>
          </table:table-cell>
          <table:table-cell table:style-name="ce5" table:formula="of:=IFERROR(2*(([.G5]*[.H5])/([.G5]+[.H5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B6]-[.C6]" office:value-type="float" office:value="0" calcext:value-type="float">
            <text:p>0</text:p>
          </table:table-cell>
          <table:table-cell table:style-name="ce5" table:formula="of:=[$PlanData.$C$3]-[.C6]" office:value-type="string" office:string-value="13" calcext:value-type="string">
            <text:p>13</text:p>
          </table:table-cell>
          <table:table-cell table:style-name="ce3"/>
          <table:table-cell table:style-name="ce5" table:formula="of:=IFERROR([.C6]/([.C6]+[.D6]); &quot;&quot;)">
            <text:p/>
          </table:table-cell>
          <table:table-cell table:style-name="ce5" table:formula="of:=IFERROR([.C6]/([.C6]+[.E6]); &quot;&quot;)" office:value-type="float" office:value="0" calcext:value-type="float">
            <text:p>0</text:p>
          </table:table-cell>
          <table:table-cell table:style-name="ce5" table:formula="of:=IFERROR(2*(([.G6]*[.H6])/([.G6]+[.H6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7]-[.C7]" office:value-type="float" office:value="0" calcext:value-type="float">
            <text:p>0</text:p>
          </table:table-cell>
          <table:table-cell table:style-name="ce5" table:formula="of:=[$PlanData.$C$3]-[.C7]" office:value-type="string" office:string-value="13" calcext:value-type="string">
            <text:p>13</text:p>
          </table:table-cell>
          <table:table-cell/>
          <table:table-cell table:style-name="ce5" table:formula="of:=IFERROR([.C7]/([.C7]+[.D7]); &quot;&quot;)">
            <text:p/>
          </table:table-cell>
          <table:table-cell table:style-name="ce5" table:formula="of:=IFERROR([.C7]/([.C7]+[.E7]); &quot;&quot;)" office:value-type="float" office:value="0" calcext:value-type="float">
            <text:p>0</text:p>
          </table:table-cell>
          <table:table-cell table:style-name="ce5" table:formula="of:=IFERROR(2*(([.G7]*[.H7])/([.G7]+[.H7])); 0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/>
          <table:table-cell>
            <draw:frame table:end-cell-address="Point_DD.L28" table:end-x="39.71pt" table:end-y="4.48pt" draw:z-index="0" draw:name="Chart 15" draw:style-name="gr1" draw:text-style-name="P1" svg:width="535.46pt" svg:height="278.22pt" svg:x="44.25pt" svg:y="9.75pt">
              <loext:p draw:notify-on-update-of-ranges="Point_DD.A2:Point_DD.A7 Point_DD.G1:Point_DD.G1 Point_DD.G2:Point_DD.G7 Point_DD.H1:Point_DD.H1 Point_DD.H2:Point_DD.H7 Point_DD.I1:Point_DD.I1 Point_DD.I2:Point_DD.I7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0er_eg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0er_eg_C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m_DD" table:style-name="ta15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-[.C2]" office:value-type="float" office:value="4" calcext:value-type="float">
            <text:p>4</text:p>
          </table:table-cell>
          <table:table-cell table:style-name="ce5" table:formula="of:=[$PlanData.$B$2]-[.C2]" office:value-type="string" office:string-value="16" calcext:value-type="string">
            <text:p>16</text:p>
          </table:table-cell>
          <table:table-cell table:style-name="ce3"/>
          <table:table-cell table:style-name="ce5" table:formula="of:=IFERROR([.C2]/([.C2]+[.D2]); &quot;&quot;)" office:value-type="float" office:value="0.555555555555556" calcext:value-type="float">
            <text:p>0.5555555556</text:p>
          </table:table-cell>
          <table:table-cell table:style-name="ce5" table:formula="of:=IFERROR([.C2]/([.C2]+[.E2]); &quot;&quot;)" office:value-type="float" office:value="0.238095238095238" calcext:value-type="float">
            <text:p>0.2380952381</text:p>
          </table:table-cell>
          <table:table-cell table:style-name="ce5" table:formula="of:=IFERROR(2*(([.G2]*[.H2])/([.G2]+[.H2])); 0)" office:value-type="float" office:value="0.333333333333333" calcext:value-type="float">
            <text:p>0.333333333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3]-[.C3]" office:value-type="float" office:value="2" calcext:value-type="float">
            <text:p>2</text:p>
          </table:table-cell>
          <table:table-cell table:style-name="ce5" table:formula="of:=[$PlanData.$B$2]-[.C3]" office:value-type="string" office:string-value="3" calcext:value-type="string">
            <text:p>3</text:p>
          </table:table-cell>
          <table:table-cell table:style-name="ce3"/>
          <table:table-cell table:style-name="ce5" table:formula="of:=IFERROR([.C3]/([.C3]+[.D3]); &quot;&quot;)" office:value-type="float" office:value="0.9" calcext:value-type="float">
            <text:p>0.9</text:p>
          </table:table-cell>
          <table:table-cell table:style-name="ce5" table:formula="of:=IFERROR([.C3]/([.C3]+[.E3]); &quot;&quot;)" office:value-type="float" office:value="0.857142857142857" calcext:value-type="float">
            <text:p>0.8571428571</text:p>
          </table:table-cell>
          <table:table-cell table:style-name="ce5" table:formula="of:=IFERROR(2*(([.G3]*[.H3])/([.G3]+[.H3])); 0)" office:value-type="float" office:value="0.878048780487805" calcext:value-type="float">
            <text:p>0.87804878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B4]-[.C4]" office:value-type="float" office:value="3" calcext:value-type="float">
            <text:p>3</text:p>
          </table:table-cell>
          <table:table-cell table:style-name="ce5" table:formula="of:=[$PlanData.$B$4]-[.C4]" office:value-type="string" office:string-value="11" calcext:value-type="string">
            <text:p>11</text:p>
          </table:table-cell>
          <table:table-cell table:style-name="ce3"/>
          <table:table-cell table:style-name="ce5" table:formula="of:=IFERROR([.C4]/([.C4]+[.D4]); &quot;&quot;)" office:value-type="float" office:value="0.928571428571429" calcext:value-type="float">
            <text:p>0.9285714286</text:p>
          </table:table-cell>
          <table:table-cell table:style-name="ce5" table:formula="of:=IFERROR([.C4]/([.C4]+[.E4]); &quot;&quot;)" office:value-type="float" office:value="0.78" calcext:value-type="float">
            <text:p>0.78</text:p>
          </table:table-cell>
          <table:table-cell table:style-name="ce5" table:formula="of:=IFERROR(2*(([.G4]*[.H4])/([.G4]+[.H4])); 0)" office:value-type="float" office:value="0.847826086956522" calcext:value-type="float">
            <text:p>0.84782608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3" table:formula="of:=[.B5]-[.C5]" office:value-type="float" office:value="4" calcext:value-type="float">
            <text:p>4</text:p>
          </table:table-cell>
          <table:table-cell table:style-name="ce5" table:formula="of:=[$PlanData.$B$4]-[.C5]" office:value-type="string" office:string-value="13" calcext:value-type="string">
            <text:p>13</text:p>
          </table:table-cell>
          <table:table-cell table:style-name="ce3"/>
          <table:table-cell table:style-name="ce5" table:formula="of:=IFERROR([.C5]/([.C5]+[.D5]); &quot;&quot;)" office:value-type="float" office:value="0.902439024390244" calcext:value-type="float">
            <text:p>0.9024390244</text:p>
          </table:table-cell>
          <table:table-cell table:style-name="ce5" table:formula="of:=IFERROR([.C5]/([.C5]+[.E5]); &quot;&quot;)" office:value-type="float" office:value="0.74" calcext:value-type="float">
            <text:p>0.74</text:p>
          </table:table-cell>
          <table:table-cell table:style-name="ce5" table:formula="of:=IFERROR(2*(([.G5]*[.H5])/([.G5]+[.H5])); 0)" office:value-type="float" office:value="0.813186813186813" calcext:value-type="float">
            <text:p>0.81318681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formula="of:=[.B6]-[.C6]" office:value-type="float" office:value="8" calcext:value-type="float">
            <text:p>8</text:p>
          </table:table-cell>
          <table:table-cell table:style-name="ce5" table:formula="of:=[$PlanData.$B$3]-[.C6]" office:value-type="string" office:string-value="10" calcext:value-type="string">
            <text:p>10</text:p>
          </table:table-cell>
          <table:table-cell table:style-name="ce3"/>
          <table:table-cell table:style-name="ce5" table:formula="of:=IFERROR([.C6]/([.C6]+[.D6]); &quot;&quot;)" office:value-type="float" office:value="0.2" calcext:value-type="float">
            <text:p>0.2</text:p>
          </table:table-cell>
          <table:table-cell table:style-name="ce5" table:formula="of:=IFERROR([.C6]/([.C6]+[.E6]); &quot;&quot;)" office:value-type="float" office:value="0.166666666666667" calcext:value-type="float">
            <text:p>0.1666666667</text:p>
          </table:table-cell>
          <table:table-cell table:style-name="ce5" table:formula="of:=IFERROR(2*(([.G6]*[.H6])/([.G6]+[.H6])); 0)" office:value-type="float" office:value="0.181818181818182" calcext:value-type="float">
            <text:p>0.18181818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7]-[.C7]" office:value-type="float" office:value="1" calcext:value-type="float">
            <text:p>1</text:p>
          </table:table-cell>
          <table:table-cell table:style-name="ce5" table:formula="of:=[$PlanData.$B$3]-[.C7]" office:value-type="string" office:string-value="1" calcext:value-type="string">
            <text:p>1</text:p>
          </table:table-cell>
          <table:table-cell/>
          <table:table-cell table:style-name="ce5" table:formula="of:=IFERROR([.C7]/([.C7]+[.D7]); &quot;&quot;)" office:value-type="float" office:value="0.916666666666667" calcext:value-type="float">
            <text:p>0.9166666667</text:p>
          </table:table-cell>
          <table:table-cell table:style-name="ce5" table:formula="of:=IFERROR([.C7]/([.C7]+[.E7]); &quot;&quot;)" office:value-type="float" office:value="0.916666666666667" calcext:value-type="float">
            <text:p>0.9166666667</text:p>
          </table:table-cell>
          <table:table-cell table:style-name="ce5" table:formula="of:=IFERROR(2*(([.G7]*[.H7])/([.G7]+[.H7])); 0)" office:value-type="float" office:value="0.916666666666667" calcext:value-type="float">
            <text:p>0.9166666667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Offs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_C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Room_DD.G37" table:end-x="41.22pt" table:end-y="2.24pt" draw:z-index="0" draw:name="Chart 16" draw:style-name="gr1" draw:text-style-name="P1" svg:width="535.46pt" svg:height="278.22pt" svg:x="45.75pt" svg:y="7.51pt">
              <loext:p draw:notify-on-update-of-ranges="Room_DD.A2:Room_DD.A7 Room_DD.G1:Room_DD.G1 Room_DD.G2:Room_DD.G7 Room_DD.H1:Room_DD.H1 Room_DD.H2:Room_DD.H7 Room_DD.I1:Room_DD.I1 Room_DD.I2:Room_DD.I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m_DDE" table:style-name="ta16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2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style-name="ce7"/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Recall</text:p>
          </table:table-cell>
          <table:table-cell table:style-name="ce7"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B2]-[.C2]" office:value-type="float" office:value="0" calcext:value-type="float">
            <text:p>0</text:p>
          </table:table-cell>
          <table:table-cell table:style-name="ce5" table:formula="of:=[$PlanData.$B$2]-[.C2]" office:value-type="string" office:string-value="2" calcext:value-type="string">
            <text:p>2</text:p>
          </table:table-cell>
          <table:table-cell table:style-name="ce3"/>
          <table:table-cell table:style-name="ce5" table:formula="of:=IFERROR([.C2]/([.C2]+[.D2]); &quot;&quot;)" office:value-type="float" office:value="1" calcext:value-type="float">
            <text:p>1</text:p>
          </table:table-cell>
          <table:table-cell table:style-name="ce5" table:formula="of:=IFERROR([.C2]/([.C2]+[.E2]); &quot;&quot;)" office:value-type="float" office:value="0.904761904761905" calcext:value-type="float">
            <text:p>0.9047619048</text:p>
          </table:table-cell>
          <table:table-cell table:style-name="ce5" table:formula="of:=IFERROR(2*(([.G2]*[.H2])/([.G2]+[.H2])); 0)"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3]-[.C3]" office:value-type="float" office:value="0" calcext:value-type="float">
            <text:p>0</text:p>
          </table:table-cell>
          <table:table-cell table:style-name="ce5" table:formula="of:=[$PlanData.$B$2]-[.C3]" office:value-type="string" office:string-value="3" calcext:value-type="string">
            <text:p>3</text:p>
          </table:table-cell>
          <table:table-cell table:style-name="ce3"/>
          <table:table-cell table:style-name="ce5" table:formula="of:=IFERROR([.C3]/([.C3]+[.D3]); &quot;&quot;)" office:value-type="float" office:value="1" calcext:value-type="float">
            <text:p>1</text:p>
          </table:table-cell>
          <table:table-cell table:style-name="ce5" table:formula="of:=IFERROR([.C3]/([.C3]+[.E3]); &quot;&quot;)" office:value-type="float" office:value="0.857142857142857" calcext:value-type="float">
            <text:p>0.8571428571</text:p>
          </table:table-cell>
          <table:table-cell table:style-name="ce5" table:formula="of:=IFERROR(2*(([.G3]*[.H3])/([.G3]+[.H3])); 0)" office:value-type="float" office:value="0.923076923076923" calcext:value-type="float">
            <text:p>0.92307692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[.B4]-[.C4]" office:value-type="float" office:value="0" calcext:value-type="float">
            <text:p>0</text:p>
          </table:table-cell>
          <table:table-cell table:style-name="ce5" table:formula="of:=[$PlanData.$B$4]-[.C4]" office:value-type="string" office:string-value="13" calcext:value-type="string">
            <text:p>13</text:p>
          </table:table-cell>
          <table:table-cell table:style-name="ce3"/>
          <table:table-cell table:style-name="ce5" table:formula="of:=IFERROR([.C4]/([.C4]+[.D4]); &quot;&quot;)" office:value-type="float" office:value="1" calcext:value-type="float">
            <text:p>1</text:p>
          </table:table-cell>
          <table:table-cell table:style-name="ce5" table:formula="of:=IFERROR([.C4]/([.C4]+[.E4]); &quot;&quot;)" office:value-type="float" office:value="0.74" calcext:value-type="float">
            <text:p>0.74</text:p>
          </table:table-cell>
          <table:table-cell table:style-name="ce5" table:formula="of:=IFERROR(2*(([.G4]*[.H4])/([.G4]+[.H4])); 0)" office:value-type="float" office:value="0.850574712643678" calcext:value-type="float">
            <text:p>0.850574712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3" table:formula="of:=[.B5]-[.C5]" office:value-type="float" office:value="0" calcext:value-type="float">
            <text:p>0</text:p>
          </table:table-cell>
          <table:table-cell table:style-name="ce5" table:formula="of:=[$PlanData.$B$4]-[.C5]" office:value-type="string" office:string-value="0" calcext:value-type="string">
            <text:p>0</text:p>
          </table:table-cell>
          <table:table-cell table:style-name="ce3"/>
          <table:table-cell table:style-name="ce5" table:formula="of:=IFERROR([.C5]/([.C5]+[.D5]); &quot;&quot;)" office:value-type="float" office:value="1" calcext:value-type="float">
            <text:p>1</text:p>
          </table:table-cell>
          <table:table-cell table:style-name="ce5" table:formula="of:=IFERROR([.C5]/([.C5]+[.E5]); &quot;&quot;)" office:value-type="float" office:value="1" calcext:value-type="float">
            <text:p>1</text:p>
          </table:table-cell>
          <table:table-cell table:style-name="ce5" table:formula="of:=IFERROR(2*(([.G5]*[.H5])/([.G5]+[.H5])); 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3" table:formula="of:=[.B6]-[.C6]" office:value-type="float" office:value="0" calcext:value-type="float">
            <text:p>0</text:p>
          </table:table-cell>
          <table:table-cell table:style-name="ce5" table:formula="of:=[$PlanData.$B$3]-[.C6]" office:value-type="string" office:string-value="0" calcext:value-type="string">
            <text:p>0</text:p>
          </table:table-cell>
          <table:table-cell table:style-name="ce3"/>
          <table:table-cell table:style-name="ce5" table:formula="of:=IFERROR([.C6]/([.C6]+[.D6]); &quot;&quot;)" office:value-type="float" office:value="1" calcext:value-type="float">
            <text:p>1</text:p>
          </table:table-cell>
          <table:table-cell table:style-name="ce5" table:formula="of:=IFERROR([.C6]/([.C6]+[.E6]); &quot;&quot;)" office:value-type="float" office:value="1" calcext:value-type="float">
            <text:p>1</text:p>
          </table:table-cell>
          <table:table-cell table:style-name="ce5" table:formula="of:=IFERROR(2*(([.G6]*[.H6])/([.G6]+[.H6])); 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7]-[.C7]" office:value-type="float" office:value="0" calcext:value-type="float">
            <text:p>0</text:p>
          </table:table-cell>
          <table:table-cell table:style-name="ce5" table:formula="of:=[$PlanData.$B$3]-[.C7]" office:value-type="string" office:string-value="0" calcext:value-type="string">
            <text:p>0</text:p>
          </table:table-cell>
          <table:table-cell/>
          <table:table-cell table:style-name="ce5" table:formula="of:=IFERROR([.C7]/([.C7]+[.D7]); &quot;&quot;)" office:value-type="float" office:value="1" calcext:value-type="float">
            <text:p>1</text:p>
          </table:table-cell>
          <table:table-cell table:style-name="ce5" table:formula="of:=IFERROR([.C7]/([.C7]+[.E7]); &quot;&quot;)" office:value-type="float" office:value="1" calcext:value-type="float">
            <text:p>1</text:p>
          </table:table-cell>
          <table:table-cell table:style-name="ce5" table:formula="of:=IFERROR(2*(([.G7]*[.H7])/([.G7]+[.H7])); 0)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Closing</text:p>
          </table:table-cell>
          <table:table-cell table:style-name="ce1" office:value-type="string" calcext:value-type="string">
            <text:p>Offs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eg_C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Room_DDE.G36" table:end-x="71.23pt" table:end-y="14.97pt" draw:z-index="0" draw:name="Chart 17" draw:style-name="gr1" draw:text-style-name="P1" svg:width="521.23pt" svg:height="278.19pt" svg:x="0pt" svg:y="4.51pt">
              <loext:p draw:notify-on-update-of-ranges="Room_DDE.A2:Room_DDE.A7 Room_DDE.G1:Room_DDE.G1 Room_DDE.G2:Room_DDE.G7 Room_DDE.H1:Room_DDE.H1 Room_DDE.H2:Room_DDE.H7 Room_DDE.I1:Room_DDE.I1 Room_DDE.I2:Room_DDE.I7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cks" table:style-name="ta17"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2" table:style-name="ce8" office:value-type="string" calcext:value-type="string">
            <text:p>Manual</text:p>
          </table:table-cell>
          <table:table-cell/>
          <table:table-cell table:number-columns-repeated="2" table:style-name="ce8" office:value-type="string" calcext:value-type="string">
            <text:p>Automatic</text:p>
          </table:table-cell>
          <table:table-cell/>
          <table:table-cell table:number-columns-repeated="2" table:style-name="ce8" office:value-type="string" calcext:value-type="string">
            <text:p>Automatic Edit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3" calcext:value-type="float">
            <text:p>5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50er_eg_C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52" calcext:value-type="float">
            <text:p>452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1OG_C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52" calcext:value-type="float">
            <text:p>45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_N1_C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3"/>
          <table:table-cell table:style-name="ce1" office:value-type="string" calcext:value-type="string">
            <text:p>click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/>
          <table:table-cell table:formula="of:=LEN([.F9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>
            <draw:frame table:end-cell-address="Clicks.G29" table:end-x="19.47pt" table:end-y="10.46pt" draw:z-index="0" draw:name="Chart 18" draw:style-name="gr1" draw:text-style-name="P1" svg:width="536.97pt" svg:height="278.22pt" svg:x="29.99pt" svg:y="0pt">
              <loext:p draw:notify-on-update-of-ranges="Clicks.A2:Clicks.A7 Clicks.B1:Clicks.B1 Clicks.B2:Clicks.B7 Clicks.E1:Clicks.E1 Clicks.E2:Clicks.E7 Clicks.H1:Clicks.H1 Clicks.H2:Clicks.H7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  <table:table-cell>
            <draw:frame table:end-cell-address="Clicks.M29" table:end-x="27.72pt" table:end-y="14.97pt" draw:z-index="1" draw:name="Chart 19" draw:style-name="gr1" draw:text-style-name="P1" svg:width="537.73pt" svg:height="278.22pt" svg:x="42.75pt" svg:y="4.51pt">
              <loext:p draw:notify-on-update-of-ranges="Clicks.A2:Clicks.A7 Clicks.C1:Clicks.C1 Clicks.C2:Clicks.C7 Clicks.F1:Clicks.F1 Clicks.F2:Clicks.F7 Clicks.I1:Clicks.I1 Clicks.I2:Clicks.I7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ea" table:style-name="ta18">
        <table:table-column table:style-name="co2" table:number-columns-repeated="1024" table:default-cell-style-name="Default"/>
        <table:table-row table:style-name="ro1">
          <table:table-cell table:style-name="ce9" office:value-type="string" calcext:value-type="string">
            <text:p>Plan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83.2" calcext:value-type="float">
            <text:p>83.2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0er</text:p>
          </table:table-cell>
          <table:table-cell table:style-name="ce1" office:value-type="float" office:value="76.86" calcext:value-type="float">
            <text:p>76.86</text:p>
          </table:table-cell>
          <table:table-cell table:style-name="ce1" office:value-type="float" office:value="9.97" calcext:value-type="float">
            <text:p>9.97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float" office:value="20.97" calcext:value-type="float">
            <text:p>20.97</text:p>
          </table:table-cell>
          <table:table-cell table:style-name="ce1" office:value-type="float" office:value="20.86" calcext:value-type="float">
            <text:p>20.8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0er_C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10.47" calcext:value-type="float">
            <text:p>10.47</text:p>
          </table:table-cell>
          <table:table-cell table:style-name="ce1" office:value-type="float" office:value="22.09" calcext:value-type="float">
            <text:p>22.09</text:p>
          </table:table-cell>
          <table:table-cell table:style-name="ce1" office:value-type="float" office:value="21.92" calcext:value-type="float">
            <text:p>21.92</text:p>
          </table:table-cell>
          <table:table-cell table:style-name="ce1" office:value-type="float" office:value="21.94" calcext:value-type="float">
            <text:p>21.9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Difference (m2)</text:p>
          </table:table-cell>
          <table:table-cell table:number-columns-repeated="6"/>
          <table:table-cell table:style-name="ce9" office:value-type="string" calcext:value-type="string">
            <text:p>Averag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</text:p>
          </table:table-cell>
          <table:table-cell table:formula="of:=ABS([.B$2]-[.B3])" office:value-type="float" office:value="6.34" calcext:value-type="float">
            <text:p>6.34</text:p>
          </table:table-cell>
          <table:table-cell table:formula="of:=ABS([.C2]-[.C3])" office:value-type="float" office:value="1.43" calcext:value-type="float">
            <text:p>1.43</text:p>
          </table:table-cell>
          <table:table-cell table:formula="of:=ABS([.D2]-[.D3])" office:value-type="float" office:value="2.59" calcext:value-type="float">
            <text:p>2.59</text:p>
          </table:table-cell>
          <table:table-cell table:formula="of:=ABS([.E2]-[.E3])" office:value-type="float" office:value="2.93" calcext:value-type="float">
            <text:p>2.93</text:p>
          </table:table-cell>
          <table:table-cell table:formula="of:=ABS([.F2]-[.F3])" office:value-type="float" office:value="2.14" calcext:value-type="float">
            <text:p>2.14</text:p>
          </table:table-cell>
          <table:table-cell/>
          <table:table-cell table:formula="of:=AVERAGE([.B7:.F7])" office:value-type="float" office:value="3.086" calcext:value-type="float">
            <text:p>3.0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C</text:p>
          </table:table-cell>
          <table:table-cell table:formula="of:=ABS([.B$2]-[.B4])" office:value-type="float" office:value="3.49000000000001" calcext:value-type="float">
            <text:p>3.49</text:p>
          </table:table-cell>
          <table:table-cell table:formula="of:=ABS([.C$2]-[.C4])" office:value-type="float" office:value="0.93" calcext:value-type="float">
            <text:p>0.93</text:p>
          </table:table-cell>
          <table:table-cell table:formula="of:=ABS([.D$2]-[.D4])" office:value-type="float" office:value="1.41" calcext:value-type="float">
            <text:p>1.41</text:p>
          </table:table-cell>
          <table:table-cell table:formula="of:=ABS([.E$2]-[.E4])" office:value-type="float" office:value="1.98" calcext:value-type="float">
            <text:p>1.98</text:p>
          </table:table-cell>
          <table:table-cell table:formula="of:=ABS([.F$2]-[.F4])" office:value-type="float" office:value="1.06" calcext:value-type="float">
            <text:p>1.06</text:p>
          </table:table-cell>
          <table:table-cell/>
          <table:table-cell table:formula="of:=AVERAGE([.B8:.F8])" office:value-type="float" office:value="1.774" calcext:value-type="float">
            <text:p>1.77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ifference (%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lan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0er</text:p>
          </table:table-cell>
          <table:table-cell table:style-name="ce11" table:formula="of:=1/[.B$2]*([.B$2]-[.B3])" office:value-type="percentage" office:value="0.0762019230769231" calcext:value-type="percentage">
            <text:p>7.62%</text:p>
          </table:table-cell>
          <table:table-cell table:style-name="ce11" table:formula="of:=1/[.C$2]*([.C$2]-[.C3])" office:value-type="percentage" office:value="0.125438596491228" calcext:value-type="percentage">
            <text:p>12.54%</text:p>
          </table:table-cell>
          <table:table-cell table:style-name="ce11" table:formula="of:=1/[.D$2]*([.D$2]-[.D3])" office:value-type="percentage" office:value="0.110212765957447" calcext:value-type="percentage">
            <text:p>11.02%</text:p>
          </table:table-cell>
          <table:table-cell table:style-name="ce11" table:formula="of:=1/[.E$2]*([.E$2]-[.E3])" office:value-type="percentage" office:value="0.122594142259414" calcext:value-type="percentage">
            <text:p>12.26%</text:p>
          </table:table-cell>
          <table:table-cell table:style-name="ce11" table:formula="of:=1/[.F$2]*([.F$2]-[.F3])" office:value-type="percentage" office:value="0.0930434782608696" calcext:value-type="percentage">
            <text:p>9.30%</text:p>
          </table:table-cell>
          <table:table-cell/>
          <table:table-cell table:style-name="ce11" table:formula="of:=AVERAGE([.B13:.F13])" office:value-type="percentage" office:value="0.105498181209176" calcext:value-type="percentage">
            <text:p>10.55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0er_C</text:p>
          </table:table-cell>
          <table:table-cell table:style-name="ce11" table:formula="of:=1/[.B$2]*([.B$2]-[.B4])" office:value-type="percentage" office:value="0.0419471153846155" calcext:value-type="percentage">
            <text:p>4.19%</text:p>
          </table:table-cell>
          <table:table-cell table:style-name="ce11" table:formula="of:=1/[.C$2]*([.C$2]-[.C4])" office:value-type="percentage" office:value="0.081578947368421" calcext:value-type="percentage">
            <text:p>8.16%</text:p>
          </table:table-cell>
          <table:table-cell table:style-name="ce11" table:formula="of:=1/[.D$2]*([.D$2]-[.D4])" office:value-type="percentage" office:value="0.06" calcext:value-type="percentage">
            <text:p>6.00%</text:p>
          </table:table-cell>
          <table:table-cell table:style-name="ce11" table:formula="of:=1/[.E$2]*([.E$2]-[.E4])" office:value-type="percentage" office:value="0.0828451882845187" calcext:value-type="percentage">
            <text:p>8.28%</text:p>
          </table:table-cell>
          <table:table-cell table:style-name="ce11" table:formula="of:=1/[.F$2]*([.F$2]-[.F4])" office:value-type="percentage" office:value="0.0460869565217391" calcext:value-type="percentage">
            <text:p>4.61%</text:p>
          </table:table-cell>
          <table:table-cell/>
          <table:table-cell table:style-name="ce11" table:formula="of:=AVERAGE([.B14:.F14])" office:value-type="percentage" office:value="0.0624916415118589" calcext:value-type="percentage">
            <text:p>6.25%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Area.G35" table:end-x="17.97pt" table:end-y="14.97pt" draw:z-index="0" draw:name="Chart 20" draw:style-name="gr1" draw:text-style-name="P1" svg:width="535.46pt" svg:height="278.22pt" svg:x="22.51pt" svg:y="4.51pt">
              <loext:p draw:notify-on-update-of-ranges="Area.A2:Area.A2 Area.B2:Area.F2 Area.B1:Area.F1 Area.A3:Area.A3 Area.B3:Area.F3 Area.B1:Area.F1 Area.A4:Area.A4 Area.B4:Area.F4 Area.B1:Area.F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5"/>
          <table:table-cell>
            <draw:frame table:end-cell-address="Area.M36" table:end-x="32.97pt" table:end-y="1.47pt" draw:z-index="1" draw:name="Chart 21" draw:style-name="gr1" draw:text-style-name="P1" svg:width="535.46pt" svg:height="278.22pt" svg:x="37.5pt" svg:y="6.75pt">
              <loext:p draw:notify-on-update-of-ranges="Area.B12:Area.F12 Area.A13:Area.A13 Area.B13:Area.F13 Area.A14:Area.A14 Area.B14:Area.F14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Data" style:display-name="PageStyle_Plan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Matching" style:display-name="PageStyle_TemplateMatch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B" style:display-name="PageStyle_OR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CV_5f_ORB" style:display-name="PageStyle_JavaCV_OR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1" style:display-name="PageStyle_CC_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2" style:display-name="PageStyle_CC_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3" style:display-name="PageStyle_CC_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3_5f_PolyDP" style:display-name="PageStyle_CC_T3_PolyD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4" style:display-name="PageStyle_CC_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T5" style:display-name="PageStyle_CC_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EVAL" style:display-name="PageStyle_CC_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eaned_5f_Eval" style:display-name="PageStyle_Cleaned_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e_5f_DD" style:display-name="PageStyle_Simple_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int_5f_DD" style:display-name="PageStyle_Point_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_5f_DD" style:display-name="PageStyle_Room_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_5f_DDE" style:display-name="PageStyle_Room_D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cks" style:display-name="PageStyle_Cli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a" style:display-name="PageStyle_Are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1260" meta:object-count="2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TemplateMatching.A2:TemplateMatching.A7 TemplateMatching.F1:TemplateMatching.H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TemplateMatching.A2:TemplateMatching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TemplateMatching.F2:TemplateMatching.F7" chart:label-cell-address="TemplateMatching.F1:TemplateMatching.F1" chart:class="chart:bar">
            <chart:data-point chart:repeated="6"/>
          </chart:series>
          <chart:series chart:style-name="ch10" chart:values-cell-range-address="TemplateMatching.G2:TemplateMatching.G7" chart:label-cell-address="TemplateMatching.G1:TemplateMatching.G1" chart:class="chart:bar">
            <chart:data-point chart:repeated="6"/>
          </chart:series>
          <chart:series chart:style-name="ch11" chart:values-cell-range-address="TemplateMatching.H2:TemplateMatching.H7" chart:label-cell-address="TemplateMatching.H1:TemplateMatching.H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TemplateMatching.F1:TemplateMatching.F1</svg:desc>
                </draw:g>
              </table:table-cell>
              <table:table-cell office:value-type="string">
                <text:p>Recall</text:p>
                <draw:g>
                  <svg:desc>TemplateMatching.G1:TemplateMatching.G1</svg:desc>
                </draw:g>
              </table:table-cell>
              <table:table-cell office:value-type="string">
                <text:p>F1 Score</text:p>
                <draw:g>
                  <svg:desc>TemplateMatching.H1:TemplateMatchin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TemplateMatching.A2:TemplateMatching.A7</svg:desc>
                </draw:g>
              </table:table-cell>
              <table:table-cell office:value-type="float" office:value="0">
                <text:p>0</text:p>
                <draw:g>
                  <svg:desc>TemplateMatching.F2:TemplateMatching.F7</svg:desc>
                </draw:g>
              </table:table-cell>
              <table:table-cell office:value-type="float" office:value="0">
                <text:p>0</text:p>
                <draw:g>
                  <svg:desc>TemplateMatching.G2:TemplateMatching.G7</svg:desc>
                </draw:g>
              </table:table-cell>
              <table:table-cell office:value-type="float" office:value="0">
                <text:p>0</text:p>
                <draw:g>
                  <svg:desc>TemplateMatching.H2:TemplateMatching.H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5">
                <text:p>0.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1">
                <text:p>1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1">
                <text:p>1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91cm" svg:height="9.815cm" xlink:href=".." xlink:type="simple" chart:class="chart:line" chart:style-name="ch1">
        <chart:legend chart:legend-position="end" svg:x="15.907cm" svg:y="3.363cm" style:legend-expansion="high" chart:style-name="ch2"/>
        <chart:plot-area chart:style-name="ch3" table:cell-range-address="CC_EVAL.B3:CC_EVAL.G3 CC_EVAL.A20:CC_EVAL.G25" chart:data-source-has-labels="both" svg:x="1.437cm" svg:y="0.196cm" svg:width="14.093cm" svg:height="8.393cm">
          <chartooo:coordinate-region svg:x="2.191cm" svg:y="0.395cm" svg:width="12.861cm" svg:height="7.547cm"/>
          <chart:axis chart:dimension="x" chart:name="primary-x" chart:style-name="ch4" chartooo:axis-type="text">
            <chart:title svg:x="6.99cm" svg:y="8.786cm" chart:style-name="ch5">
              <text:p>Training Iteration</text:p>
            </chart:title>
            <chart:categories table:cell-range-address="CC_EVAL.B3:CC_EVAL.G3"/>
          </chart:axis>
          <chart:axis chart:dimension="y" chart:name="primary-y" chart:style-name="ch6">
            <chart:title svg:x="0.451cm" svg:y="5.157cm" chart:style-name="ch7">
              <text:p>F1-Score</text:p>
            </chart:title>
            <chart:grid chart:style-name="ch8" chart:class="major"/>
          </chart:axis>
          <chart:series chart:style-name="ch9" chart:values-cell-range-address="CC_EVAL.B20:CC_EVAL.G20" chart:label-cell-address="CC_EVAL.A20:CC_EVAL.A20" chart:class="chart:line">
            <chart:data-point chart:repeated="6"/>
          </chart:series>
          <chart:series chart:style-name="ch10" chart:values-cell-range-address="CC_EVAL.B21:CC_EVAL.G21" chart:label-cell-address="CC_EVAL.A21:CC_EVAL.A21" chart:class="chart:line">
            <chart:data-point chart:repeated="6"/>
          </chart:series>
          <chart:series chart:style-name="ch11" chart:values-cell-range-address="CC_EVAL.B22:CC_EVAL.G22" chart:label-cell-address="CC_EVAL.A22:CC_EVAL.A22" chart:class="chart:line">
            <chart:data-point chart:repeated="6"/>
          </chart:series>
          <chart:series chart:style-name="ch12" chart:values-cell-range-address="CC_EVAL.B23:CC_EVAL.G23" chart:label-cell-address="CC_EVAL.A23:CC_EVAL.A23" chart:class="chart:line">
            <chart:data-point chart:repeated="6"/>
          </chart:series>
          <chart:series chart:style-name="ch13" chart:values-cell-range-address="CC_EVAL.B24:CC_EVAL.G24" chart:label-cell-address="CC_EVAL.A24:CC_EVAL.A24" chart:class="chart:line">
            <chart:data-point chart:repeated="6"/>
          </chart:series>
          <chart:series chart:style-name="ch14" chart:values-cell-range-address="CC_EVAL.B25:CC_EVAL.G25" chart:label-cell-address="CC_EVAL.A25:CC_EVAL.A2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C_EVAL.B3:CC_EVAL.G3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EVAL.A20:CC_EVAL.A20</svg:desc>
                </draw:g>
              </table:table-cell>
              <table:table-cell office:value-type="float" office:value="0">
                <text:p>0</text:p>
                <draw:g>
                  <svg:desc>CC_EVAL.B20:CC_EVAL.G20</svg:desc>
                </draw:g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88135593220339">
                <text:p>0.88135593220339</text:p>
              </table:table-cell>
            </table:table-row>
            <table:table-row>
              <table:table-cell office:value-type="string">
                <text:p>50er_eg_C</text:p>
                <draw:g>
                  <svg:desc>CC_EVAL.A21:CC_EVAL.A21</svg:desc>
                </draw:g>
              </table:table-cell>
              <table:table-cell office:value-type="float" office:value="0.142857142857143">
                <text:p>0.142857142857143</text:p>
                <draw:g>
                  <svg:desc>CC_EVAL.B21:CC_EVAL.G21</svg:desc>
                </draw:g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53623188405797">
                <text:p>0.753623188405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1OG</text:p>
                <draw:g>
                  <svg:desc>CC_EVAL.A22:CC_EVAL.A22</svg:desc>
                </draw:g>
              </table:table-cell>
              <table:table-cell office:value-type="float" office:value="0">
                <text:p>0</text:p>
                <draw:g>
                  <svg:desc>CC_EVAL.B22:CC_EVAL.G22</svg:desc>
                </draw:g>
              </table:table-cell>
              <table:table-cell office:value-type="float" office:value="0.128">
                <text:p>0.128</text:p>
              </table:table-cell>
              <table:table-cell office:value-type="float" office:value="0.437299035369775">
                <text:p>0.437299035369775</text:p>
              </table:table-cell>
              <table:table-cell office:value-type="float" office:value="0.446511627906977">
                <text:p>0.44651162790697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77720207253886">
                <text:p>0.77720207253886</text:p>
              </table:table-cell>
            </table:table-row>
            <table:table-row>
              <table:table-cell office:value-type="string">
                <text:p>A_1OG_C</text:p>
                <draw:g>
                  <svg:desc>CC_EVAL.A23:CC_EVAL.A23</svg:desc>
                </draw:g>
              </table:table-cell>
              <table:table-cell office:value-type="float" office:value="0">
                <text:p>0</text:p>
                <draw:g>
                  <svg:desc>CC_EVAL.B23:CC_EVAL.G23</svg:desc>
                </draw:g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.353846153846154">
                <text:p>0.353846153846154</text:p>
              </table:table-cell>
              <table:table-cell office:value-type="float" office:value="0.505494505494506">
                <text:p>0.505494505494506</text:p>
              </table:table-cell>
              <table:table-cell office:value-type="float" office:value="0.425">
                <text:p>0.425</text:p>
              </table:table-cell>
              <table:table-cell office:value-type="float" office:value="0.753768844221105">
                <text:p>0.753768844221105</text:p>
              </table:table-cell>
            </table:table-row>
            <table:table-row>
              <table:table-cell office:value-type="string">
                <text:p>A_N1</text:p>
                <draw:g>
                  <svg:desc>CC_EVAL.A24:CC_EVAL.A24</svg:desc>
                </draw:g>
              </table:table-cell>
              <table:table-cell office:value-type="float" office:value="0">
                <text:p>0</text:p>
                <draw:g>
                  <svg:desc>CC_EVAL.B24:CC_EVAL.G24</svg:desc>
                </draw:g>
              </table:table-cell>
              <table:table-cell office:value-type="float" office:value="0.020979020979021">
                <text:p>0.020979020979021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412698412698413">
                <text:p>0.412698412698413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A_N1_C</text:p>
                <draw:g>
                  <svg:desc>CC_EVAL.A25:CC_EVAL.A25</svg:desc>
                </draw:g>
              </table:table-cell>
              <table:table-cell office:value-type="float" office:value="0">
                <text:p>0</text:p>
                <draw:g>
                  <svg:desc>CC_EVAL.B25:CC_EVAL.G25</svg:desc>
                </draw:g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0.896551724137931">
                <text:p>0.8965517241379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917cm" svg:height="9.816cm" xlink:href=".." xlink:type="simple" chart:class="chart:line" chart:style-name="ch1">
        <chart:legend chart:legend-position="end" svg:x="16.197cm" svg:y="4.36cm" style:legend-expansion="high" chart:style-name="ch2"/>
        <chart:plot-area chart:style-name="ch3" table:cell-range-address="Cleaned_Eval.A3:Cleaned_Eval.G5" chart:data-source-has-labels="both" svg:x="1.438cm" svg:y="0.196cm" svg:width="14.381cm" svg:height="8.394cm">
          <chartooo:coordinate-region svg:x="2.192cm" svg:y="0.396cm" svg:width="13.149cm" svg:height="7.547cm"/>
          <chart:axis chart:dimension="x" chart:name="primary-x" chart:style-name="ch4" chartooo:axis-type="text">
            <chart:title svg:x="8.048cm" svg:y="8.787cm" chart:style-name="ch5">
              <text:p>Image</text:p>
            </chart:title>
            <chart:categories table:cell-range-address="Cleaned_Eval.B3:Cleaned_Eval.G3"/>
          </chart:axis>
          <chart:axis chart:dimension="y" chart:name="primary-y" chart:style-name="ch6">
            <chart:title svg:x="0.451cm" svg:y="5.225cm" chart:style-name="ch7">
              <text:p>Precision</text:p>
            </chart:title>
            <chart:grid chart:style-name="ch8" chart:class="major"/>
          </chart:axis>
          <chart:series chart:style-name="ch9" chart:values-cell-range-address="Cleaned_Eval.B4:Cleaned_Eval.G4" chart:label-cell-address="Cleaned_Eval.A4:Cleaned_Eval.A4" chart:class="chart:line">
            <chart:data-point chart:repeated="6"/>
          </chart:series>
          <chart:series chart:style-name="ch10" chart:values-cell-range-address="Cleaned_Eval.B5:Cleaned_Eval.G5" chart:label-cell-address="Cleaned_Eval.A5:Cleaned_Eval.A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leaned_Eval.B3:Cleaned_Eval.G3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Cleaned_Eval.A4:Cleaned_Eval.A4</svg:desc>
                </draw:g>
              </table:table-cell>
              <table:table-cell office:value-type="float" office:value="0.166666666666667">
                <text:p>0.166666666666667</text:p>
                <draw:g>
                  <svg:desc>Cleaned_Eval.B4:Cleaned_Eval.G4</svg:desc>
                </draw:g>
              </table:table-cell>
              <table:table-cell office:value-type="float" office:value="0.0574844890338172">
                <text:p>0.0574844890338172</text:p>
              </table:table-cell>
              <table:table-cell office:value-type="float" office:value="0.189494743283377">
                <text:p>0.189494743283377</text:p>
              </table:table-cell>
              <table:table-cell office:value-type="float" office:value="0.230347122013789">
                <text:p>0.230347122013789</text:p>
              </table:table-cell>
              <table:table-cell office:value-type="float" office:value="0.383157205645494">
                <text:p>0.383157205645494</text:p>
              </table:table-cell>
              <table:table-cell office:value-type="float" office:value="0.743309722823802">
                <text:p>0.743309722823802</text:p>
              </table:table-cell>
            </table:table-row>
            <table:table-row>
              <table:table-cell office:value-type="string">
                <text:p>Cleaned</text:p>
                <draw:g>
                  <svg:desc>Cleaned_Eval.A5:Cleaned_Eval.A5</svg:desc>
                </draw:g>
              </table:table-cell>
              <table:table-cell office:value-type="float" office:value="NaN">
                <text:p>NaN</text:p>
                <draw:g>
                  <svg:desc>Cleaned_Eval.B5:Cleaned_Eval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line" chart:style-name="ch1">
        <chart:legend chart:legend-position="end" svg:x="16.171cm" svg:y="4.36cm" style:legend-expansion="high" chart:style-name="ch2"/>
        <chart:plot-area chart:style-name="ch3" table:cell-range-address="Cleaned_Eval.A8:Cleaned_Eval.G10" chart:data-source-has-labels="both" svg:x="1.437cm" svg:y="0.196cm" svg:width="14.357cm" svg:height="8.394cm">
          <chartooo:coordinate-region svg:x="2.191cm" svg:y="0.396cm" svg:width="13.126cm" svg:height="7.547cm"/>
          <chart:axis chart:dimension="x" chart:name="primary-x" chart:style-name="ch4" chartooo:axis-type="text">
            <chart:title svg:x="8.035cm" svg:y="8.787cm" chart:style-name="ch5">
              <text:p>Image</text:p>
            </chart:title>
            <chart:categories table:cell-range-address="Cleaned_Eval.B8:Cleaned_Eval.G8"/>
          </chart:axis>
          <chart:axis chart:dimension="y" chart:name="primary-y" chart:style-name="ch6">
            <chart:title svg:x="0.451cm" svg:y="4.947cm" chart:style-name="ch7">
              <text:p>Recall</text:p>
            </chart:title>
            <chart:grid chart:style-name="ch8" chart:class="major"/>
          </chart:axis>
          <chart:series chart:style-name="ch9" chart:values-cell-range-address="Cleaned_Eval.B9:Cleaned_Eval.G9" chart:label-cell-address="Cleaned_Eval.A9:Cleaned_Eval.A9" chart:class="chart:line">
            <chart:data-point chart:repeated="6"/>
          </chart:series>
          <chart:series chart:style-name="ch10" chart:values-cell-range-address="Cleaned_Eval.B10:Cleaned_Eval.G10" chart:label-cell-address="Cleaned_Eval.A10:Cleaned_Eval.A1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leaned_Eval.B8:Cleaned_Eval.G8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Cleaned_Eval.A9:Cleaned_Eval.A9</svg:desc>
                </draw:g>
              </table:table-cell>
              <table:table-cell office:value-type="float" office:value="0.0128205128205128">
                <text:p>0.0128205128205128</text:p>
                <draw:g>
                  <svg:desc>Cleaned_Eval.B9:Cleaned_Eval.G9</svg:desc>
                </draw:g>
              </table:table-cell>
              <table:table-cell office:value-type="float" office:value="0.469401709401709">
                <text:p>0.469401709401709</text:p>
              </table:table-cell>
              <table:table-cell office:value-type="float" office:value="0.91982905982906">
                <text:p>0.91982905982906</text:p>
              </table:table-cell>
              <table:table-cell office:value-type="float" office:value="0.452307692307692">
                <text:p>0.452307692307692</text:p>
              </table:table-cell>
              <table:table-cell office:value-type="float" office:value="0.968888888888889">
                <text:p>0.96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eaned</text:p>
                <draw:g>
                  <svg:desc>Cleaned_Eval.A10:Cleaned_Eval.A10</svg:desc>
                </draw:g>
              </table:table-cell>
              <table:table-cell office:value-type="float" office:value="NaN">
                <text:p>NaN</text:p>
                <draw:g>
                  <svg:desc>Cleaned_Eval.B10:Cleaned_Eval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91cm" svg:height="9.815cm" xlink:href=".." xlink:type="simple" chart:class="chart:line" chart:style-name="ch1">
        <chart:legend chart:legend-position="end" svg:x="16.171cm" svg:y="4.359cm" style:legend-expansion="high" chart:style-name="ch2"/>
        <chart:plot-area chart:style-name="ch3" table:cell-range-address="Cleaned_Eval.A13:Cleaned_Eval.G15" chart:data-source-has-labels="both" svg:x="1.437cm" svg:y="0.196cm" svg:width="14.357cm" svg:height="8.393cm">
          <chartooo:coordinate-region svg:x="2.191cm" svg:y="0.395cm" svg:width="13.126cm" svg:height="7.547cm"/>
          <chart:axis chart:dimension="x" chart:name="primary-x" chart:style-name="ch4" chartooo:axis-type="text">
            <chart:title svg:x="8.035cm" svg:y="8.786cm" chart:style-name="ch5">
              <text:p>Image</text:p>
            </chart:title>
            <chart:categories table:cell-range-address="Cleaned_Eval.B13:Cleaned_Eval.G13"/>
          </chart:axis>
          <chart:axis chart:dimension="y" chart:name="primary-y" chart:style-name="ch6">
            <chart:title svg:x="0.451cm" svg:y="5.157cm" chart:style-name="ch7">
              <text:p>F1-Score</text:p>
            </chart:title>
            <chart:grid chart:style-name="ch8" chart:class="major"/>
          </chart:axis>
          <chart:series chart:style-name="ch9" chart:values-cell-range-address="Cleaned_Eval.B14:Cleaned_Eval.G14" chart:label-cell-address="Cleaned_Eval.A14:Cleaned_Eval.A14" chart:class="chart:line">
            <chart:data-point chart:repeated="6"/>
          </chart:series>
          <chart:series chart:style-name="ch10" chart:values-cell-range-address="Cleaned_Eval.B15:Cleaned_Eval.G15" chart:label-cell-address="Cleaned_Eval.A15:Cleaned_Eval.A1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leaned_Eval.B13:Cleaned_Eval.G13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Cleaned_Eval.A14:Cleaned_Eval.A14</svg:desc>
                </draw:g>
              </table:table-cell>
              <table:table-cell office:value-type="float" office:value="0.0238095238095238">
                <text:p>0.0238095238095238</text:p>
                <draw:g>
                  <svg:desc>Cleaned_Eval.B14:Cleaned_Eval.G14</svg:desc>
                </draw:g>
              </table:table-cell>
              <table:table-cell office:value-type="float" office:value="0.099000481000481">
                <text:p>0.099000481000481</text:p>
              </table:table-cell>
              <table:table-cell office:value-type="float" office:value="0.309164930468101">
                <text:p>0.309164930468101</text:p>
              </table:table-cell>
              <table:table-cell office:value-type="float" office:value="0.288723254670099">
                <text:p>0.288723254670099</text:p>
              </table:table-cell>
              <table:table-cell office:value-type="float" office:value="0.52932629528794">
                <text:p>0.52932629528794</text:p>
              </table:table-cell>
              <table:table-cell office:value-type="float" office:value="0.845597409242371">
                <text:p>0.845597409242371</text:p>
              </table:table-cell>
            </table:table-row>
            <table:table-row>
              <table:table-cell office:value-type="string">
                <text:p>Cleaned</text:p>
                <draw:g>
                  <svg:desc>Cleaned_Eval.A15:Cleaned_Eval.A15</svg:desc>
                </draw:g>
              </table:table-cell>
              <table:table-cell office:value-type="float" office:value="NaN">
                <text:p>NaN</text:p>
                <draw:g>
                  <svg:desc>Cleaned_Eval.B15:Cleaned_Eval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575cm" svg:y="4.111cm" style:legend-expansion="high" chart:style-name="ch2"/>
        <chart:plot-area chart:style-name="ch3" table:cell-range-address="Simple_DD.A1:Simple_DD.A7 Simple_DD.G1:Simple_DD.I7" chart:data-source-has-labels="column" svg:x="1.437cm" svg:y="0.196cm" svg:width="14.761cm" svg:height="8.394cm">
          <chartooo:coordinate-region svg:x="2.191cm" svg:y="0.396cm" svg:width="14.007cm" svg:height="7.547cm"/>
          <chart:axis chart:dimension="x" chart:name="primary-x" chart:style-name="ch4" chartooo:axis-type="text">
            <chart:title svg:x="8.237cm" svg:y="8.787cm" chart:style-name="ch5">
              <text:p>Image</text:p>
            </chart:title>
            <chart:categories table:cell-range-address="Simple_DD.A1:Simple_DD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Simple_DD.G1:Simple_DD.G7" chart:class="chart:bar">
            <chart:data-point chart:repeated="7"/>
          </chart:series>
          <chart:series chart:style-name="ch10" chart:values-cell-range-address="Simple_DD.H1:Simple_DD.H7" chart:class="chart:bar">
            <chart:data-point chart:repeated="7"/>
          </chart:series>
          <chart:series chart:style-name="ch11" chart:values-cell-range-address="Simple_DD.I1:Simple_DD.I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ame</text:p>
                <draw:g>
                  <svg:desc>Simple_DD.A1:Simple_DD.A7</svg:desc>
                </draw:g>
              </table:table-cell>
              <table:table-cell office:value-type="float" office:value="NaN">
                <text:p>NaN</text:p>
                <draw:g>
                  <svg:desc>Simple_DD.G1:Simple_DD.G7</svg:desc>
                </draw:g>
              </table:table-cell>
              <table:table-cell office:value-type="float" office:value="NaN">
                <text:p>NaN</text:p>
                <draw:g>
                  <svg:desc>Simple_DD.H1:Simple_DD.H7</svg:desc>
                </draw:g>
              </table:table-cell>
              <table:table-cell office:value-type="float" office:value="NaN">
                <text:p>NaN</text:p>
                <draw:g>
                  <svg:desc>Simple_DD.I1:Simple_DD.I7</svg:desc>
                </draw:g>
              </table:table-cell>
            </table:table-row>
            <table:table-row>
              <table:table-cell office:value-type="string">
                <text:p>50er_eg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635593220338983">
                <text:p>0.635593220338983</text:p>
              </table:table-cell>
              <table:table-cell office:value-type="float" office:value="1">
                <text:p>1</text:p>
              </table:table-cell>
              <table:table-cell office:value-type="float" office:value="0.77720207253886">
                <text:p>0.77720207253886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  <table:table-cell office:value-type="float" office:value="0.896551724137931">
                <text:p>0.8965517241379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Point_DD.A2:Point_DD.A7 Point_DD.G1:Point_DD.I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Point_DD.A2:Point_DD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Point_DD.G2:Point_DD.G7" chart:label-cell-address="Point_DD.G1:Point_DD.G1" chart:class="chart:bar">
            <chart:data-point chart:repeated="6"/>
          </chart:series>
          <chart:series chart:style-name="ch10" chart:values-cell-range-address="Point_DD.H2:Point_DD.H7" chart:label-cell-address="Point_DD.H1:Point_DD.H1" chart:class="chart:bar">
            <chart:data-point chart:repeated="6"/>
          </chart:series>
          <chart:series chart:style-name="ch11" chart:values-cell-range-address="Point_DD.I2:Point_DD.I7" chart:label-cell-address="Point_DD.I1:Point_DD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Point_DD.G1:Point_DD.G1</svg:desc>
                </draw:g>
              </table:table-cell>
              <table:table-cell office:value-type="string">
                <text:p>Recall</text:p>
                <draw:g>
                  <svg:desc>Point_DD.H1:Point_DD.H1</svg:desc>
                </draw:g>
              </table:table-cell>
              <table:table-cell office:value-type="string">
                <text:p>F1 Score</text:p>
                <draw:g>
                  <svg:desc>Point_DD.I1:Point_D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Point_DD.A2:Point_DD.A7</svg:desc>
                </draw:g>
              </table:table-cell>
              <table:table-cell office:value-type="float" office:value="0.4">
                <text:p>0.4</text:p>
                <draw:g>
                  <svg:desc>Point_DD.G2:Point_DD.G7</svg:desc>
                </draw:g>
              </table:table-cell>
              <table:table-cell office:value-type="float" office:value="0.153846153846154">
                <text:p>0.153846153846154</text:p>
                <draw:g>
                  <svg:desc>Point_DD.H2:Point_DD.H7</svg:desc>
                </draw:g>
              </table:table-cell>
              <table:table-cell office:value-type="float" office:value="0.222222222222222">
                <text:p>0.222222222222222</text:p>
                <draw:g>
                  <svg:desc>Point_DD.I2:Point_DD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Room_DD.A2:Room_DD.A7 Room_DD.G1:Room_DD.I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Room_DD.A2:Room_DD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Room_DD.G2:Room_DD.G7" chart:label-cell-address="Room_DD.G1:Room_DD.G1" chart:class="chart:bar">
            <chart:data-point chart:repeated="6"/>
          </chart:series>
          <chart:series chart:style-name="ch10" chart:values-cell-range-address="Room_DD.H2:Room_DD.H7" chart:label-cell-address="Room_DD.H1:Room_DD.H1" chart:class="chart:bar">
            <chart:data-point chart:repeated="6"/>
          </chart:series>
          <chart:series chart:style-name="ch11" chart:values-cell-range-address="Room_DD.I2:Room_DD.I7" chart:label-cell-address="Room_DD.I1:Room_DD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oom_DD.G1:Room_DD.G1</svg:desc>
                </draw:g>
              </table:table-cell>
              <table:table-cell office:value-type="string">
                <text:p>Recall</text:p>
                <draw:g>
                  <svg:desc>Room_DD.H1:Room_DD.H1</svg:desc>
                </draw:g>
              </table:table-cell>
              <table:table-cell office:value-type="string">
                <text:p>F1 Score</text:p>
                <draw:g>
                  <svg:desc>Room_DD.I1:Room_D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Room_DD.A2:Room_DD.A7</svg:desc>
                </draw:g>
              </table:table-cell>
              <table:table-cell office:value-type="float" office:value="0.555555555555556">
                <text:p>0.555555555555556</text:p>
                <draw:g>
                  <svg:desc>Room_DD.G2:Room_DD.G7</svg:desc>
                </draw:g>
              </table:table-cell>
              <table:table-cell office:value-type="float" office:value="0.238095238095238">
                <text:p>0.238095238095238</text:p>
                <draw:g>
                  <svg:desc>Room_DD.H2:Room_DD.H7</svg:desc>
                </draw:g>
              </table:table-cell>
              <table:table-cell office:value-type="float" office:value="0.333333333333333">
                <text:p>0.333333333333333</text:p>
                <draw:g>
                  <svg:desc>Room_DD.I2:Room_DD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9">
                <text:p>0.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78">
                <text:p>0.78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902439024390244">
                <text:p>0.902439024390244</text:p>
              </table:table-cell>
              <table:table-cell office:value-type="float" office:value="0.74">
                <text:p>0.74</text:p>
              </table:table-cell>
              <table:table-cell office:value-type="float" office:value="0.813186813186813">
                <text:p>0.813186813186813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89cm" svg:height="9.815cm" xlink:href=".." xlink:type="simple" chart:class="chart:bar" chart:style-name="ch1">
        <chart:legend chart:legend-position="end" svg:x="16.099cm" svg:y="4.11cm" style:legend-expansion="high" chart:style-name="ch2"/>
        <chart:plot-area chart:style-name="ch3" table:cell-range-address="Room_DDE.A2:Room_DDE.A7 Room_DDE.G1:Room_DDE.I7" chart:data-source-has-labels="both" svg:x="1.427cm" svg:y="0.196cm" svg:width="14.305cm" svg:height="8.393cm">
          <chartooo:coordinate-region svg:x="2.181cm" svg:y="0.395cm" svg:width="13.551cm" svg:height="7.547cm"/>
          <chart:axis chart:dimension="x" chart:name="primary-x" chart:style-name="ch4" chartooo:axis-type="text">
            <chart:title svg:x="7.999cm" svg:y="8.786cm" chart:style-name="ch5">
              <text:p>Image</text:p>
            </chart:title>
            <chart:categories table:cell-range-address="Room_DDE.A2:Room_DDE.A7"/>
          </chart:axis>
          <chart:axis chart:dimension="y" chart:name="primary-y" chart:style-name="ch6">
            <chart:title svg:x="0.451cm" svg:y="4.906cm" chart:style-name="ch7">
              <text:p>Value</text:p>
            </chart:title>
            <chart:grid chart:style-name="ch8" chart:class="major"/>
          </chart:axis>
          <chart:series chart:style-name="ch9" chart:values-cell-range-address="Room_DDE.G2:Room_DDE.G7" chart:label-cell-address="Room_DDE.G1:Room_DDE.G1" chart:class="chart:bar">
            <chart:data-point chart:repeated="6"/>
          </chart:series>
          <chart:series chart:style-name="ch10" chart:values-cell-range-address="Room_DDE.H2:Room_DDE.H7" chart:label-cell-address="Room_DDE.H1:Room_DDE.H1" chart:class="chart:bar">
            <chart:data-point chart:repeated="6"/>
          </chart:series>
          <chart:series chart:style-name="ch11" chart:values-cell-range-address="Room_DDE.I2:Room_DDE.I7" chart:label-cell-address="Room_DDE.I1:Room_DDE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oom_DDE.G1:Room_DDE.G1</svg:desc>
                </draw:g>
              </table:table-cell>
              <table:table-cell office:value-type="string">
                <text:p>Recall</text:p>
                <draw:g>
                  <svg:desc>Room_DDE.H1:Room_DDE.H1</svg:desc>
                </draw:g>
              </table:table-cell>
              <table:table-cell office:value-type="string">
                <text:p>F1 Score</text:p>
                <draw:g>
                  <svg:desc>Room_DDE.I1:Room_DD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Room_DDE.A2:Room_DDE.A7</svg:desc>
                </draw:g>
              </table:table-cell>
              <table:table-cell office:value-type="float" office:value="1">
                <text:p>1</text:p>
                <draw:g>
                  <svg:desc>Room_DDE.G2:Room_DDE.G7</svg:desc>
                </draw:g>
              </table:table-cell>
              <table:table-cell office:value-type="float" office:value="0.904761904761905">
                <text:p>0.904761904761905</text:p>
                <draw:g>
                  <svg:desc>Room_DDE.H2:Room_DDE.H7</svg:desc>
                </draw:g>
              </table:table-cell>
              <table:table-cell office:value-type="float" office:value="0.95">
                <text:p>0.95</text:p>
                <draw:g>
                  <svg:desc>Room_DDE.I2:Room_DDE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1">
                <text:p>1</text:p>
              </table:table-cell>
              <table:table-cell office:value-type="float" office:value="0.74">
                <text:p>0.74</text:p>
              </table:table-cell>
              <table:table-cell office:value-type="float" office:value="0.850574712643678">
                <text:p>0.850574712643678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944cm" svg:height="9.816cm" xlink:href=".." xlink:type="simple" chart:class="chart:bar" chart:style-name="ch1">
        <chart:legend chart:legend-position="end" svg:x="15.464cm" svg:y="4.111cm" style:legend-expansion="high" chart:style-name="ch2"/>
        <chart:plot-area chart:style-name="ch3" table:cell-range-address="Clicks.A2:Clicks.B7 Clicks.A1:Clicks.B1 Clicks.E1:Clicks.E7 Clicks.H1:Clicks.H7" chart:data-source-has-labels="both" svg:x="1.438cm" svg:y="0.196cm" svg:width="13.648cm" svg:height="8.394cm">
          <chartooo:coordinate-region svg:x="2.324cm" svg:y="0.396cm" svg:width="12.762cm" svg:height="7.547cm"/>
          <chart:axis chart:dimension="x" chart:name="primary-x" chart:style-name="ch4" chartooo:axis-type="text">
            <chart:title svg:x="7.682cm" svg:y="8.787cm" chart:style-name="ch5">
              <text:p>Image</text:p>
            </chart:title>
            <chart:categories table:cell-range-address="Clicks.A2:Clicks.A7"/>
          </chart:axis>
          <chart:axis chart:dimension="y" chart:name="primary-y" chart:style-name="ch6">
            <chart:title svg:x="0.451cm" svg:y="5.582cm" chart:style-name="ch7">
              <text:p>Value (clicks)</text:p>
            </chart:title>
            <chart:grid chart:style-name="ch8" chart:class="major"/>
          </chart:axis>
          <chart:series chart:style-name="ch9" chart:values-cell-range-address="Clicks.B2:Clicks.B7" chart:label-cell-address="Clicks.B1:Clicks.B1" chart:class="chart:bar">
            <chart:data-point chart:repeated="6"/>
          </chart:series>
          <chart:series chart:style-name="ch10" chart:values-cell-range-address="Clicks.E2:Clicks.E7" chart:label-cell-address="Clicks.E1:Clicks.E1" chart:class="chart:bar">
            <chart:data-point chart:repeated="6"/>
          </chart:series>
          <chart:series chart:style-name="ch11" chart:values-cell-range-address="Clicks.H2:Clicks.H7" chart:label-cell-address="Clicks.H1:Clicks.H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</text:p>
                <draw:g>
                  <svg:desc>Clicks.B1:Clicks.B1</svg:desc>
                </draw:g>
              </table:table-cell>
              <table:table-cell office:value-type="string">
                <text:p>Automatic</text:p>
                <draw:g>
                  <svg:desc>Clicks.E1:Clicks.E1</svg:desc>
                </draw:g>
              </table:table-cell>
              <table:table-cell office:value-type="string">
                <text:p>Automatic Edited</text:p>
                <draw:g>
                  <svg:desc>Clicks.H1:Click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licks.A2:Clicks.A7</svg:desc>
                </draw:g>
              </table:table-cell>
              <table:table-cell office:value-type="float" office:value="85">
                <text:p>85</text:p>
                <draw:g>
                  <svg:desc>Clicks.B2:Clicks.B7</svg:desc>
                </draw:g>
              </table:table-cell>
              <table:table-cell office:value-type="float" office:value="25">
                <text:p>25</text:p>
                <draw:g>
                  <svg:desc>Clicks.E2:Clicks.E7</svg:desc>
                </draw:g>
              </table:table-cell>
              <table:table-cell office:value-type="float" office:value="32">
                <text:p>32</text:p>
                <draw:g>
                  <svg:desc>Clicks.H2:Clicks.H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222">
                <text:p>22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222">
                <text:p>2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77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971cm" svg:height="9.816cm" xlink:href=".." xlink:type="simple" chart:class="chart:bar" chart:style-name="ch1">
        <chart:legend chart:legend-position="end" svg:x="15.491cm" svg:y="4.111cm" style:legend-expansion="high" chart:style-name="ch2"/>
        <chart:plot-area chart:style-name="ch3" table:cell-range-address="Clicks.A2:Clicks.A7 Clicks.C1:Clicks.C7 Clicks.F1:Clicks.F7 Clicks.I1:Clicks.I7" chart:data-source-has-labels="both" svg:x="1.439cm" svg:y="0.196cm" svg:width="13.673cm" svg:height="8.394cm">
          <chartooo:coordinate-region svg:x="2.325cm" svg:y="0.396cm" svg:width="12.787cm" svg:height="7.547cm"/>
          <chart:axis chart:dimension="x" chart:name="primary-x" chart:style-name="ch4" chartooo:axis-type="text">
            <chart:title svg:x="7.695cm" svg:y="8.787cm" chart:style-name="ch5">
              <text:p>Image</text:p>
            </chart:title>
            <chart:categories table:cell-range-address="Clicks.A2:Clicks.A7"/>
          </chart:axis>
          <chart:axis chart:dimension="y" chart:name="primary-y" chart:style-name="ch6">
            <chart:title svg:x="0.451cm" svg:y="5.145cm" chart:style-name="ch7">
              <text:p>Time (s)</text:p>
            </chart:title>
            <chart:grid chart:style-name="ch8" chart:class="major"/>
          </chart:axis>
          <chart:series chart:style-name="ch9" chart:values-cell-range-address="Clicks.C2:Clicks.C7" chart:label-cell-address="Clicks.C1:Clicks.C1" chart:class="chart:bar">
            <chart:data-point chart:repeated="6"/>
          </chart:series>
          <chart:series chart:style-name="ch10" chart:values-cell-range-address="Clicks.F2:Clicks.F7" chart:label-cell-address="Clicks.F1:Clicks.F1" chart:class="chart:bar">
            <chart:data-point chart:repeated="6"/>
          </chart:series>
          <chart:series chart:style-name="ch11" chart:values-cell-range-address="Clicks.I2:Clicks.I7" chart:label-cell-address="Clicks.I1:Clicks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</text:p>
                <draw:g>
                  <svg:desc>Clicks.C1:Clicks.C1</svg:desc>
                </draw:g>
              </table:table-cell>
              <table:table-cell office:value-type="string">
                <text:p>Automatic</text:p>
                <draw:g>
                  <svg:desc>Clicks.F1:Clicks.F1</svg:desc>
                </draw:g>
              </table:table-cell>
              <table:table-cell office:value-type="string">
                <text:p>Automatic Edited</text:p>
                <draw:g>
                  <svg:desc>Clicks.I1:Click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licks.A2:Clicks.A7</svg:desc>
                </draw:g>
              </table:table-cell>
              <table:table-cell office:value-type="float" office:value="170">
                <text:p>170</text:p>
                <draw:g>
                  <svg:desc>Clicks.C2:Clicks.C7</svg:desc>
                </draw:g>
              </table:table-cell>
              <table:table-cell office:value-type="float" office:value="53">
                <text:p>53</text:p>
                <draw:g>
                  <svg:desc>Clicks.F2:Clicks.F7</svg:desc>
                </draw:g>
              </table:table-cell>
              <table:table-cell office:value-type="float" office:value="103">
                <text:p>103</text:p>
                <draw:g>
                  <svg:desc>Clicks.I2:Clicks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452">
                <text:p>452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452">
                <text:p>452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182">
                <text:p>182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575cm" svg:y="4.111cm" style:legend-expansion="high" chart:style-name="ch2"/>
        <chart:plot-area chart:style-name="ch3" table:cell-range-address="CC_T1.A1:CC_T1.A7 CC_T1.G1:CC_T1.I7" chart:data-source-has-labels="column" svg:x="1.437cm" svg:y="0.196cm" svg:width="14.761cm" svg:height="8.394cm">
          <chartooo:coordinate-region svg:x="2.191cm" svg:y="0.396cm" svg:width="14.007cm" svg:height="7.547cm"/>
          <chart:axis chart:dimension="x" chart:name="primary-x" chart:style-name="ch4" chartooo:axis-type="text">
            <chart:title svg:x="8.237cm" svg:y="8.787cm" chart:style-name="ch5">
              <text:p>Image</text:p>
            </chart:title>
            <chart:categories table:cell-range-address="CC_T1.A1:CC_T1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1.G1:CC_T1.G7" chart:class="chart:bar">
            <chart:data-point chart:repeated="7"/>
          </chart:series>
          <chart:series chart:style-name="ch10" chart:values-cell-range-address="CC_T1.H1:CC_T1.H7" chart:class="chart:bar">
            <chart:data-point chart:repeated="7"/>
          </chart:series>
          <chart:series chart:style-name="ch11" chart:values-cell-range-address="CC_T1.I1:CC_T1.I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ame</text:p>
                <draw:g>
                  <svg:desc>CC_T1.A1:CC_T1.A7</svg:desc>
                </draw:g>
              </table:table-cell>
              <table:table-cell office:value-type="float" office:value="NaN">
                <text:p>NaN</text:p>
                <draw:g>
                  <svg:desc>CC_T1.G1:CC_T1.G7</svg:desc>
                </draw:g>
              </table:table-cell>
              <table:table-cell office:value-type="float" office:value="NaN">
                <text:p>NaN</text:p>
                <draw:g>
                  <svg:desc>CC_T1.H1:CC_T1.H7</svg:desc>
                </draw:g>
              </table:table-cell>
              <table:table-cell office:value-type="float" office:value="NaN">
                <text:p>NaN</text:p>
                <draw:g>
                  <svg:desc>CC_T1.I1:CC_T1.I7</svg:desc>
                </draw:g>
              </table:table-cell>
            </table:table-row>
            <table:table-row>
              <table:table-cell office:value-type="string">
                <text:p>50er_e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9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ff9900" draw:fill-color="#ff9900"/>
      <style:text-properties style:text-position="0% 100%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scatter" chart:style-name="ch1">
        <chart:legend chart:legend-position="end" svg:x="16.76cm" svg:y="4.111cm" style:legend-expansion="high" chart:style-name="ch2"/>
        <chart:plot-area chart:style-name="ch3" table:cell-range-address="Area.B1:Area.F4 Area.A2:Area.A4" chart:data-source-has-labels="column" svg:x="1.437cm" svg:y="0.196cm" svg:width="14.946cm" svg:height="8.394cm">
          <chartooo:coordinate-region svg:x="2.111cm" svg:y="0.395cm" svg:width="14.019cm" svg:height="7.548cm"/>
          <chart:axis chart:dimension="x" chart:name="primary-x" chart:style-name="ch4">
            <chart:title svg:x="8.383cm" svg:y="8.787cm" chart:style-name="ch5">
              <text:p>Room</text:p>
            </chart:title>
            <chart:grid chart:style-name="ch6" chart:class="major"/>
          </chart:axis>
          <chart:axis chart:dimension="y" chart:name="primary-y" chart:style-name="ch7">
            <chart:title svg:x="0.451cm" svg:y="5.198cm" chart:style-name="ch8">
              <text:p>Size (m²)</text:p>
            </chart:title>
            <chart:grid chart:style-name="ch6" chart:class="major"/>
          </chart:axis>
          <chart:series chart:style-name="ch9" chart:values-cell-range-address="Area.B2:Area.F2" chart:label-cell-address="Area.A2:Area.A2" chart:class="chart:scatter">
            <chart:domain table:cell-range-address="Area.B1:Area.F1"/>
            <chart:data-point chart:repeated="5"/>
          </chart:series>
          <chart:series chart:style-name="ch10" chart:values-cell-range-address="Area.B3:Area.F3" chart:label-cell-address="Area.A3:Area.A3" chart:class="chart:scatter">
            <chart:data-point chart:repeated="5"/>
          </chart:series>
          <chart:series chart:style-name="ch11" chart:values-cell-range-address="Area.B4:Area.F4" chart:label-cell-address="Area.A4:Area.A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Area.B1:Area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riginal</text:p>
                <draw:g>
                  <svg:desc>Area.A2:Area.A2</svg:desc>
                </draw:g>
              </table:table-cell>
              <table:table-cell office:value-type="float" office:value="83.2">
                <text:p>83.2</text:p>
                <draw:g>
                  <svg:desc>Area.B2:Area.F2</svg:desc>
                </draw:g>
              </table:table-cell>
              <table:table-cell office:value-type="float" office:value="11.4">
                <text:p>11.4</text:p>
              </table:table-cell>
              <table:table-cell office:value-type="float" office:value="23.5">
                <text:p>23.5</text:p>
              </table:table-cell>
              <table:table-cell office:value-type="float" office:value="23.9">
                <text:p>23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er</text:p>
                <draw:g>
                  <svg:desc>Area.A3:Area.A3</svg:desc>
                </draw:g>
              </table:table-cell>
              <table:table-cell office:value-type="float" office:value="76.86">
                <text:p>76.86</text:p>
                <draw:g>
                  <svg:desc>Area.B3:Area.F3</svg:desc>
                </draw:g>
              </table:table-cell>
              <table:table-cell office:value-type="float" office:value="9.97">
                <text:p>9.97</text:p>
              </table:table-cell>
              <table:table-cell office:value-type="float" office:value="20.91">
                <text:p>20.91</text:p>
              </table:table-cell>
              <table:table-cell office:value-type="float" office:value="20.97">
                <text:p>20.97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50er_C</text:p>
                <draw:g>
                  <svg:desc>Area.A4:Area.A4</svg:desc>
                </draw:g>
              </table:table-cell>
              <table:table-cell office:value-type="float" office:value="79.71">
                <text:p>79.71</text:p>
                <draw:g>
                  <svg:desc>Area.B4:Area.F4</svg:desc>
                </draw:g>
              </table:table-cell>
              <table:table-cell office:value-type="float" office:value="10.47">
                <text:p>10.47</text:p>
              </table:table-cell>
              <table:table-cell office:value-type="float" office:value="22.09">
                <text:p>22.09</text:p>
              </table:table-cell>
              <table:table-cell office:value-type="float" office:value="21.92">
                <text:p>21.92</text:p>
              </table:table-cell>
              <table:table-cell office:value-type="float" office:value="21.94">
                <text:p>21.9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7.025cm" svg:y="4.36cm" style:legend-expansion="high" chart:style-name="ch2"/>
        <chart:plot-area chart:style-name="ch3" table:cell-range-address="Area.A12:Area.F14" chart:data-source-has-labels="both" svg:x="1.437cm" svg:y="0.196cm" svg:width="15.211cm" svg:height="8.394cm">
          <chartooo:coordinate-region svg:x="2.402cm" svg:y="0.396cm" svg:width="14.246cm" svg:height="7.547cm"/>
          <chart:axis chart:dimension="x" chart:name="primary-x" chart:style-name="ch4" chartooo:axis-type="text">
            <chart:title svg:x="8.462cm" svg:y="8.787cm" chart:style-name="ch5">
              <text:p>Image</text:p>
            </chart:title>
            <chart:categories table:cell-range-address="Area.B12:Area.F12"/>
          </chart:axis>
          <chart:axis chart:dimension="y" chart:name="primary-y" chart:style-name="ch6">
            <chart:title svg:x="0.451cm" svg:y="5.185cm" chart:style-name="ch7">
              <text:p>Accuracy</text:p>
            </chart:title>
            <chart:grid chart:style-name="ch8" chart:class="major"/>
          </chart:axis>
          <chart:series chart:style-name="ch9" chart:values-cell-range-address="Area.B13:Area.F13" chart:label-cell-address="Area.A13:Area.A13" chart:class="chart:bar">
            <chart:data-point chart:repeated="5"/>
          </chart:series>
          <chart:series chart:style-name="ch10" chart:values-cell-range-address="Area.B14:Area.F14" chart:label-cell-address="Area.A14:Area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</text:p>
                <draw:g>
                  <svg:desc>Area.B12:Area.F12</svg:desc>
                </draw:g>
              </table:table-cell>
              <table:table-cell office:value-type="string">
                <text:p>R2</text:p>
              </table:table-cell>
              <table:table-cell office:value-type="string">
                <text:p>R3</text:p>
              </table:table-cell>
              <table:table-cell office:value-type="string">
                <text:p>R4</text:p>
              </table:table-cell>
              <table:table-cell office:value-type="string">
                <text:p>R5</text:p>
              </table:table-cell>
            </table:table-row>
          </table:table-header-rows>
          <table:table-rows>
            <table:table-row>
              <table:table-cell office:value-type="string">
                <text:p>50er</text:p>
                <draw:g>
                  <svg:desc>Area.A13:Area.A13</svg:desc>
                </draw:g>
              </table:table-cell>
              <table:table-cell office:value-type="float" office:value="0.0762019230769231">
                <text:p>0.0762019230769231</text:p>
                <draw:g>
                  <svg:desc>Area.B13:Area.F13</svg:desc>
                </draw:g>
              </table:table-cell>
              <table:table-cell office:value-type="float" office:value="0.125438596491228">
                <text:p>0.125438596491228</text:p>
              </table:table-cell>
              <table:table-cell office:value-type="float" office:value="0.110212765957447">
                <text:p>0.110212765957447</text:p>
              </table:table-cell>
              <table:table-cell office:value-type="float" office:value="0.122594142259414">
                <text:p>0.122594142259414</text:p>
              </table:table-cell>
              <table:table-cell office:value-type="float" office:value="0.0930434782608696">
                <text:p>0.0930434782608696</text:p>
              </table:table-cell>
            </table:table-row>
            <table:table-row>
              <table:table-cell office:value-type="string">
                <text:p>50er_C</text:p>
                <draw:g>
                  <svg:desc>Area.A14:Area.A14</svg:desc>
                </draw:g>
              </table:table-cell>
              <table:table-cell office:value-type="float" office:value="0.0419471153846155">
                <text:p>0.0419471153846155</text:p>
                <draw:g>
                  <svg:desc>Area.B14:Area.F14</svg:desc>
                </draw:g>
              </table:table-cell>
              <table:table-cell office:value-type="float" office:value="0.081578947368421">
                <text:p>0.081578947368421</text:p>
              </table:table-cell>
              <table:table-cell office:value-type="float" office:value="0.06">
                <text:p>0.06</text:p>
              </table:table-cell>
              <table:table-cell office:value-type="float" office:value="0.0828451882845187">
                <text:p>0.0828451882845187</text:p>
              </table:table-cell>
              <table:table-cell office:value-type="float" office:value="0.0460869565217391">
                <text:p>0.04608695652173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CC_T2.A2:CC_T2.A7 CC_T2.G1:CC_T2.I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CC_T2.A2:CC_T2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2.G2:CC_T2.G7" chart:label-cell-address="CC_T2.G1:CC_T2.G1" chart:class="chart:bar">
            <chart:data-point chart:repeated="6"/>
          </chart:series>
          <chart:series chart:style-name="ch10" chart:values-cell-range-address="CC_T2.H2:CC_T2.H7" chart:label-cell-address="CC_T2.H1:CC_T2.H1" chart:class="chart:bar">
            <chart:data-point chart:repeated="6"/>
          </chart:series>
          <chart:series chart:style-name="ch11" chart:values-cell-range-address="CC_T2.I2:CC_T2.I7" chart:label-cell-address="CC_T2.I1:CC_T2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C_T2.G1:CC_T2.G1</svg:desc>
                </draw:g>
              </table:table-cell>
              <table:table-cell office:value-type="string">
                <text:p>Recall</text:p>
                <draw:g>
                  <svg:desc>CC_T2.H1:CC_T2.H1</svg:desc>
                </draw:g>
              </table:table-cell>
              <table:table-cell office:value-type="string">
                <text:p>F1 Score</text:p>
                <draw:g>
                  <svg:desc>CC_T2.I1:CC_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T2.A2:CC_T2.A7</svg:desc>
                </draw:g>
              </table:table-cell>
              <table:table-cell office:value-type="float" office:value="0.0247678018575851">
                <text:p>0.0247678018575851</text:p>
                <draw:g>
                  <svg:desc>CC_T2.G2:CC_T2.G7</svg:desc>
                </draw:g>
              </table:table-cell>
              <table:table-cell office:value-type="float" office:value="0.615384615384615">
                <text:p>0.615384615384615</text:p>
                <draw:g>
                  <svg:desc>CC_T2.H2:CC_T2.H7</svg:desc>
                </draw:g>
              </table:table-cell>
              <table:table-cell office:value-type="float" office:value="0.0476190476190476">
                <text:p>0.0476190476190476</text:p>
                <draw:g>
                  <svg:desc>CC_T2.I2:CC_T2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0629370629370629">
                <text:p>0.0629370629370629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114666666666667">
                <text:p>0.114666666666667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191111111111111">
                <text:p>0.191111111111111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20979020979021">
                <text:p>0.020979020979021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0515463917525773">
                <text:p>0.051546391752577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CC_T3.A2:CC_T3.A7 CC_T3.G1:CC_T3.I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CC_T3.A2:CC_T3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3.G2:CC_T3.G7" chart:label-cell-address="CC_T3.G1:CC_T3.G1" chart:class="chart:bar">
            <chart:data-point chart:repeated="6"/>
          </chart:series>
          <chart:series chart:style-name="ch10" chart:values-cell-range-address="CC_T3.H2:CC_T3.H7" chart:label-cell-address="CC_T3.H1:CC_T3.H1" chart:class="chart:bar">
            <chart:data-point chart:repeated="6"/>
          </chart:series>
          <chart:series chart:style-name="ch11" chart:values-cell-range-address="CC_T3.I2:CC_T3.I7" chart:label-cell-address="CC_T3.I1:CC_T3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C_T3.G1:CC_T3.G1</svg:desc>
                </draw:g>
              </table:table-cell>
              <table:table-cell office:value-type="string">
                <text:p>Recall</text:p>
                <draw:g>
                  <svg:desc>CC_T3.H1:CC_T3.H1</svg:desc>
                </draw:g>
              </table:table-cell>
              <table:table-cell office:value-type="string">
                <text:p>F1 Score</text:p>
                <draw:g>
                  <svg:desc>CC_T3.I1:CC_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T3.A2:CC_T3.A7</svg:desc>
                </draw:g>
              </table:table-cell>
              <table:table-cell office:value-type="float" office:value="0.111111111111111">
                <text:p>0.111111111111111</text:p>
                <draw:g>
                  <svg:desc>CC_T3.G2:CC_T3.G7</svg:desc>
                </draw:g>
              </table:table-cell>
              <table:table-cell office:value-type="float" office:value="1">
                <text:p>1</text:p>
                <draw:g>
                  <svg:desc>CC_T3.H2:CC_T3.H7</svg:desc>
                </draw:g>
              </table:table-cell>
              <table:table-cell office:value-type="float" office:value="0.2">
                <text:p>0.2</text:p>
                <draw:g>
                  <svg:desc>CC_T3.I2:CC_T3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1">
                <text:p>1</text:p>
              </table:table-cell>
              <table:table-cell office:value-type="float" office:value="0.342105263157895">
                <text:p>0.342105263157895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437299035369775">
                <text:p>0.437299035369775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219047619047619">
                <text:p>0.219047619047619</text:p>
              </table:table-cell>
              <table:table-cell office:value-type="float" office:value="0.92">
                <text:p>0.92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347826086956522">
                <text:p>0.347826086956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bar" chart:style-name="ch1">
        <chart:legend chart:legend-position="end" svg:x="16.099cm" svg:y="4.111cm" style:legend-expansion="high" chart:style-name="ch2"/>
        <chart:plot-area chart:style-name="ch3" table:cell-range-address="CC_T3_PolyDP.A2:CC_T3_PolyDP.A7 CC_T3_PolyDP.G1:CC_T3_PolyDP.I7" chart:data-source-has-labels="both" svg:x="1.427cm" svg:y="0.196cm" svg:width="14.305cm" svg:height="8.394cm">
          <chartooo:coordinate-region svg:x="2.181cm" svg:y="0.396cm" svg:width="13.551cm" svg:height="7.547cm"/>
          <chart:axis chart:dimension="x" chart:name="primary-x" chart:style-name="ch4" chartooo:axis-type="text">
            <chart:title svg:x="7.999cm" svg:y="8.787cm" chart:style-name="ch5">
              <text:p>Image</text:p>
            </chart:title>
            <chart:categories table:cell-range-address="CC_T3_PolyDP.A2:CC_T3_PolyDP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3_PolyDP.G2:CC_T3_PolyDP.G7" chart:label-cell-address="CC_T3_PolyDP.G1:CC_T3_PolyDP.G1" chart:class="chart:bar">
            <chart:data-point chart:repeated="6"/>
          </chart:series>
          <chart:series chart:style-name="ch10" chart:values-cell-range-address="CC_T3_PolyDP.H2:CC_T3_PolyDP.H7" chart:label-cell-address="CC_T3_PolyDP.H1:CC_T3_PolyDP.H1" chart:class="chart:bar">
            <chart:data-point chart:repeated="6"/>
          </chart:series>
          <chart:series chart:style-name="ch11" chart:values-cell-range-address="CC_T3_PolyDP.I2:CC_T3_PolyDP.I7" chart:label-cell-address="CC_T3_PolyDP.I1:CC_T3_PolyDP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C_T3_PolyDP.G1:CC_T3_PolyDP.G1</svg:desc>
                </draw:g>
              </table:table-cell>
              <table:table-cell office:value-type="string">
                <text:p>Recall</text:p>
                <draw:g>
                  <svg:desc>CC_T3_PolyDP.H1:CC_T3_PolyDP.H1</svg:desc>
                </draw:g>
              </table:table-cell>
              <table:table-cell office:value-type="string">
                <text:p>F1 Score</text:p>
                <draw:g>
                  <svg:desc>CC_T3_PolyDP.I1:CC_T3_PolyDP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T3_PolyDP.A2:CC_T3_PolyDP.A7</svg:desc>
                </draw:g>
              </table:table-cell>
              <table:table-cell office:value-type="float" office:value="0.0740740740740741">
                <text:p>0.0740740740740741</text:p>
                <draw:g>
                  <svg:desc>CC_T3_PolyDP.G2:CC_T3_PolyDP.G7</svg:desc>
                </draw:g>
              </table:table-cell>
              <table:table-cell office:value-type="float" office:value="0.153846153846154">
                <text:p>0.153846153846154</text:p>
                <draw:g>
                  <svg:desc>CC_T3_PolyDP.H2:CC_T3_PolyDP.H7</svg:desc>
                </draw:g>
              </table:table-cell>
              <table:table-cell office:value-type="float" office:value="0.1">
                <text:p>0.1</text:p>
                <draw:g>
                  <svg:desc>CC_T3_PolyDP.I2:CC_T3_PolyDP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2">
                <text:p>0.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64">
                <text:p>0.64</text:p>
              </table:table-cell>
              <table:table-cell office:value-type="float" office:value="0.446511627906977">
                <text:p>0.446511627906977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348484848484848">
                <text:p>0.348484848484848</text:p>
              </table:table-cell>
              <table:table-cell office:value-type="float" office:value="0.92">
                <text:p>0.92</text:p>
              </table:table-cell>
              <table:table-cell office:value-type="float" office:value="0.505494505494506">
                <text:p>0.505494505494506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25">
                <text:p>0.2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24324324324324">
                <text:p>0.324324324324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389cm" svg:height="9.816cm" xlink:href=".." xlink:type="simple" chart:class="chart:bar" chart:style-name="ch1">
        <chart:legend chart:legend-position="end" svg:x="16.099cm" svg:y="4.111cm" style:legend-expansion="high" chart:style-name="ch2"/>
        <chart:plot-area chart:style-name="ch3" table:cell-range-address="CC_T4.A2:CC_T4.A7 CC_T4.G1:CC_T4.I7" chart:data-source-has-labels="both" svg:x="1.427cm" svg:y="0.196cm" svg:width="14.305cm" svg:height="8.394cm">
          <chartooo:coordinate-region svg:x="2.181cm" svg:y="0.396cm" svg:width="13.551cm" svg:height="7.547cm"/>
          <chart:axis chart:dimension="x" chart:name="primary-x" chart:style-name="ch4" chartooo:axis-type="text">
            <chart:title svg:x="7.999cm" svg:y="8.787cm" chart:style-name="ch5">
              <text:p>Image</text:p>
            </chart:title>
            <chart:categories table:cell-range-address="CC_T4.A2:CC_T4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4.G2:CC_T4.G7" chart:label-cell-address="CC_T4.G1:CC_T4.G1" chart:class="chart:bar">
            <chart:data-point chart:repeated="6"/>
          </chart:series>
          <chart:series chart:style-name="ch10" chart:values-cell-range-address="CC_T4.H2:CC_T4.H7" chart:label-cell-address="CC_T4.H1:CC_T4.H1" chart:class="chart:bar">
            <chart:data-point chart:repeated="6"/>
          </chart:series>
          <chart:series chart:style-name="ch11" chart:values-cell-range-address="CC_T4.I2:CC_T4.I7" chart:label-cell-address="CC_T4.I1:CC_T4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C_T4.G1:CC_T4.G1</svg:desc>
                </draw:g>
              </table:table-cell>
              <table:table-cell office:value-type="string">
                <text:p>Recall</text:p>
                <draw:g>
                  <svg:desc>CC_T4.H1:CC_T4.H1</svg:desc>
                </draw:g>
              </table:table-cell>
              <table:table-cell office:value-type="string">
                <text:p>F1 Score</text:p>
                <draw:g>
                  <svg:desc>CC_T4.I1:CC_T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T4.A2:CC_T4.A7</svg:desc>
                </draw:g>
              </table:table-cell>
              <table:table-cell office:value-type="float" office:value="0.222222222222222">
                <text:p>0.222222222222222</text:p>
                <draw:g>
                  <svg:desc>CC_T4.G2:CC_T4.G7</svg:desc>
                </draw:g>
              </table:table-cell>
              <table:table-cell office:value-type="float" office:value="1">
                <text:p>1</text:p>
                <draw:g>
                  <svg:desc>CC_T4.H2:CC_T4.H7</svg:desc>
                </draw:g>
              </table:table-cell>
              <table:table-cell office:value-type="float" office:value="0.363636363636364">
                <text:p>0.363636363636364</text:p>
                <draw:g>
                  <svg:desc>CC_T4.I2:CC_T4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0.604651162790698">
                <text:p>0.604651162790698</text:p>
              </table:table-cell>
              <table:table-cell office:value-type="float" office:value="1">
                <text:p>1</text:p>
              </table:table-cell>
              <table:table-cell office:value-type="float" office:value="0.753623188405797">
                <text:p>0.753623188405797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284518828451883">
                <text:p>0.28451882845188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43312101910828">
                <text:p>0.43312101910828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277551020408163">
                <text:p>0.27755102040816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.412698412698413">
                <text:p>0.412698412698413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787878787878788">
                <text:p>0.7878787878787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601cm" svg:y="4.111cm" style:legend-expansion="high" chart:style-name="ch2"/>
        <chart:plot-area chart:style-name="ch3" table:cell-range-address="CC_T5.A2:CC_T5.A7 CC_T5.G1:CC_T5.I7" chart:data-source-has-labels="both" svg:x="1.437cm" svg:y="0.196cm" svg:width="14.787cm" svg:height="8.394cm">
          <chartooo:coordinate-region svg:x="2.191cm" svg:y="0.396cm" svg:width="14.033cm" svg:height="7.547cm"/>
          <chart:axis chart:dimension="x" chart:name="primary-x" chart:style-name="ch4" chartooo:axis-type="text">
            <chart:title svg:x="8.25cm" svg:y="8.787cm" chart:style-name="ch5">
              <text:p>Image</text:p>
            </chart:title>
            <chart:categories table:cell-range-address="CC_T5.A2:CC_T5.A7"/>
          </chart:axis>
          <chart:axis chart:dimension="y" chart:name="primary-y" chart:style-name="ch6">
            <chart:title svg:x="0.451cm" svg:y="4.907cm" chart:style-name="ch7">
              <text:p>Value</text:p>
            </chart:title>
            <chart:grid chart:style-name="ch8" chart:class="major"/>
          </chart:axis>
          <chart:series chart:style-name="ch9" chart:values-cell-range-address="CC_T5.G2:CC_T5.G7" chart:label-cell-address="CC_T5.G1:CC_T5.G1" chart:class="chart:bar">
            <chart:data-point chart:repeated="6"/>
          </chart:series>
          <chart:series chart:style-name="ch10" chart:values-cell-range-address="CC_T5.H2:CC_T5.H7" chart:label-cell-address="CC_T5.H1:CC_T5.H1" chart:class="chart:bar">
            <chart:data-point chart:repeated="6"/>
          </chart:series>
          <chart:series chart:style-name="ch11" chart:values-cell-range-address="CC_T5.I2:CC_T5.I7" chart:label-cell-address="CC_T5.I1:CC_T5.I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CC_T5.G1:CC_T5.G1</svg:desc>
                </draw:g>
              </table:table-cell>
              <table:table-cell office:value-type="string">
                <text:p>Recall</text:p>
                <draw:g>
                  <svg:desc>CC_T5.H1:CC_T5.H1</svg:desc>
                </draw:g>
              </table:table-cell>
              <table:table-cell office:value-type="string">
                <text:p>F1 Score</text:p>
                <draw:g>
                  <svg:desc>CC_T5.I1:CC_T5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T5.A2:CC_T5.A7</svg:desc>
                </draw:g>
              </table:table-cell>
              <table:table-cell office:value-type="float" office:value="0.787878787878788">
                <text:p>0.787878787878788</text:p>
                <draw:g>
                  <svg:desc>CC_T5.G2:CC_T5.G7</svg:desc>
                </draw:g>
              </table:table-cell>
              <table:table-cell office:value-type="float" office:value="1">
                <text:p>1</text:p>
                <draw:g>
                  <svg:desc>CC_T5.H2:CC_T5.H7</svg:desc>
                </draw:g>
              </table:table-cell>
              <table:table-cell office:value-type="float" office:value="0.88135593220339">
                <text:p>0.88135593220339</text:p>
                <draw:g>
                  <svg:desc>CC_T5.I2:CC_T5.I7</svg:desc>
                </draw:g>
              </table:table-cell>
            </table:table-row>
            <table:table-row>
              <table:table-cell office:value-type="string">
                <text:p>50er_eg_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1OG</text:p>
              </table:table-cell>
              <table:table-cell office:value-type="float" office:value="0.635593220338983">
                <text:p>0.635593220338983</text:p>
              </table:table-cell>
              <table:table-cell office:value-type="float" office:value="1">
                <text:p>1</text:p>
              </table:table-cell>
              <table:table-cell office:value-type="float" office:value="0.77720207253886">
                <text:p>0.77720207253886</text:p>
              </table:table-cell>
            </table:table-row>
            <table:table-row>
              <table:table-cell office:value-type="string">
                <text:p>A_1OG_C</text:p>
              </table:table-cell>
              <table:table-cell office:value-type="float" office:value="0.604838709677419">
                <text:p>0.604838709677419</text:p>
              </table:table-cell>
              <table:table-cell office:value-type="float" office:value="1">
                <text:p>1</text:p>
              </table:table-cell>
              <table:table-cell office:value-type="float" office:value="0.753768844221105">
                <text:p>0.753768844221105</text:p>
              </table:table-cell>
            </table:table-row>
            <table:table-row>
              <table:table-cell office:value-type="string">
                <text:p>A_N1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A_N1_C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  <table:table-cell office:value-type="float" office:value="0.896551724137931">
                <text:p>0.8965517241379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91cm" svg:height="9.815cm" xlink:href=".." xlink:type="simple" chart:class="chart:line" chart:style-name="ch1">
        <chart:legend chart:legend-position="end" svg:x="15.907cm" svg:y="3.363cm" style:legend-expansion="high" chart:style-name="ch2"/>
        <chart:plot-area chart:style-name="ch3" table:cell-range-address="CC_EVAL.A3:CC_EVAL.G9" chart:data-source-has-labels="both" svg:x="1.437cm" svg:y="0.196cm" svg:width="14.093cm" svg:height="8.393cm">
          <chartooo:coordinate-region svg:x="2.191cm" svg:y="0.395cm" svg:width="12.861cm" svg:height="7.547cm"/>
          <chart:axis chart:dimension="x" chart:name="primary-x" chart:style-name="ch4" chartooo:axis-type="text">
            <chart:title svg:x="6.99cm" svg:y="8.786cm" chart:style-name="ch5">
              <text:p>Training Iteration</text:p>
            </chart:title>
            <chart:categories table:cell-range-address="CC_EVAL.B3:CC_EVAL.G3"/>
          </chart:axis>
          <chart:axis chart:dimension="y" chart:name="primary-y" chart:style-name="ch6">
            <chart:title svg:x="0.451cm" svg:y="5.224cm" chart:style-name="ch7">
              <text:p>Precision</text:p>
            </chart:title>
            <chart:grid chart:style-name="ch8" chart:class="major"/>
          </chart:axis>
          <chart:series chart:style-name="ch9" chart:values-cell-range-address="CC_EVAL.B4:CC_EVAL.G4" chart:label-cell-address="CC_EVAL.A4:CC_EVAL.A4" chart:class="chart:line">
            <chart:data-point chart:repeated="6"/>
          </chart:series>
          <chart:series chart:style-name="ch10" chart:values-cell-range-address="CC_EVAL.B5:CC_EVAL.G5" chart:label-cell-address="CC_EVAL.A5:CC_EVAL.A5" chart:class="chart:line">
            <chart:data-point chart:repeated="6"/>
          </chart:series>
          <chart:series chart:style-name="ch11" chart:values-cell-range-address="CC_EVAL.B6:CC_EVAL.G6" chart:label-cell-address="CC_EVAL.A6:CC_EVAL.A6" chart:class="chart:line">
            <chart:data-point chart:repeated="6"/>
          </chart:series>
          <chart:series chart:style-name="ch12" chart:values-cell-range-address="CC_EVAL.B7:CC_EVAL.G7" chart:label-cell-address="CC_EVAL.A7:CC_EVAL.A7" chart:class="chart:line">
            <chart:data-point chart:repeated="6"/>
          </chart:series>
          <chart:series chart:style-name="ch13" chart:values-cell-range-address="CC_EVAL.B8:CC_EVAL.G8" chart:label-cell-address="CC_EVAL.A8:CC_EVAL.A8" chart:class="chart:line">
            <chart:data-point chart:repeated="6"/>
          </chart:series>
          <chart:series chart:style-name="ch14" chart:values-cell-range-address="CC_EVAL.B9:CC_EVAL.G9" chart:label-cell-address="CC_EVAL.A9:CC_EVAL.A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C_EVAL.B3:CC_EVAL.G3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EVAL.A4:CC_EVAL.A4</svg:desc>
                </draw:g>
              </table:table-cell>
              <table:table-cell office:value-type="float" office:value="0">
                <text:p>0</text:p>
                <draw:g>
                  <svg:desc>CC_EVAL.B4:CC_EVAL.G4</svg:desc>
                </draw:g>
              </table:table-cell>
              <table:table-cell office:value-type="float" office:value="0.0247678018575851">
                <text:p>0.024767801857585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string">
                <text:p>50er_eg_C</text:p>
                <draw:g>
                  <svg:desc>CC_EVAL.A5:CC_EVAL.A5</svg:desc>
                </draw:g>
              </table:table-cell>
              <table:table-cell office:value-type="float" office:value="1">
                <text:p>1</text:p>
                <draw:g>
                  <svg:desc>CC_EVAL.B5:CC_EVAL.G5</svg:desc>
                </draw:g>
              </table:table-cell>
              <table:table-cell office:value-type="float" office:value="0.0629370629370629">
                <text:p>0.0629370629370629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0.2">
                <text:p>0.2</text:p>
              </table:table-cell>
              <table:table-cell office:value-type="float" office:value="0.604651162790698">
                <text:p>0.604651162790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1OG</text:p>
                <draw:g>
                  <svg:desc>CC_EVAL.A6:CC_EVAL.A6</svg:desc>
                </draw:g>
              </table:table-cell>
              <table:table-cell office:value-type="float" office:value="0">
                <text:p>0</text:p>
                <draw:g>
                  <svg:desc>CC_EVAL.B6:CC_EVAL.G6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284518828451883">
                <text:p>0.284518828451883</text:p>
              </table:table-cell>
              <table:table-cell office:value-type="float" office:value="0.635593220338983">
                <text:p>0.635593220338983</text:p>
              </table:table-cell>
            </table:table-row>
            <table:table-row>
              <table:table-cell office:value-type="string">
                <text:p>A_1OG_C</text:p>
                <draw:g>
                  <svg:desc>CC_EVAL.A7:CC_EVAL.A7</svg:desc>
                </draw:g>
              </table:table-cell>
              <table:table-cell office:value-type="float" office:value="0">
                <text:p>0</text:p>
                <draw:g>
                  <svg:desc>CC_EVAL.B7:CC_EVAL.G7</svg:desc>
                </draw:g>
              </table:table-cell>
              <table:table-cell office:value-type="float" office:value="0.114666666666667">
                <text:p>0.114666666666667</text:p>
              </table:table-cell>
              <table:table-cell office:value-type="float" office:value="0.219047619047619">
                <text:p>0.219047619047619</text:p>
              </table:table-cell>
              <table:table-cell office:value-type="float" office:value="0.348484848484848">
                <text:p>0.348484848484848</text:p>
              </table:table-cell>
              <table:table-cell office:value-type="float" office:value="0.277551020408163">
                <text:p>0.277551020408163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A_N1</text:p>
                <draw:g>
                  <svg:desc>CC_EVAL.A8:CC_EVAL.A8</svg:desc>
                </draw:g>
              </table:table-cell>
              <table:table-cell office:value-type="float" office:value="0">
                <text:p>0</text:p>
                <draw:g>
                  <svg:desc>CC_EVAL.B8:CC_EVAL.G8</svg:desc>
                </draw:g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N1_C</text:p>
                <draw:g>
                  <svg:desc>CC_EVAL.A9:CC_EVAL.A9</svg:desc>
                </draw:g>
              </table:table-cell>
              <table:table-cell office:value-type="float" office:value="0">
                <text:p>0</text:p>
                <draw:g>
                  <svg:desc>CC_EVAL.B9:CC_EVAL.G9</svg:desc>
                </draw:g>
              </table:table-cell>
              <table:table-cell office:value-type="float" office:value="0.0515463917525773">
                <text:p>0.051546391752577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891cm" svg:height="9.815cm" xlink:href=".." xlink:type="simple" chart:class="chart:line" chart:style-name="ch1">
        <chart:legend chart:legend-position="end" svg:x="15.907cm" svg:y="3.363cm" style:legend-expansion="high" chart:style-name="ch2"/>
        <chart:plot-area chart:style-name="ch3" table:cell-range-address="CC_EVAL.B3:CC_EVAL.G3 CC_EVAL.A12:CC_EVAL.G17" chart:data-source-has-labels="both" svg:x="1.437cm" svg:y="0.196cm" svg:width="14.093cm" svg:height="8.393cm">
          <chartooo:coordinate-region svg:x="2.191cm" svg:y="0.395cm" svg:width="12.861cm" svg:height="7.547cm"/>
          <chart:axis chart:dimension="x" chart:name="primary-x" chart:style-name="ch4" chartooo:axis-type="text">
            <chart:title svg:x="6.99cm" svg:y="8.786cm" chart:style-name="ch5">
              <text:p>Training Iteration</text:p>
            </chart:title>
            <chart:categories table:cell-range-address="CC_EVAL.B3:CC_EVAL.G3"/>
          </chart:axis>
          <chart:axis chart:dimension="y" chart:name="primary-y" chart:style-name="ch6">
            <chart:title svg:x="0.451cm" svg:y="4.946cm" chart:style-name="ch7">
              <text:p>Recall</text:p>
            </chart:title>
            <chart:grid chart:style-name="ch8" chart:class="major"/>
          </chart:axis>
          <chart:series chart:style-name="ch9" chart:values-cell-range-address="CC_EVAL.B12:CC_EVAL.G12" chart:label-cell-address="CC_EVAL.A12:CC_EVAL.A12" chart:class="chart:line">
            <chart:data-point chart:repeated="6"/>
          </chart:series>
          <chart:series chart:style-name="ch10" chart:values-cell-range-address="CC_EVAL.B13:CC_EVAL.G13" chart:label-cell-address="CC_EVAL.A13:CC_EVAL.A13" chart:class="chart:line">
            <chart:data-point chart:repeated="6"/>
          </chart:series>
          <chart:series chart:style-name="ch11" chart:values-cell-range-address="CC_EVAL.B14:CC_EVAL.G14" chart:label-cell-address="CC_EVAL.A14:CC_EVAL.A14" chart:class="chart:line">
            <chart:data-point chart:repeated="6"/>
          </chart:series>
          <chart:series chart:style-name="ch12" chart:values-cell-range-address="CC_EVAL.B15:CC_EVAL.G15" chart:label-cell-address="CC_EVAL.A15:CC_EVAL.A15" chart:class="chart:line">
            <chart:data-point chart:repeated="6"/>
          </chart:series>
          <chart:series chart:style-name="ch13" chart:values-cell-range-address="CC_EVAL.B16:CC_EVAL.G16" chart:label-cell-address="CC_EVAL.A16:CC_EVAL.A16" chart:class="chart:line">
            <chart:data-point chart:repeated="6"/>
          </chart:series>
          <chart:series chart:style-name="ch14" chart:values-cell-range-address="CC_EVAL.B17:CC_EVAL.G17" chart:label-cell-address="CC_EVAL.A17:CC_EVAL.A1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_T1</text:p>
                <draw:g>
                  <svg:desc>CC_EVAL.B3:CC_EVAL.G3</svg:desc>
                </draw:g>
              </table:table-cell>
              <table:table-cell office:value-type="string">
                <text:p>CC_T2</text:p>
              </table:table-cell>
              <table:table-cell office:value-type="string">
                <text:p>CC_T3</text:p>
              </table:table-cell>
              <table:table-cell office:value-type="string">
                <text:p>CC_T3_PolyDP</text:p>
              </table:table-cell>
              <table:table-cell office:value-type="string">
                <text:p>CC_T4</text:p>
              </table:table-cell>
              <table:table-cell office:value-type="string">
                <text:p>CC_T5</text:p>
              </table:table-cell>
            </table:table-row>
          </table:table-header-rows>
          <table:table-rows>
            <table:table-row>
              <table:table-cell office:value-type="string">
                <text:p>50er_eg</text:p>
                <draw:g>
                  <svg:desc>CC_EVAL.A12:CC_EVAL.A12</svg:desc>
                </draw:g>
              </table:table-cell>
              <table:table-cell office:value-type="float" office:value="0">
                <text:p>0</text:p>
                <draw:g>
                  <svg:desc>CC_EVAL.B12:CC_EVAL.G12</svg:desc>
                </draw:g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">
                <text:p>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er_eg_C</text:p>
                <draw:g>
                  <svg:desc>CC_EVAL.A13:CC_EVAL.A13</svg:desc>
                </draw:g>
              </table:table-cell>
              <table:table-cell office:value-type="float" office:value="0.0769230769230769">
                <text:p>0.0769230769230769</text:p>
                <draw:g>
                  <svg:desc>CC_EVAL.B13:CC_EVAL.G13</svg:desc>
                </draw:g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1OG</text:p>
                <draw:g>
                  <svg:desc>CC_EVAL.A14:CC_EVAL.A14</svg:desc>
                </draw:g>
              </table:table-cell>
              <table:table-cell office:value-type="float" office:value="0">
                <text:p>0</text:p>
                <draw:g>
                  <svg:desc>CC_EVAL.B14:CC_EVAL.G14</svg:desc>
                </draw:g>
              </table:table-cell>
              <table:table-cell office:value-type="float" office:value="0.32">
                <text:p>0.3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64">
                <text:p>0.64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1OG_C</text:p>
                <draw:g>
                  <svg:desc>CC_EVAL.A15:CC_EVAL.A15</svg:desc>
                </draw:g>
              </table:table-cell>
              <table:table-cell office:value-type="float" office:value="0">
                <text:p>0</text:p>
                <draw:g>
                  <svg:desc>CC_EVAL.B15:CC_EVAL.G15</svg:desc>
                </draw:g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N1</text:p>
                <draw:g>
                  <svg:desc>CC_EVAL.A16:CC_EVAL.A16</svg:desc>
                </draw:g>
              </table:table-cell>
              <table:table-cell office:value-type="float" office:value="0">
                <text:p>0</text:p>
                <draw:g>
                  <svg:desc>CC_EVAL.B16:CC_EVAL.G16</svg:desc>
                </draw:g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_N1_C</text:p>
                <draw:g>
                  <svg:desc>CC_EVAL.A17:CC_EVAL.A17</svg:desc>
                </draw:g>
              </table:table-cell>
              <table:table-cell office:value-type="float" office:value="0">
                <text:p>0</text:p>
                <draw:g>
                  <svg:desc>CC_EVAL.B17:CC_EVAL.G17</svg:desc>
                </draw:g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